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b8e00" draw:opacity="50%" loext:decorative="false"/>
    </style:style>
    <style:style style:name="gr2" style:family="graphic" style:parent-style-name="standard">
      <style:graphic-properties draw:stroke="none" draw:fill="solid" draw:fill-color="#aea200" draw:opacity="50%" loext:decorative="false"/>
    </style:style>
    <style:style style:name="gr3" style:family="graphic" style:parent-style-name="standard">
      <style:graphic-properties draw:stroke="none" draw:fill="solid" draw:fill-color="#64b200" draw:opacity="50%" loext:decorative="false"/>
    </style:style>
    <style:style style:name="gr4" style:family="graphic" style:parent-style-name="standard">
      <style:graphic-properties draw:stroke="none" draw:fill="solid" draw:fill-color="#00c1a7" draw:opacity="50%" loext:decorative="false"/>
    </style:style>
    <style:style style:name="gr5" style:family="graphic" style:parent-style-name="standard">
      <style:graphic-properties draw:stroke="none" draw:fill="solid" draw:fill-color="#00bd5c" draw:opacity="50%" loext:decorative="false"/>
    </style:style>
    <style:style style:name="gr6" style:family="graphic" style:parent-style-name="standard">
      <style:graphic-properties draw:stroke="none" draw:fill="solid" draw:fill-color="#00a6ff" draw:opacity="50%" loext:decorative="false"/>
    </style:style>
    <style:style style:name="gr7" style:family="graphic" style:parent-style-name="standard">
      <style:graphic-properties draw:stroke="none" draw:fill="solid" draw:fill-color="#00bade" draw:opacity="50%" loext:decorative="false"/>
    </style:style>
    <style:style style:name="gr8" style:family="graphic" style:parent-style-name="standard">
      <style:graphic-properties draw:stroke="none" draw:fill="solid" draw:fill-color="#db8e00" loext:decorative="false"/>
    </style:style>
    <style:style style:name="gr9" style:family="graphic" style:parent-style-name="standard">
      <style:graphic-properties draw:stroke="none" draw:fill="solid" draw:fill-color="#aea200" loext:decorative="false"/>
    </style:style>
    <style:style style:name="gr10" style:family="graphic" style:parent-style-name="standard">
      <style:graphic-properties draw:stroke="none" draw:fill="solid" draw:fill-color="#64b200" loext:decorative="false"/>
    </style:style>
    <style:style style:name="gr11" style:family="graphic" style:parent-style-name="standard">
      <style:graphic-properties draw:stroke="none" draw:fill="solid" draw:fill-color="#00bd5c" loext:decorative="false"/>
    </style:style>
    <style:style style:name="gr12" style:family="graphic" style:parent-style-name="standard">
      <style:graphic-properties draw:stroke="none" draw:fill="solid" draw:fill-color="#00c1a7" loext:decorative="false"/>
    </style:style>
    <style:style style:name="gr13" style:family="graphic" style:parent-style-name="standard">
      <style:graphic-properties draw:stroke="none" draw:fill="solid" draw:fill-color="#00bade" loext:decorative="false"/>
    </style:style>
    <style:style style:name="gr14" style:family="graphic" style:parent-style-name="standard">
      <style:graphic-properties draw:stroke="none" draw:fill="solid" draw:fill-color="#00a6ff" loext:decorative="false"/>
    </style:style>
    <style:style style:name="gr15" style:family="graphic" style:parent-style-name="standard">
      <style:graphic-properties draw:stroke="none" draw:fill="solid" draw:fill-color="#b385ff" loext:decorative="false"/>
    </style:style>
    <style:style style:name="gr16" style:family="graphic" style:parent-style-name="standard">
      <style:graphic-properties draw:stroke="none" draw:fill="solid" draw:fill-color="#ef67eb" loext:decorative="false"/>
    </style:style>
    <style:style style:name="gr17" style:family="graphic" style:parent-style-name="standard">
      <style:graphic-properties draw:stroke="none" draw:fill="solid" draw:fill-color="#ff63b6" loext:decorative="false"/>
    </style:style>
    <style:style style:name="gr18" style:family="graphic" style:parent-style-name="standard">
      <style:graphic-properties draw:stroke="none" draw:fill="solid" draw:fill-color="#f8766d" draw:opacity="50%" loext:decorative="false"/>
    </style:style>
    <style:style style:name="gr19" style:family="graphic" style:parent-style-name="standard">
      <style:graphic-properties draw:stroke="none" draw:fill="solid" draw:fill-color="#f8766d" loext:decorative="false"/>
    </style:style>
    <style:style style:name="gr20" style:family="graphic" style:parent-style-name="standard">
      <style:graphic-properties draw:stroke="none" draw:fill="none" draw:textarea-horizontal-align="left" draw:textarea-vertical-align="top" draw:auto-grow-height="true" draw:auto-grow-width="true" fo:min-height="0.391cm" fo:min-width="2.102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319cm" fo:min-width="0.761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19cm" fo:min-width="1.132cm" fo:padding-top="0cm" fo:padding-bottom="0cm" fo:padding-left="0cm" fo:padding-right="0cm" loext:decorative="false"/>
      <style:paragraph-properties style:writing-mode="lr-tb"/>
    </style:style>
    <style:style style:name="gr23" style:family="graphic">
      <style:graphic-properties style:writing-mode="lr-tb" loext:decorative="false"/>
    </style:style>
    <style:style style:name="gr24" style:family="graphic">
      <style:graphic-properties loext:decorative="false"/>
    </style:style>
    <style:style style:name="gr25" style:family="graphic" style:parent-style-name="standard">
      <style:graphic-properties draw:stroke="none" draw:fill="solid" draw:fill-color="#00a6ff" draw:opacity="50%" draw:textarea-horizontal-align="center" draw:textarea-vertical-align="middle" loext:decorative="false"/>
    </style:style>
    <style:style style:name="gr26" style:family="graphic" style:parent-style-name="standard">
      <style:graphic-properties draw:stroke="none" draw:fill="solid" draw:fill-color="#aea200" draw:opacity="50%" draw:textarea-horizontal-align="center" draw:textarea-vertical-align="middle" loext:decorative="false"/>
    </style:style>
    <style:style style:name="P1" style:family="paragraph">
      <loext:graphic-properties draw:fill="solid" draw:fill-color="#db8e00" draw:opacity="50%"/>
    </style:style>
    <style:style style:name="P2" style:family="paragraph">
      <loext:graphic-properties draw:fill="solid" draw:fill-color="#aea200" draw:opacity="50%"/>
    </style:style>
    <style:style style:name="P3" style:family="paragraph">
      <loext:graphic-properties draw:fill="solid" draw:fill-color="#64b200" draw:opacity="50%"/>
    </style:style>
    <style:style style:name="P4" style:family="paragraph">
      <loext:graphic-properties draw:fill="solid" draw:fill-color="#00c1a7" draw:opacity="50%"/>
    </style:style>
    <style:style style:name="P5" style:family="paragraph">
      <loext:graphic-properties draw:fill="solid" draw:fill-color="#00bd5c" draw:opacity="50%"/>
    </style:style>
    <style:style style:name="P6" style:family="paragraph">
      <loext:graphic-properties draw:fill="solid" draw:fill-color="#00a6ff" draw:opacity="50%"/>
    </style:style>
    <style:style style:name="P7" style:family="paragraph">
      <loext:graphic-properties draw:fill="solid" draw:fill-color="#00bade" draw:opacity="50%"/>
    </style:style>
    <style:style style:name="P8" style:family="paragraph">
      <loext:graphic-properties draw:fill="solid" draw:fill-color="#db8e00"/>
    </style:style>
    <style:style style:name="P9" style:family="paragraph">
      <loext:graphic-properties draw:fill="solid" draw:fill-color="#aea200"/>
    </style:style>
    <style:style style:name="P10" style:family="paragraph">
      <loext:graphic-properties draw:fill="solid" draw:fill-color="#64b200"/>
    </style:style>
    <style:style style:name="P11" style:family="paragraph">
      <loext:graphic-properties draw:fill="solid" draw:fill-color="#00bd5c"/>
    </style:style>
    <style:style style:name="P12" style:family="paragraph">
      <loext:graphic-properties draw:fill="solid" draw:fill-color="#00c1a7"/>
    </style:style>
    <style:style style:name="P13" style:family="paragraph">
      <loext:graphic-properties draw:fill="solid" draw:fill-color="#00bade"/>
    </style:style>
    <style:style style:name="P14" style:family="paragraph">
      <loext:graphic-properties draw:fill="solid" draw:fill-color="#00a6ff"/>
    </style:style>
    <style:style style:name="P15" style:family="paragraph">
      <loext:graphic-properties draw:fill="solid" draw:fill-color="#b385ff"/>
    </style:style>
    <style:style style:name="P16" style:family="paragraph">
      <loext:graphic-properties draw:fill="solid" draw:fill-color="#ef67eb"/>
    </style:style>
    <style:style style:name="P17" style:family="paragraph">
      <loext:graphic-properties draw:fill="solid" draw:fill-color="#ff63b6"/>
    </style:style>
    <style:style style:name="P18" style:family="paragraph">
      <loext:graphic-properties draw:fill="solid" draw:fill-color="#f8766d" draw:opacity="50%"/>
    </style:style>
    <style:style style:name="P19" style:family="paragraph">
      <loext:graphic-properties draw:fill="solid" draw:fill-color="#f8766d"/>
    </style:style>
    <style:style style:name="P20" style:family="paragraph">
      <style:paragraph-properties fo:text-align="start" style:writing-mode="lr-tb"/>
    </style:style>
    <style:style style:name="P21" style:family="paragraph">
      <loext:graphic-properties draw:fill="none"/>
      <style:text-properties fo:font-size="11pt" style:font-size-asian="11pt" style:font-size-complex="11pt"/>
    </style:style>
    <style:style style:name="P22" style:family="paragraph">
      <loext:graphic-properties draw:fill="none"/>
      <style:text-properties fo:font-size="9pt" style:font-size-asian="9pt" style:font-size-complex="9pt"/>
    </style:style>
    <style:style style:name="P23" style:family="paragraph">
      <loext:graphic-properties draw:fill="solid" draw:fill-color="#00a6ff" draw:opacity="50%"/>
      <style:paragraph-properties fo:text-align="center"/>
    </style:style>
    <style:style style:name="P24" style:family="paragraph">
      <loext:graphic-properties draw:fill="solid" draw:fill-color="#aea200" draw:opacity="50%"/>
      <style:paragraph-properties fo:text-align="center"/>
    </style:style>
    <style:style style:name="T1" style:family="text">
      <style:text-properties fo:color="#000000" loext:opacity="100%" style:font-name="Helvetica" fo:font-size="11pt" fo:font-weight="normal" style:font-name-asian="Helvetica" style:font-size-asian="11pt" style:font-weight-asian="normal" style:font-name-complex="Helvetica" style:font-size-complex="11pt" style:font-weight-complex="normal"/>
    </style:style>
    <style:style style:name="T2" style:family="text">
      <style:text-properties fo:color="#000000" loext:opacity="100%" style:font-name="Helvetica" fo:font-size="9pt" fo:font-weight="normal" style:font-name-asian="Helvetica" style:font-size-asian="9pt" style:font-weight-asian="normal" style:font-name-complex="Helvetica" style:font-size-complex="9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5.468cm" svg:height="0.379cm" svg:x="3.467cm" svg:y="4.469cm" svg:viewBox="0 0 5469 380" draw:points="0,0 18,0 36,1 54,1 73,1 91,1 109,1 128,1 146,1 164,1 182,1 201,1 219,1 237,1 255,1 274,1 292,1 310,1 329,1 347,1 365,1 383,1 402,1 420,1 438,1 457,1 475,1 493,1 511,1 530,1 548,1 567,1 585,1 603,1 621,1 640,1 658,1 676,1 695,1 713,1 731,1 749,1 768,1 786,1 804,1 823,2 841,2 859,2 877,2 896,2 914,2 932,2 950,2 969,2 987,2 1005,2 1024,2 1042,3 1060,3 1078,3 1097,3 1115,3 1133,3 1152,3 1170,4 1188,4 1206,4 1225,4 1243,4 1261,4 1280,5 1298,5 1316,5 1335,5 1353,6 1371,6 1390,7 1408,7 1426,7 1444,8 1463,8 1481,8 1499,9 1518,9 1536,10 1554,10 1572,11 1591,11 1609,12 1627,13 1645,13 1664,14 1682,15 1700,15 1719,16 1737,17 1755,18 1773,19 1792,20 1810,21 1828,22 1847,23 1865,24 1883,25 1901,27 1920,28 1938,29 1956,31 1975,32 1993,34 2011,35 2029,37 2048,39 2066,41 2085,43 2103,45 2121,47 2139,49 2158,51 2176,53 2194,56 2213,58 2231,61 2249,64 2267,67 2286,69 2304,73 2322,75 2340,79 2359,82 2377,85 2395,88 2414,92 2432,95 2450,99 2468,103 2487,107 2505,111 2523,114 2542,119 2560,123 2578,127 2596,131 2615,135 2633,140 2651,144 2670,148 2688,152 2706,157 2724,161 2743,165 2761,170 2779,174 2797,178 2816,183 2834,187 2853,191 2871,196 2889,200 2907,204 2926,208 2944,212 2962,216 2981,220 2999,224 3017,227 3035,231 3054,234 3072,238 3090,241 3109,245 3127,248 3145,251 3163,254 3182,257 3200,260 3218,263 3237,265 3255,268 3273,271 3291,274 3310,276 3328,278 3346,281 3365,283 3383,285 3401,287 3419,289 3438,290 3456,292 3474,294 3492,295 3511,297 3529,298 3547,300 3566,301 3584,302 3602,304 3621,305 3639,306 3657,307 3676,308 3694,309 3712,310 3730,311 3749,311 3767,312 3785,313 3804,313 3822,314 3840,315 3858,316 3877,316 3895,317 3913,317 3932,318 3950,318 3968,319 3986,319 4005,319 4023,320 4041,320 4059,320 4078,321 4096,321 4114,322 4133,322 4151,322 4169,322 4187,323 4206,323 4224,323 4242,323 4261,324 4279,324 4297,324 4315,324 4334,324 4352,324 4371,324 4389,325 4407,325 4425,325 4444,325 4462,325 4480,325 4499,325 4517,325 4535,325 4553,326 4572,326 4590,326 4608,326 4627,326 4645,326 4663,326 4681,326 4700,326 4718,326 4737,326 4755,326 4774,326 4792,326 4810,326 4829,326 4847,326 4865,326 4883,326 4902,326 4920,326 4938,327 4957,327 4975,327 4993,327 5011,327 5030,327 5048,327 5066,327 5085,327 5103,327 5121,327 5140,327 5158,327 5176,327 5195,327 5213,327 5231,327 5249,327 5268,327 5286,327 5304,327 5323,327 5341,327 5359,327 5377,327 5396,327 5414,327 5432,327 5450,327 5469,327 5469,380 5450,380 5432,380 5414,380 5396,380 5377,380 5359,380 5341,380 5323,380 5304,380 5286,380 5268,380 5249,380 5231,380 5213,380 5195,380 5176,380 5158,380 5140,380 5121,380 5103,380 5085,380 5066,380 5048,380 5030,380 5011,380 4993,380 4975,380 4957,380 4938,380 4920,380 4902,380 4883,380 4865,380 4847,380 4829,380 4810,380 4792,380 4774,380 4755,380 4737,380 4718,380 4700,380 4681,379 4663,379 4645,379 4627,379 4608,379 4590,379 4572,379 4553,379 4535,379 4517,379 4499,379 4480,379 4462,379 4444,378 4425,378 4407,378 4389,378 4371,378 4352,378 4334,378 4315,378 4297,377 4279,377 4261,377 4242,377 4224,377 4206,376 4187,376 4169,376 4151,375 4133,375 4114,375 4096,375 4078,374 4059,374 4041,374 4023,373 4005,373 3986,372 3968,372 3950,372 3932,371 3913,371 3895,370 3877,369 3858,369 3840,368 3822,368 3804,367 3785,366 3767,366 3749,365 3730,364 3712,363 3694,362 3676,361 3657,360 3639,359 3621,358 3602,357 3584,356 3566,354 3547,353 3529,352 3511,350 3492,349 3474,347 3456,346 3438,344 3419,342 3401,340 3383,338 3365,336 3346,334 3328,332 3310,330 3291,327 3273,325 3255,322 3237,320 3218,317 3200,314 3182,311 3163,308 3145,305 3127,302 3109,299 3090,296 3072,292 3054,289 3035,285 3017,282 2999,278 2981,274 2962,270 2944,265 2926,261 2907,257 2889,253 2871,249 2853,245 2834,240 2816,236 2797,232 2779,227 2761,223 2743,219 2724,214 2706,210 2688,206 2670,201 2651,197 2633,193 2615,189 2596,184 2578,180 2560,176 2542,172 2523,168 2505,164 2487,160 2468,156 2450,153 2432,149 2414,146 2395,142 2377,138 2359,135 2340,132 2322,129 2304,126 2286,123 2267,120 2249,117 2231,114 2213,112 2194,110 2176,107 2158,105 2139,103 2121,100 2103,98 2085,96 2066,94 2048,92 2029,91 2011,89 1993,87 1975,86 1956,84 1938,83 1920,81 1901,80 1883,79 1865,77 1847,76 1828,75 1810,74 1792,73 1773,72 1755,71 1737,70 1719,70 1700,69 1682,68 1664,67 1645,67 1627,66 1609,65 1591,65 1572,64 1554,64 1536,63 1518,63 1499,62 1481,62 1463,61 1444,61 1426,61 1408,60 1390,60 1371,59 1353,59 1335,59 1316,59 1298,58 1280,58 1261,58 1243,58 1225,58 1206,57 1188,57 1170,57 1152,57 1133,57 1115,57 1097,56 1078,56 1060,56 1042,56 1024,56 1005,56 987,56 969,56 950,56 932,55 914,55 896,55 877,55 859,55 841,55 823,55 804,55 786,55 768,55 749,55 731,55 713,55 695,55 676,55 658,55 640,55 621,55 603,54 585,54 567,54 548,54 530,54 511,54 493,54 475,54 457,54 438,54 420,54 402,54 383,54 365,54 347,54 329,54 310,54 292,54 274,54 255,54 237,54 219,54 201,54 182,54 164,54 146,54 128,54 109,54 91,54 73,54 54,54 36,54 18,54 0,54">
          <text:p/>
        </draw:polygon>
        <draw:polygon draw:style-name="gr1" draw:text-style-name="P1" draw:layer="layout" svg:width="5.468cm" svg:height="2.091cm" svg:x="3.467cm" svg:y="2.378cm" svg:viewBox="0 0 5469 2092" draw:points="0,0 18,0 36,0 54,0 73,0 91,0 109,0 128,0 146,0 164,0 182,0 201,0 219,0 237,0 255,0 274,0 292,0 310,0 329,0 347,0 365,0 383,0 402,0 420,0 438,0 457,0 475,0 493,0 511,0 530,0 548,0 567,0 585,0 603,0 621,0 640,0 658,0 676,0 695,0 713,0 731,0 749,0 768,0 786,0 804,0 823,0 841,0 859,0 877,0 896,0 914,0 932,0 950,0 969,0 987,0 1005,0 1024,0 1042,0 1060,0 1078,0 1097,0 1115,0 1133,0 1152,0 1170,0 1188,0 1206,0 1225,0 1243,0 1261,0 1280,0 1298,0 1316,0 1335,0 1353,0 1371,0 1390,0 1408,0 1426,0 1444,0 1463,0 1481,0 1499,0 1518,0 1536,0 1554,0 1572,0 1591,0 1609,0 1627,0 1645,0 1664,0 1682,0 1700,0 1719,0 1737,0 1755,0 1773,0 1792,0 1810,0 1828,0 1847,0 1865,0 1883,0 1901,0 1920,0 1938,0 1956,0 1975,0 1993,0 2011,0 2029,0 2048,0 2066,0 2085,0 2103,0 2121,0 2139,0 2158,0 2176,0 2194,0 2213,0 2231,0 2249,0 2267,0 2286,0 2304,0 2322,0 2340,0 2359,0 2377,0 2395,0 2414,0 2432,0 2450,0 2468,0 2487,0 2505,0 2523,0 2542,0 2560,0 2578,0 2596,0 2615,0 2633,0 2651,0 2670,0 2688,0 2706,0 2724,0 2743,0 2761,0 2779,0 2797,0 2816,0 2834,0 2853,0 2871,0 2889,0 2907,0 2926,0 2944,0 2962,0 2981,0 2999,0 3017,0 3035,0 3054,0 3072,0 3090,0 3109,0 3127,0 3145,0 3163,0 3182,0 3200,0 3218,0 3237,0 3255,0 3273,0 3291,0 3310,0 3328,0 3346,0 3365,0 3383,0 3401,0 3419,0 3438,0 3456,0 3474,0 3492,0 3511,0 3529,0 3547,0 3566,0 3584,0 3602,0 3621,0 3639,0 3657,0 3676,0 3694,0 3712,0 3730,0 3749,0 3767,0 3785,0 3804,0 3822,0 3840,0 3858,0 3877,0 3895,0 3913,0 3932,0 3950,0 3968,0 3986,0 4005,0 4023,0 4041,0 4059,0 4078,0 4096,0 4114,0 4133,0 4151,0 4169,0 4187,0 4206,0 4224,0 4242,0 4261,0 4279,0 4297,0 4315,0 4334,0 4352,0 4371,0 4389,0 4407,0 4425,0 4444,0 4462,0 4480,0 4499,0 4517,0 4535,0 4553,0 4572,0 4590,0 4608,0 4627,0 4645,0 4663,0 4681,0 4700,0 4718,0 4737,0 4755,0 4774,0 4792,0 4810,0 4829,0 4847,0 4865,0 4883,0 4902,0 4920,0 4938,0 4957,0 4975,0 4993,0 5011,0 5030,0 5048,0 5066,0 5085,0 5103,0 5121,0 5140,0 5158,0 5176,0 5195,0 5213,0 5231,0 5249,0 5268,0 5286,0 5304,0 5323,0 5341,0 5359,0 5377,0 5396,0 5414,0 5432,0 5450,0 5469,0 5469,2092 5450,2092 5432,2092 5414,2092 5396,2092 5377,2092 5359,2092 5341,2092 5323,2092 5304,2092 5286,2092 5268,2092 5249,2092 5231,2092 5213,2092 5195,2092 5176,2092 5158,2092 5140,2092 5121,2092 5103,2092 5085,2092 5066,2092 5048,2092 5030,2092 5011,2092 4993,2092 4975,2092 4957,2092 4938,2092 4920,2092 4902,2092 4883,2092 4865,2092 4847,2092 4829,2092 4810,2092 4792,2092 4774,2092 4755,2092 4737,2092 4718,2092 4700,2092 4681,2092 4663,2092 4645,2092 4627,2092 4608,2092 4590,2092 4572,2092 4553,2092 4535,2092 4517,2092 4499,2092 4480,2092 4462,2092 4444,2092 4425,2092 4407,2092 4389,2092 4371,2092 4352,2092 4334,2092 4315,2092 4297,2092 4279,2092 4261,2092 4242,2092 4224,2092 4206,2092 4187,2092 4169,2092 4151,2092 4133,2092 4114,2092 4096,2092 4078,2092 4059,2092 4041,2092 4023,2092 4005,2092 3986,2092 3968,2092 3950,2092 3932,2092 3913,2092 3895,2092 3877,2092 3858,2092 3840,2092 3822,2092 3804,2092 3785,2092 3767,2092 3749,2092 3730,2092 3712,2092 3694,2092 3676,2092 3657,2092 3639,2092 3621,2092 3602,2092 3584,2092 3566,2092 3547,2092 3529,2092 3511,2092 3492,2092 3474,2092 3456,2092 3438,2092 3419,2092 3401,2092 3383,2092 3365,2092 3346,2092 3328,2092 3310,2092 3291,2092 3273,2092 3255,2092 3237,2092 3218,2092 3200,2092 3182,2092 3163,2092 3145,2092 3127,2092 3109,2092 3090,2092 3072,2092 3054,2092 3035,2092 3017,2092 2999,2092 2981,2092 2962,2092 2944,2092 2926,2092 2907,2092 2889,2092 2871,2092 2853,2092 2834,2092 2816,2092 2797,2092 2779,2092 2761,2092 2743,2092 2724,2092 2706,2092 2688,2092 2670,2092 2651,2092 2633,2092 2615,2092 2596,2092 2578,2092 2560,2092 2542,2092 2523,2092 2505,2092 2487,2092 2468,2092 2450,2092 2432,2092 2414,2092 2395,2092 2377,2092 2359,2092 2340,2092 2322,2092 2304,2092 2286,2092 2267,2092 2249,2092 2231,2092 2213,2092 2194,2092 2176,2092 2158,2092 2139,2092 2121,2092 2103,2092 2085,2092 2066,2092 2048,2092 2029,2092 2011,2092 1993,2092 1975,2092 1956,2092 1938,2092 1920,2092 1901,2092 1883,2092 1865,2092 1847,2092 1828,2092 1810,2092 1792,2092 1773,2092 1755,2092 1737,2092 1719,2092 1700,2092 1682,2092 1664,2092 1645,2092 1627,2092 1609,2092 1591,2092 1572,2092 1554,2092 1536,2092 1518,2092 1499,2092 1481,2092 1463,2092 1444,2092 1426,2092 1408,2092 1390,2092 1371,2092 1353,2092 1335,2092 1316,2092 1298,2092 1280,2092 1261,2092 1243,2092 1225,2092 1206,2092 1188,2092 1170,2092 1152,2092 1133,2092 1115,2092 1097,2092 1078,2092 1060,2092 1042,2092 1024,2092 1005,2092 987,2092 969,2092 950,2092 932,2092 914,2092 896,2092 877,2092 859,2092 841,2092 823,2092 804,2092 786,2092 768,2092 749,2092 731,2092 713,2092 695,2092 676,2092 658,2092 640,2092 621,2092 603,2092 585,2092 567,2092 548,2092 530,2092 511,2092 493,2092 475,2092 457,2092 438,2092 420,2092 402,2092 383,2092 365,2092 347,2092 329,2092 310,2092 292,2092 274,2092 255,2092 237,2092 219,2092 201,2092 182,2092 164,2092 146,2092 128,2092 109,2092 91,2092 73,2092 54,2092 36,2092 18,2092 0,2092">
          <text:p/>
        </draw:polygon>
        <draw:polygon draw:style-name="gr2" draw:text-style-name="P2" draw:layer="layout" svg:width="5.468cm" svg:height="1.178cm" svg:x="3.467cm" svg:y="0.893cm" svg:viewBox="0 0 5469 1179" draw:points="0,0 18,0 36,0 54,0 73,0 91,0 109,0 128,0 146,0 164,0 182,0 201,0 219,0 237,0 255,0 274,0 292,0 310,0 329,0 347,0 365,0 383,0 402,0 420,0 438,0 457,0 475,0 493,0 511,0 530,0 548,0 567,0 585,0 603,0 621,0 640,0 658,0 676,0 695,0 713,0 731,0 749,0 768,0 786,0 804,0 823,0 841,0 859,0 877,0 896,0 914,0 932,0 950,0 969,0 987,0 1005,0 1024,0 1042,0 1060,0 1078,0 1097,0 1115,0 1133,0 1152,0 1170,0 1188,0 1206,0 1225,0 1243,0 1261,0 1280,0 1298,0 1316,0 1335,0 1353,0 1371,0 1390,0 1408,0 1426,0 1444,0 1463,0 1481,0 1499,0 1518,0 1536,0 1554,0 1572,0 1591,0 1609,0 1627,0 1645,0 1664,0 1682,0 1700,0 1719,0 1737,0 1755,0 1773,0 1792,0 1810,0 1828,0 1847,0 1865,0 1883,0 1901,0 1920,0 1938,0 1956,0 1975,0 1993,0 2011,0 2029,0 2048,0 2066,0 2085,0 2103,0 2121,0 2139,0 2158,0 2176,0 2194,0 2213,0 2231,0 2249,0 2267,0 2286,0 2304,0 2322,0 2340,0 2359,0 2377,0 2395,0 2414,0 2432,0 2450,0 2468,0 2487,0 2505,0 2523,0 2542,0 2560,0 2578,0 2596,0 2615,0 2633,0 2651,0 2670,0 2688,0 2706,0 2724,0 2743,0 2761,0 2779,0 2797,0 2816,0 2834,0 2853,0 2871,0 2889,0 2907,0 2926,0 2944,0 2962,0 2981,0 2999,0 3017,0 3035,0 3054,0 3072,0 3090,0 3109,0 3127,0 3145,0 3163,0 3182,0 3200,0 3218,0 3237,0 3255,0 3273,0 3291,0 3310,0 3328,0 3346,0 3365,0 3383,0 3401,0 3419,0 3438,0 3456,0 3474,0 3492,0 3511,0 3529,0 3547,0 3566,0 3584,0 3602,0 3621,0 3639,0 3657,0 3676,0 3694,0 3712,0 3730,0 3749,0 3767,0 3785,0 3804,0 3822,0 3840,0 3858,0 3877,0 3895,0 3913,0 3932,0 3950,0 3968,0 3986,0 4005,0 4023,0 4041,0 4059,0 4078,0 4096,0 4114,0 4133,0 4151,0 4169,0 4187,0 4206,0 4224,0 4242,0 4261,0 4279,0 4297,0 4315,0 4334,0 4352,0 4371,0 4389,0 4407,0 4425,0 4444,0 4462,0 4480,0 4499,0 4517,0 4535,0 4553,0 4572,0 4590,0 4608,0 4627,0 4645,0 4663,0 4681,0 4700,0 4718,0 4737,0 4755,0 4774,0 4792,0 4810,0 4829,0 4847,0 4865,0 4883,0 4902,0 4920,0 4938,0 4957,0 4975,0 4993,0 5011,0 5030,0 5048,0 5066,0 5085,0 5103,0 5121,0 5140,0 5158,0 5176,0 5195,0 5213,0 5231,0 5249,0 5268,0 5286,0 5304,0 5323,0 5341,0 5359,0 5377,0 5396,0 5414,0 5432,0 5450,0 5469,0 5469,1179 5450,1179 5432,1179 5414,1179 5396,1179 5377,1179 5359,1179 5341,1179 5323,1179 5304,1179 5286,1179 5268,1179 5249,1179 5231,1179 5213,1179 5195,1179 5176,1179 5158,1179 5140,1179 5121,1179 5103,1179 5085,1179 5066,1179 5048,1179 5030,1179 5011,1179 4993,1179 4975,1179 4957,1179 4938,1179 4920,1179 4902,1179 4883,1179 4865,1179 4847,1179 4829,1179 4810,1179 4792,1179 4774,1179 4755,1179 4737,1179 4718,1179 4700,1179 4681,1179 4663,1179 4645,1179 4627,1179 4608,1179 4590,1179 4572,1179 4553,1179 4535,1179 4517,1179 4499,1179 4480,1179 4462,1179 4444,1179 4425,1179 4407,1179 4389,1179 4371,1179 4352,1179 4334,1179 4315,1179 4297,1179 4279,1179 4261,1179 4242,1179 4224,1179 4206,1179 4187,1179 4169,1179 4151,1179 4133,1179 4114,1179 4096,1179 4078,1179 4059,1179 4041,1179 4023,1179 4005,1179 3986,1179 3968,1179 3950,1179 3932,1179 3913,1179 3895,1179 3877,1179 3858,1179 3840,1179 3822,1179 3804,1179 3785,1179 3767,1179 3749,1179 3730,1179 3712,1179 3694,1179 3676,1179 3657,1179 3639,1179 3621,1179 3602,1179 3584,1179 3566,1179 3547,1179 3529,1179 3511,1179 3492,1179 3474,1179 3456,1179 3438,1179 3419,1179 3401,1179 3383,1179 3365,1179 3346,1179 3328,1179 3310,1179 3291,1179 3273,1179 3255,1179 3237,1179 3218,1179 3200,1179 3182,1179 3163,1179 3145,1179 3127,1179 3109,1179 3090,1179 3072,1179 3054,1179 3035,1179 3017,1179 2999,1179 2981,1179 2962,1179 2944,1179 2926,1179 2907,1179 2889,1179 2871,1179 2853,1179 2834,1179 2816,1179 2797,1179 2779,1179 2761,1179 2743,1179 2724,1179 2706,1179 2688,1179 2670,1179 2651,1179 2633,1179 2615,1179 2596,1179 2578,1179 2560,1179 2542,1179 2523,1179 2505,1179 2487,1179 2468,1179 2450,1179 2432,1179 2414,1179 2395,1179 2377,1179 2359,1179 2340,1179 2322,1179 2304,1179 2286,1179 2267,1179 2249,1179 2231,1179 2213,1179 2194,1179 2176,1179 2158,1179 2139,1179 2121,1179 2103,1179 2085,1179 2066,1179 2048,1179 2029,1179 2011,1179 1993,1179 1975,1179 1956,1179 1938,1179 1920,1179 1901,1179 1883,1179 1865,1179 1847,1179 1828,1179 1810,1179 1792,1179 1773,1179 1755,1179 1737,1179 1719,1179 1700,1179 1682,1179 1664,1179 1645,1179 1627,1179 1609,1179 1591,1179 1572,1179 1554,1179 1536,1179 1518,1179 1499,1179 1481,1179 1463,1179 1444,1179 1426,1179 1408,1179 1390,1179 1371,1179 1353,1179 1335,1179 1316,1179 1298,1179 1280,1179 1261,1179 1243,1179 1225,1179 1206,1179 1188,1179 1170,1179 1152,1179 1133,1179 1115,1179 1097,1179 1078,1179 1060,1179 1042,1179 1024,1179 1005,1179 987,1179 969,1179 950,1179 932,1179 914,1179 896,1179 877,1179 859,1179 841,1179 823,1179 804,1179 786,1179 768,1179 749,1179 731,1179 713,1179 695,1179 676,1179 658,1179 640,1179 621,1179 603,1179 585,1179 567,1179 548,1179 530,1179 511,1179 493,1179 475,1179 457,1179 438,1179 420,1179 402,1179 383,1179 365,1179 347,1179 329,1179 310,1179 292,1179 274,1179 255,1179 237,1179 219,1179 201,1179 182,1179 164,1179 146,1179 128,1179 109,1179 91,1179 73,1179 54,1179 36,1179 18,1179 0,1179">
          <text:p/>
        </draw:polygon>
        <draw:polygon draw:style-name="gr3" draw:text-style-name="P3" draw:layer="layout" svg:width="5.468cm" svg:height="0.356cm" svg:x="3.467cm" svg:y="0.231cm" svg:viewBox="0 0 5469 357" draw:points="0,0 18,0 36,0 54,0 73,0 91,0 109,0 128,0 146,0 164,0 182,0 201,0 219,0 237,0 255,0 274,0 292,0 310,0 329,0 347,0 365,0 383,0 402,0 420,0 438,0 457,0 475,0 493,0 511,0 530,0 548,0 567,0 585,0 603,0 621,0 640,0 658,0 676,0 695,0 713,0 731,0 749,0 768,0 786,0 804,0 823,0 841,0 859,0 877,0 896,0 914,0 932,0 950,0 969,0 987,0 1005,0 1024,0 1042,0 1060,0 1078,0 1097,0 1115,0 1133,0 1152,0 1170,0 1188,0 1206,0 1225,0 1243,0 1261,0 1280,0 1298,0 1316,0 1335,0 1353,0 1371,0 1390,0 1408,0 1426,0 1444,0 1463,0 1481,0 1499,0 1518,0 1536,0 1554,0 1572,0 1591,0 1609,0 1627,0 1645,0 1664,0 1682,0 1700,0 1719,0 1737,0 1755,0 1773,0 1792,0 1810,0 1828,0 1847,0 1865,0 1883,0 1901,0 1920,0 1938,0 1956,0 1975,0 1993,0 2011,0 2029,0 2048,0 2066,0 2085,0 2103,0 2121,0 2139,0 2158,0 2176,0 2194,0 2213,0 2231,0 2249,0 2267,0 2286,0 2304,0 2322,0 2340,0 2359,0 2377,0 2395,0 2414,0 2432,0 2450,0 2468,0 2487,0 2505,0 2523,0 2542,0 2560,0 2578,0 2596,0 2615,0 2633,0 2651,0 2670,0 2688,0 2706,0 2724,0 2743,0 2761,0 2779,0 2797,0 2816,0 2834,0 2853,0 2871,0 2889,0 2907,0 2926,0 2944,0 2962,0 2981,0 2999,0 3017,0 3035,0 3054,0 3072,0 3090,0 3109,0 3127,0 3145,0 3163,0 3182,0 3200,0 3218,0 3237,0 3255,0 3273,0 3291,0 3310,0 3328,0 3346,0 3365,0 3383,0 3401,0 3419,0 3438,0 3456,0 3474,0 3492,0 3511,0 3529,0 3547,0 3566,0 3584,0 3602,0 3621,0 3639,0 3657,0 3676,0 3694,0 3712,0 3730,0 3749,0 3767,0 3785,0 3804,0 3822,0 3840,0 3858,0 3877,0 3895,0 3913,0 3932,0 3950,0 3968,0 3986,0 4005,0 4023,0 4041,0 4059,0 4078,0 4096,0 4114,0 4133,0 4151,0 4169,0 4187,0 4206,0 4224,0 4242,0 4261,0 4279,0 4297,0 4315,0 4334,0 4352,0 4371,0 4389,0 4407,0 4425,0 4444,0 4462,0 4480,0 4499,0 4517,0 4535,0 4553,0 4572,0 4590,0 4608,0 4627,0 4645,0 4663,0 4681,0 4700,0 4718,0 4737,0 4755,0 4774,0 4792,0 4810,0 4829,0 4847,0 4865,0 4883,0 4902,0 4920,0 4938,0 4957,0 4975,0 4993,0 5011,0 5030,0 5048,0 5066,0 5085,0 5103,0 5121,0 5140,0 5158,0 5176,0 5195,0 5213,0 5231,0 5249,0 5268,0 5286,0 5304,0 5323,0 5341,0 5359,0 5377,0 5396,0 5414,0 5432,0 5450,0 5469,0 5469,357 5450,357 5432,357 5414,357 5396,357 5377,357 5359,357 5341,357 5323,357 5304,357 5286,357 5268,357 5249,357 5231,357 5213,357 5195,357 5176,357 5158,357 5140,357 5121,357 5103,357 5085,357 5066,357 5048,357 5030,357 5011,357 4993,357 4975,357 4957,357 4938,357 4920,357 4902,357 4883,357 4865,357 4847,357 4829,357 4810,357 4792,357 4774,357 4755,357 4737,357 4718,357 4700,357 4681,357 4663,357 4645,357 4627,357 4608,357 4590,357 4572,357 4553,357 4535,357 4517,357 4499,357 4480,357 4462,357 4444,357 4425,357 4407,357 4389,357 4371,357 4352,357 4334,357 4315,357 4297,357 4279,357 4261,357 4242,357 4224,357 4206,357 4187,357 4169,357 4151,357 4133,357 4114,357 4096,357 4078,357 4059,357 4041,357 4023,357 4005,357 3986,357 3968,357 3950,357 3932,357 3913,357 3895,357 3877,357 3858,357 3840,357 3822,357 3804,357 3785,357 3767,357 3749,357 3730,357 3712,357 3694,357 3676,357 3657,357 3639,357 3621,357 3602,357 3584,357 3566,357 3547,357 3529,357 3511,357 3492,357 3474,357 3456,357 3438,357 3419,357 3401,357 3383,357 3365,357 3346,357 3328,357 3310,357 3291,357 3273,357 3255,357 3237,357 3218,357 3200,357 3182,357 3163,357 3145,357 3127,357 3109,357 3090,357 3072,357 3054,357 3035,357 3017,357 2999,357 2981,357 2962,357 2944,357 2926,357 2907,357 2889,357 2871,357 2853,357 2834,357 2816,357 2797,357 2779,357 2761,357 2743,357 2724,357 2706,357 2688,357 2670,357 2651,357 2633,357 2615,357 2596,357 2578,357 2560,357 2542,357 2523,357 2505,357 2487,357 2468,357 2450,357 2432,357 2414,357 2395,357 2377,357 2359,357 2340,357 2322,357 2304,357 2286,357 2267,357 2249,357 2231,357 2213,357 2194,357 2176,357 2158,357 2139,357 2121,357 2103,357 2085,357 2066,357 2048,357 2029,357 2011,357 1993,357 1975,357 1956,357 1938,357 1920,357 1901,357 1883,357 1865,357 1847,357 1828,357 1810,357 1792,357 1773,357 1755,357 1737,357 1719,357 1700,357 1682,357 1664,357 1645,357 1627,357 1609,357 1591,357 1572,357 1554,357 1536,357 1518,357 1499,357 1481,357 1463,357 1444,357 1426,357 1408,357 1390,357 1371,357 1353,357 1335,357 1316,357 1298,357 1280,357 1261,357 1243,357 1225,357 1206,357 1188,357 1170,357 1152,357 1133,357 1115,357 1097,357 1078,357 1060,357 1042,357 1024,357 1005,357 987,357 969,357 950,357 932,357 914,357 896,357 877,357 859,357 841,357 823,357 804,357 786,357 768,357 749,357 731,357 713,357 695,357 676,357 658,357 640,357 621,357 603,357 585,357 567,357 548,357 530,357 511,357 493,357 475,357 457,357 438,357 420,357 402,357 383,357 365,357 347,357 329,357 310,357 292,357 274,357 255,357 237,357 219,357 201,357 182,357 164,357 146,357 128,357 109,357 91,357 73,357 54,357 36,357 18,357 0,357">
          <text:p/>
        </draw:polygon>
        <draw:polygon draw:style-name="gr4" draw:text-style-name="P4" draw:layer="layout" svg:width="5.468cm" svg:height="0.356cm" svg:x="9.104cm" svg:y="4.442cm" svg:viewBox="0 0 5469 357" draw:points="0,0 18,0 36,0 55,0 73,0 91,0 110,0 128,0 146,0 164,0 183,0 201,0 219,0 238,0 256,0 274,0 292,0 311,0 329,0 347,0 366,0 384,0 402,0 421,0 439,0 457,0 476,0 494,0 512,0 530,0 549,0 567,0 585,0 603,1 622,1 640,1 658,1 677,1 695,1 713,1 731,1 750,1 768,1 786,1 805,1 823,1 841,1 859,1 878,1 896,1 914,1 933,1 951,2 969,2 987,2 1006,2 1024,2 1042,2 1060,2 1079,3 1097,3 1115,3 1134,3 1152,3 1171,3 1188,3 1207,4 1225,4 1244,4 1262,4 1280,4 1298,5 1317,5 1335,5 1353,5 1372,6 1390,6 1408,6 1426,7 1445,7 1463,7 1481,8 1500,8 1518,8 1536,9 1554,10 1573,10 1591,11 1609,11 1628,12 1646,12 1664,13 1682,13 1701,14 1719,15 1737,16 1755,17 1774,18 1792,18 1810,19 1829,20 1847,22 1865,23 1883,24 1902,25 1920,26 1939,28 1957,29 1975,30 1993,32 2012,33 2030,35 2048,37 2067,38 2085,40 2103,42 2121,44 2140,46 2158,48 2176,50 2195,53 2213,55 2231,58 2249,60 2268,63 2286,66 2304,68 2323,71 2341,74 2359,78 2377,80 2396,84 2414,87 2432,91 2450,94 2469,98 2487,101 2505,105 2524,109 2542,113 2560,116 2578,120 2597,124 2615,128 2633,132 2652,136 2670,140 2688,144 2706,149 2725,153 2743,157 2762,161 2780,165 2798,169 2816,173 2835,177 2853,181 2871,186 2890,189 2908,193 2926,197 2944,201 2963,205 2981,209 2999,212 3018,216 3036,219 3054,222 3072,226 3091,229 3109,232 3127,235 3145,238 3164,241 3182,244 3200,247 3219,249 3237,252 3255,254 3273,257 3292,259 3310,261 3328,264 3347,265 3365,267 3383,269 3401,271 3420,273 3438,274 3457,276 3475,278 3493,279 3511,281 3530,282 3548,283 3566,285 3585,286 3603,287 3621,288 3639,289 3658,290 3676,291 3694,292 3712,293 3731,294 3749,295 3767,295 3786,296 3804,297 3822,297 3840,298 3859,298 3877,299 3895,300 3914,300 3932,301 3950,301 3968,302 3987,302 4005,302 4023,303 4042,303 4060,303 4078,304 4096,304 4115,304 4133,304 4151,305 4170,305 4188,305 4206,306 4225,306 4243,306 4261,306 4280,306 4298,307 4316,307 4334,307 4353,307 4371,307 4389,307 4407,307 4426,308 4444,308 4462,308 4481,308 4499,308 4517,308 4535,308 4554,308 4573,308 4591,308 4610,308 4628,308 4646,308 4664,309 4683,309 4701,309 4719,309 4738,309 4756,309 4774,309 4792,309 4811,309 4829,309 4847,309 4866,309 4884,309 4902,309 4920,309 4939,309 4957,309 4976,309 4993,309 5012,309 5030,309 5049,309 5067,309 5085,309 5103,309 5122,309 5140,309 5158,309 5177,309 5195,309 5213,309 5231,309 5250,309 5268,309 5286,309 5305,309 5323,309 5341,309 5359,309 5378,309 5396,309 5414,309 5433,309 5451,309 5469,309 5469,357 5451,357 5433,357 5414,357 5396,357 5378,357 5359,357 5341,357 5323,357 5305,357 5286,357 5268,357 5250,357 5231,357 5213,357 5195,357 5177,357 5158,357 5140,357 5122,357 5103,357 5085,357 5067,357 5049,357 5030,357 5012,357 4993,357 4976,357 4957,357 4939,357 4920,357 4902,357 4884,357 4866,357 4847,357 4829,357 4811,357 4792,356 4774,356 4756,356 4738,356 4719,356 4701,356 4683,356 4664,356 4646,356 4628,356 4610,356 4591,356 4573,356 4554,356 4535,356 4517,356 4499,356 4481,355 4462,355 4444,355 4426,355 4407,355 4389,355 4371,355 4353,355 4334,354 4316,354 4298,354 4280,354 4261,354 4243,353 4225,353 4206,353 4188,353 4170,353 4151,352 4133,352 4115,352 4096,352 4078,350 4060,350 4042,350 4023,349 4005,349 3987,349 3968,348 3950,348 3932,347 3914,347 3895,346 3877,346 3859,345 3840,344 3822,344 3804,343 3786,343 3767,342 3749,341 3731,340 3712,339 3694,339 3676,338 3658,337 3639,336 3621,335 3603,333 3585,332 3566,331 3548,330 3530,329 3511,327 3493,326 3475,324 3457,323 3438,321 3420,319 3401,318 3383,316 3365,314 3347,312 3328,310 3310,308 3292,306 3273,303 3255,301 3237,298 3219,296 3200,293 3182,290 3164,288 3145,285 3127,282 3109,279 3091,276 3072,272 3054,269 3036,266 3018,262 2999,259 2981,255 2963,251 2944,248 2926,244 2908,240 2890,236 2871,232 2853,228 2835,224 2816,220 2798,216 2780,212 2762,207 2743,203 2725,199 2706,195 2688,191 2670,187 2652,183 2633,179 2615,175 2597,171 2578,167 2560,163 2542,159 2524,155 2505,151 2487,148 2469,144 2450,140 2432,137 2414,134 2396,130 2377,127 2359,124 2341,121 2323,118 2304,115 2286,112 2268,109 2249,107 2231,104 2213,102 2195,100 2176,97 2158,95 2140,93 2121,91 2103,89 2085,87 2067,85 2048,83 2030,82 2012,80 1993,78 1975,77 1957,75 1939,74 1920,73 1902,71 1883,70 1865,69 1847,68 1829,67 1810,66 1792,65 1774,64 1755,63 1737,62 1719,61 1701,61 1682,60 1664,59 1646,59 1628,58 1609,58 1591,57 1573,56 1554,56 1536,55 1518,55 1500,55 1481,54 1463,54 1445,53 1426,53 1408,53 1390,52 1372,52 1353,52 1335,52 1317,51 1298,51 1280,51 1262,50 1244,50 1225,50 1207,50 1188,50 1171,50 1152,49 1134,49 1115,49 1097,49 1079,49 1060,49 1042,49 1024,48 1006,48 987,48 969,48 951,48 933,48 914,48 896,48 878,48 859,48 841,48 823,48 805,48 786,48 768,47 750,47 731,47 713,47 695,47 677,47 658,47 640,47 622,47 603,47 585,47 567,47 549,47 530,47 512,47 494,47 476,47 457,47 439,47 421,47 402,47 384,47 366,47 347,47 329,47 311,47 292,47 274,47 256,47 238,47 219,47 201,47 183,47 164,47 146,47 128,47 110,47 91,47 73,47 55,47 36,47 18,47 0,47">
          <text:p/>
        </draw:polygon>
        <draw:polygon draw:style-name="gr5" draw:text-style-name="P5" draw:layer="layout" svg:width="5.468cm" svg:height="0.05cm" svg:x="9.104cm" svg:y="4.798cm" svg:viewBox="0 0 5469 51"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51 5451,51 5433,51 5414,51 5396,51 5378,51 5359,51 5341,51 5323,51 5305,51 5286,51 5268,51 5250,51 5231,51 5213,51 5195,51 5177,51 5158,51 5140,51 5122,51 5103,51 5085,51 5067,51 5049,51 5030,51 5012,51 4993,51 4976,51 4957,51 4939,51 4920,51 4902,51 4884,51 4866,51 4847,51 4829,51 4811,51 4792,51 4774,51 4756,51 4738,51 4719,51 4701,51 4683,51 4664,51 4646,51 4628,51 4610,51 4591,51 4573,51 4554,51 4535,51 4517,51 4499,51 4481,51 4462,51 4444,51 4426,51 4407,51 4389,51 4371,51 4353,51 4334,51 4316,51 4298,51 4280,51 4261,51 4243,51 4225,51 4206,51 4188,51 4170,51 4151,51 4133,51 4115,51 4096,51 4078,51 4060,51 4042,51 4023,51 4005,51 3987,51 3968,51 3950,51 3932,51 3914,51 3895,51 3877,51 3859,51 3840,51 3822,51 3804,51 3786,51 3767,51 3749,51 3731,51 3712,51 3694,51 3676,51 3658,51 3639,51 3621,51 3603,51 3585,51 3566,51 3548,51 3530,51 3511,51 3493,51 3475,51 3457,51 3438,51 3420,51 3401,51 3383,51 3365,51 3347,51 3328,51 3310,51 3292,51 3273,51 3255,51 3237,51 3219,51 3200,51 3182,51 3164,51 3145,51 3127,51 3109,51 3091,51 3072,51 3054,51 3036,51 3018,51 2999,51 2981,51 2963,51 2944,51 2926,51 2908,51 2890,51 2871,51 2853,51 2835,51 2816,51 2798,51 2780,51 2762,51 2743,51 2725,51 2706,51 2688,51 2670,51 2652,51 2633,51 2615,51 2597,51 2578,51 2560,51 2542,51 2524,51 2505,51 2487,51 2469,51 2450,51 2432,51 2414,51 2396,51 2377,51 2359,51 2341,51 2323,51 2304,51 2286,51 2268,51 2249,51 2231,51 2213,51 2195,51 2176,51 2158,51 2140,51 2121,51 2103,51 2085,51 2067,51 2048,51 2030,51 2012,51 1993,51 1975,51 1957,51 1939,51 1920,51 1902,51 1883,51 1865,51 1847,51 1829,51 1810,51 1792,51 1774,51 1755,51 1737,51 1719,51 1701,51 1682,51 1664,51 1646,51 1628,51 1609,51 1591,51 1573,51 1554,51 1536,51 1518,51 1500,51 1481,51 1463,51 1445,51 1426,51 1408,51 1390,51 1372,51 1353,51 1335,51 1317,51 1298,51 1280,51 1262,51 1244,51 1225,51 1207,51 1188,51 1171,51 1152,51 1134,51 1115,51 1097,51 1079,51 1060,51 1042,51 1024,51 1006,51 987,51 969,51 951,51 933,51 914,51 896,51 878,51 859,51 841,51 823,51 805,51 786,51 768,51 750,51 731,51 713,51 695,51 677,51 658,51 640,51 622,51 603,51 585,51 567,51 549,51 530,51 512,51 494,51 476,51 457,51 439,51 421,51 402,51 384,51 366,51 347,51 329,51 311,51 292,51 274,51 256,51 238,51 219,51 201,51 183,51 164,51 146,51 128,51 110,51 91,51 73,51 55,51 36,51 18,51 0,51">
          <text:p/>
        </draw:polygon>
        <draw:polygon draw:style-name="gr4" draw:text-style-name="P4" draw:layer="layout" svg:width="5.468cm" svg:height="2.064cm" svg:x="9.104cm" svg:y="2.378cm" svg:viewBox="0 0 5469 2065"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2065 5451,2065 5433,2065 5414,2065 5396,2065 5378,2065 5359,2065 5341,2065 5323,2065 5305,2065 5286,2065 5268,2065 5250,2065 5231,2065 5213,2065 5195,2065 5177,2065 5158,2065 5140,2065 5122,2065 5103,2065 5085,2065 5067,2065 5049,2065 5030,2065 5012,2065 4993,2065 4976,2065 4957,2065 4939,2065 4920,2065 4902,2065 4884,2065 4866,2065 4847,2065 4829,2065 4811,2065 4792,2065 4774,2065 4756,2065 4738,2065 4719,2065 4701,2065 4683,2065 4664,2065 4646,2065 4628,2065 4610,2065 4591,2065 4573,2065 4554,2065 4535,2065 4517,2065 4499,2065 4481,2065 4462,2065 4444,2065 4426,2065 4407,2065 4389,2065 4371,2065 4353,2065 4334,2065 4316,2065 4298,2065 4280,2065 4261,2065 4243,2065 4225,2065 4206,2065 4188,2065 4170,2065 4151,2065 4133,2065 4115,2065 4096,2065 4078,2065 4060,2065 4042,2065 4023,2065 4005,2065 3987,2065 3968,2065 3950,2065 3932,2065 3914,2065 3895,2065 3877,2065 3859,2065 3840,2065 3822,2065 3804,2065 3786,2065 3767,2065 3749,2065 3731,2065 3712,2065 3694,2065 3676,2065 3658,2065 3639,2065 3621,2065 3603,2065 3585,2065 3566,2065 3548,2065 3530,2065 3511,2065 3493,2065 3475,2065 3457,2065 3438,2065 3420,2065 3401,2065 3383,2065 3365,2065 3347,2065 3328,2065 3310,2065 3292,2065 3273,2065 3255,2065 3237,2065 3219,2065 3200,2065 3182,2065 3164,2065 3145,2065 3127,2065 3109,2065 3091,2065 3072,2065 3054,2065 3036,2065 3018,2065 2999,2065 2981,2065 2963,2065 2944,2065 2926,2065 2908,2065 2890,2065 2871,2065 2853,2065 2835,2065 2816,2065 2798,2065 2780,2065 2762,2065 2743,2065 2725,2065 2706,2065 2688,2065 2670,2065 2652,2065 2633,2065 2615,2065 2597,2065 2578,2065 2560,2065 2542,2065 2524,2065 2505,2065 2487,2065 2469,2065 2450,2065 2432,2065 2414,2065 2396,2065 2377,2065 2359,2065 2341,2065 2323,2065 2304,2065 2286,2065 2268,2065 2249,2065 2231,2065 2213,2065 2195,2065 2176,2065 2158,2065 2140,2065 2121,2065 2103,2065 2085,2065 2067,2065 2048,2065 2030,2065 2012,2065 1993,2065 1975,2065 1957,2065 1939,2065 1920,2065 1902,2065 1883,2065 1865,2065 1847,2065 1829,2065 1810,2065 1792,2065 1774,2065 1755,2065 1737,2065 1719,2065 1701,2065 1682,2065 1664,2065 1646,2065 1628,2065 1609,2065 1591,2065 1573,2065 1554,2065 1536,2065 1518,2065 1500,2065 1481,2065 1463,2065 1445,2065 1426,2065 1408,2065 1390,2065 1372,2065 1353,2065 1335,2065 1317,2065 1298,2065 1280,2065 1262,2065 1244,2065 1225,2065 1207,2065 1188,2065 1171,2065 1152,2065 1134,2065 1115,2065 1097,2065 1079,2065 1060,2065 1042,2065 1024,2065 1006,2065 987,2065 969,2065 951,2065 933,2065 914,2065 896,2065 878,2065 859,2065 841,2065 823,2065 805,2065 786,2065 768,2065 750,2065 731,2065 713,2065 695,2065 677,2065 658,2065 640,2065 622,2065 603,2065 585,2065 567,2065 549,2065 530,2065 512,2065 494,2065 476,2065 457,2065 439,2065 421,2065 402,2065 384,2065 366,2065 347,2065 329,2065 311,2065 292,2065 274,2065 256,2065 238,2065 219,2065 201,2065 183,2065 164,2065 146,2065 128,2065 110,2065 91,2065 73,2065 55,2065 36,2065 18,2065 0,2065">
          <text:p/>
        </draw:polygon>
        <draw:polygon draw:style-name="gr6" draw:text-style-name="P6" draw:layer="layout" svg:width="5.468cm" svg:height="0.662cm" draw:transform="rotate (-3.14159265358979) translate (14.573cm 1.203cm)" svg:viewBox="0 0 5469 663" draw:points="5469,0 5451,0 5433,0 5414,0 5396,0 5378,0 5359,0 5341,0 5323,0 5305,0 5286,0 5268,0 5250,0 5231,0 5213,0 5195,0 5177,0 5158,0 5140,0 5122,0 5103,0 5085,0 5067,0 5048,0 5030,0 5012,0 4993,0 4975,0 4957,0 4939,0 4920,0 4902,0 4884,0 4866,0 4847,0 4829,0 4811,0 4792,0 4774,0 4756,0 4738,0 4719,0 4701,0 4683,0 4664,1 4646,1 4628,1 4610,1 4591,1 4573,1 4555,1 4536,1 4518,1 4500,1 4482,1 4463,1 4445,1 4427,2 4409,2 4390,2 4372,2 4354,2 4335,2 4317,2 4298,2 4281,3 4262,3 4244,3 4225,3 4207,3 4189,4 4171,4 4152,4 4134,5 4116,5 4097,5 4079,5 4061,6 4043,6 4024,6 4006,7 3988,7 3969,7 3951,8 3933,8 3915,9 3896,9 3878,10 3860,11 3841,11 3823,12 3805,12 3787,13 3768,14 3750,14 3732,15 3714,16 3695,17 3677,18 3659,19 3640,20 3622,21 3604,22 3586,23 3567,24 3549,25 3530,27 3512,28 3494,30 3476,31 3457,32 3439,34 3421,36 3402,38 3384,39 3366,41 3348,43 3329,45 3311,47 3293,50 3274,52 3256,54 3238,57 3220,59 3201,62 3183,64 3165,67 3146,70 3128,73 3110,76 3092,79 3073,82 3055,86 3037,89 3019,93 3000,96 2982,101 2964,104 2945,108 2927,112 2909,116 2891,119 2872,123 2854,127 2836,131 2817,135 2799,140 2781,143 2763,148 2744,152 2726,156 2707,160 2689,164 2671,168 2653,172 2634,176 2616,180 2598,184 2579,188 2561,192 2543,196 2525,200 2506,203 2488,207 2470,210 2451,214 2433,218 2415,221 2397,224 2378,227 2360,230 2342,233 2324,236 2305,239 2287,242 2269,245 2250,247 2232,250 2214,252 2196,255 2177,257 2159,259 2141,261 2122,263 2104,265 2086,267 2068,269 2049,271 2031,273 2012,274 1994,276 1976,277 1958,279 1939,280 1921,281 1903,282 1884,283 1866,285 1848,286 1830,287 1811,288 1793,289 1775,290 1757,291 1738,291 1720,292 1702,293 1683,294 1665,294 1647,295 1629,295 1610,296 1592,297 1574,297 1555,298 1537,298 1519,299 1501,299 1482,299 1464,300 1446,300 1427,300 1409,301 1391,301 1373,301 1354,302 1336,302 1318,302 1299,303 1281,303 1263,303 1244,303 1226,304 1208,304 1189,304 1171,304 1153,304 1135,304 1116,304 1098,305 1080,305 1062,305 1043,305 1025,305 1007,305 988,305 970,305 952,305 934,306 915,306 896,306 878,306 859,306 841,306 823,306 805,306 786,306 768,306 750,306 731,306 713,306 695,306 677,306 658,306 640,306 622,306 603,306 585,306 567,306 549,307 530,307 512,307 493,307 476,307 457,307 439,307 420,307 402,307 384,307 366,307 347,307 329,307 311,307 292,307 274,307 256,307 238,307 219,307 201,307 183,307 164,307 146,307 128,307 110,307 91,307 73,307 55,307 36,307 18,307 0,307 0,663 18,663 36,663 55,663 73,663 91,663 110,663 128,663 146,663 164,663 183,663 201,663 219,663 238,663 256,663 274,663 292,663 311,663 329,663 347,663 366,663 384,663 402,663 420,663 439,663 457,663 476,663 493,663 512,663 530,663 549,663 567,663 585,663 603,662 622,662 640,662 658,662 677,662 695,662 713,662 731,662 750,662 768,662 786,662 805,662 823,662 841,662 859,662 878,662 896,662 915,662 934,662 952,661 970,661 988,661 1007,661 1025,661 1043,661 1062,661 1080,661 1098,661 1116,661 1135,660 1153,660 1171,660 1189,660 1208,660 1226,660 1244,659 1263,659 1281,659 1299,658 1318,658 1336,658 1354,658 1373,657 1391,657 1409,657 1427,657 1446,656 1464,656 1482,655 1501,655 1519,655 1537,654 1555,654 1574,653 1592,653 1610,652 1629,651 1647,651 1665,650 1683,650 1702,649 1720,648 1738,648 1757,647 1775,646 1793,645 1811,644 1830,643 1848,642 1866,641 1884,640 1903,638 1921,637 1939,636 1958,635 1976,633 1994,632 2012,630 2031,629 2049,627 2068,625 2086,623 2104,621 2122,619 2141,617 2159,615 2177,613 2196,611 2214,608 2232,606 2250,603 2269,601 2287,598 2305,595 2324,593 2342,589 2360,587 2378,583 2397,580 2415,577 2433,573 2451,570 2470,566 2488,563 2506,559 2525,555 2543,552 2561,548 2579,544 2598,540 2616,536 2634,532 2653,528 2671,524 2689,520 2707,516 2726,512 2744,508 2763,504 2781,499 2799,496 2817,491 2836,487 2854,484 2872,479 2891,475 2909,472 2927,468 2945,464 2964,460 2982,457 3000,453 3019,450 3037,446 3055,443 3073,439 3092,436 3110,433 3128,430 3146,427 3165,424 3183,421 3201,419 3220,416 3238,414 3256,411 3274,409 3293,407 3311,404 3329,402 3348,400 3366,398 3384,396 3402,395 3421,393 3439,391 3457,389 3476,388 3494,387 3512,385 3530,384 3549,382 3567,381 3586,380 3604,379 3622,378 3640,377 3659,376 3677,375 3695,374 3714,373 3732,372 3750,371 3768,371 3787,370 3805,369 3823,369 3841,368 3860,367 3878,367 3896,366 3915,366 3933,365 3951,365 3969,365 3988,364 4006,364 4024,363 4043,363 4061,363 4079,362 4097,362 4116,362 4134,361 4152,361 4171,361 4189,361 4207,360 4225,360 4244,360 4262,360 4281,360 4298,360 4317,359 4335,359 4354,359 4372,359 4390,359 4409,359 4427,359 4445,359 4463,358 4482,358 4500,358 4518,358 4536,358 4555,358 4573,358 4591,358 4610,358 4628,358 4646,358 4664,358 4683,358 4701,358 4719,357 4738,357 4756,357 4774,357 4792,357 4811,357 4829,357 4847,357 4866,357 4884,357 4902,357 4920,357 4939,357 4957,357 4975,357 4993,357 5012,357 5030,357 5048,357 5067,357 5085,357 5103,357 5122,357 5140,357 5158,357 5177,357 5195,357 5213,357 5231,357 5250,357 5268,357 5286,357 5305,357 5323,357 5341,357 5359,357 5378,357 5396,357 5414,357 5433,357 5451,357 5469,357">
          <text:p/>
        </draw:polygon>
        <draw:polygon draw:style-name="gr7" draw:text-style-name="P7" draw:layer="layout" svg:width="5.468cm" svg:height="1.178cm" svg:x="9.104cm" svg:y="0.893cm" svg:viewBox="0 0 5469 1179"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1179 5451,1179 5433,1179 5414,1179 5396,1179 5378,1179 5359,1179 5341,1179 5323,1179 5305,1179 5286,1179 5268,1179 5250,1179 5231,1179 5213,1179 5195,1179 5177,1179 5158,1179 5140,1179 5122,1179 5103,1179 5085,1179 5067,1179 5049,1179 5030,1179 5012,1179 4993,1179 4976,1179 4957,1179 4939,1179 4920,1179 4902,1179 4884,1179 4866,1179 4847,1179 4829,1179 4811,1179 4792,1179 4774,1179 4756,1179 4738,1179 4719,1179 4701,1179 4683,1179 4664,1179 4646,1179 4628,1179 4610,1179 4591,1179 4573,1179 4554,1179 4535,1179 4517,1179 4499,1179 4481,1179 4462,1179 4444,1179 4426,1179 4407,1179 4389,1179 4371,1179 4353,1179 4334,1179 4316,1179 4298,1179 4280,1179 4261,1179 4243,1179 4225,1179 4206,1179 4188,1179 4170,1179 4151,1179 4133,1179 4115,1179 4096,1179 4078,1179 4060,1179 4042,1179 4023,1179 4005,1179 3987,1179 3968,1179 3950,1179 3932,1179 3914,1179 3895,1179 3877,1179 3859,1179 3840,1179 3822,1179 3804,1179 3786,1179 3767,1179 3749,1179 3731,1179 3712,1179 3694,1179 3676,1179 3658,1179 3639,1179 3621,1179 3603,1179 3585,1179 3566,1179 3548,1179 3530,1179 3511,1179 3493,1179 3475,1179 3457,1179 3438,1179 3420,1179 3401,1179 3383,1179 3365,1179 3347,1179 3328,1179 3310,1179 3292,1179 3273,1179 3255,1179 3237,1179 3219,1179 3200,1179 3182,1179 3164,1179 3145,1179 3127,1179 3109,1179 3091,1179 3072,1179 3054,1179 3036,1179 3018,1179 2999,1179 2981,1179 2963,1179 2944,1179 2926,1179 2908,1179 2890,1179 2871,1179 2853,1179 2835,1179 2816,1179 2798,1179 2780,1179 2762,1179 2743,1179 2725,1179 2706,1179 2688,1179 2670,1179 2652,1179 2633,1179 2615,1179 2597,1179 2578,1179 2560,1179 2542,1179 2524,1179 2505,1179 2487,1179 2469,1179 2450,1179 2432,1179 2414,1179 2396,1179 2377,1179 2359,1179 2341,1179 2323,1179 2304,1179 2286,1179 2268,1179 2249,1179 2231,1179 2213,1179 2195,1179 2176,1179 2158,1179 2140,1179 2121,1179 2103,1179 2085,1179 2067,1179 2048,1179 2030,1179 2012,1179 1993,1179 1975,1179 1957,1179 1939,1179 1920,1179 1902,1179 1883,1179 1865,1179 1847,1179 1829,1179 1810,1179 1792,1179 1774,1179 1755,1179 1737,1179 1719,1179 1701,1179 1682,1179 1664,1179 1646,1179 1628,1179 1609,1179 1591,1179 1573,1179 1554,1179 1536,1179 1518,1179 1500,1179 1481,1179 1463,1179 1445,1179 1426,1179 1408,1179 1390,1179 1372,1179 1353,1179 1335,1179 1317,1179 1298,1179 1280,1179 1262,1179 1244,1179 1225,1179 1207,1179 1188,1179 1171,1179 1152,1179 1134,1179 1115,1179 1097,1179 1079,1179 1060,1179 1042,1179 1024,1179 1006,1179 987,1179 969,1179 951,1179 933,1179 914,1179 896,1179 878,1179 859,1179 841,1179 823,1179 805,1179 786,1179 768,1179 750,1179 731,1179 713,1179 695,1179 677,1179 658,1179 640,1179 622,1179 603,1179 585,1179 567,1179 549,1179 530,1179 512,1179 494,1179 476,1179 457,1179 439,1179 421,1179 402,1179 384,1179 366,1179 347,1179 329,1179 311,1179 292,1179 274,1179 256,1179 238,1179 219,1179 201,1179 183,1179 164,1179 146,1179 128,1179 110,1179 91,1179 73,1179 55,1179 36,1179 18,1179 0,1179">
          <text:p/>
        </draw:polygon>
        <draw:polygon draw:style-name="gr8" draw:text-style-name="P8" draw:layer="layout" svg:width="0.169cm" svg:height="2.145cm" svg:x="3.297cm" svg:y="2.378cm" svg:viewBox="0 0 170 2146" draw:points="0,2146 170,2146 170,0 0,0">
          <text:p/>
        </draw:polygon>
        <draw:polygon draw:style-name="gr9" draw:text-style-name="P9" draw:layer="layout" svg:width="0.169cm" svg:height="1.178cm" svg:x="3.297cm" svg:y="0.893cm" svg:viewBox="0 0 170 1179" draw:points="0,1179 170,1179 170,0 0,0">
          <text:p/>
        </draw:polygon>
        <draw:polygon draw:style-name="gr10" draw:text-style-name="P10" draw:layer="layout" svg:width="0.169cm" svg:height="0.356cm" svg:x="3.297cm" svg:y="0.231cm" svg:viewBox="0 0 170 357" draw:points="0,357 170,357 170,0 0,0">
          <text:p/>
        </draw:polygon>
        <draw:polygon draw:style-name="gr11" draw:text-style-name="P11" draw:layer="layout" svg:width="0.169cm" svg:height="0.053cm" svg:x="8.935cm" svg:y="4.795cm" svg:viewBox="0 0 170 54" draw:points="0,54 170,54 170,0 0,0">
          <text:p/>
        </draw:polygon>
        <draw:polygon draw:style-name="gr12" draw:text-style-name="P12" draw:layer="layout" svg:width="0.169cm" svg:height="2.111cm" svg:x="8.935cm" svg:y="2.378cm" svg:viewBox="0 0 170 2112" draw:points="0,2112 170,2112 170,0 0,0">
          <text:p/>
        </draw:polygon>
        <draw:polygon draw:style-name="gr13" draw:text-style-name="P13" draw:layer="layout" svg:width="0.169cm" svg:height="1.178cm" svg:x="8.935cm" svg:y="0.893cm" svg:viewBox="0 0 170 1179" draw:points="0,1179 170,1179 170,0 0,0">
          <text:p/>
        </draw:polygon>
        <draw:polygon draw:style-name="gr14" draw:text-style-name="P14" draw:layer="layout" svg:width="0.169cm" svg:height="0.356cm" svg:x="8.935cm" svg:y="0.231cm" svg:viewBox="0 0 170 357" draw:points="0,357 170,357 170,0 0,0">
          <text:p/>
        </draw:polygon>
        <draw:polygon draw:style-name="gr15" draw:text-style-name="P15" draw:layer="layout" svg:width="0.169cm" svg:height="0.097cm" svg:x="14.572cm" svg:y="4.751cm" svg:viewBox="0 0 170 98" draw:points="0,98 170,98 170,0 0,0">
          <text:p/>
        </draw:polygon>
        <draw:polygon draw:style-name="gr16" draw:text-style-name="P16" draw:layer="layout" svg:width="0.169cm" svg:height="2.067cm" svg:x="14.572cm" svg:y="2.378cm" svg:viewBox="0 0 170 2068" draw:points="0,2068 170,2068 170,0 0,0">
          <text:p/>
        </draw:polygon>
        <draw:polygon draw:style-name="gr17" draw:text-style-name="P17" draw:layer="layout" svg:width="0.169cm" svg:height="1.534cm" svg:x="14.572cm" svg:y="0.537cm" svg:viewBox="0 0 170 1535" draw:points="0,1535 170,1535 170,0 0,0">
          <text:p/>
        </draw:polygon>
        <draw:polygon draw:style-name="gr18" draw:text-style-name="P18" draw:layer="layout" svg:width="0.56cm" svg:height="0.56cm" svg:x="18.264cm" svg:y="-0.51cm" svg:viewBox="0 0 561 561" draw:points="0,561 561,561 561,0 0,0">
          <text:p/>
        </draw:polygon>
        <draw:polygon draw:style-name="gr19" draw:text-style-name="P19" draw:layer="layout" svg:width="0.56cm" svg:height="0.56cm" svg:x="18.264cm" svg:y="-0.51cm" svg:viewBox="0 0 561 561" draw:points="0,561 561,561 561,0 0,0">
          <text:p/>
        </draw:polygon>
        <draw:polygon draw:style-name="gr1" draw:text-style-name="P1" draw:layer="layout" svg:width="0.56cm" svg:height="0.56cm" svg:x="18.264cm" svg:y="0.1cm" svg:viewBox="0 0 561 561" draw:points="0,561 561,561 561,0 0,0">
          <text:p/>
        </draw:polygon>
        <draw:polygon draw:style-name="gr8" draw:text-style-name="P8" draw:layer="layout" svg:width="0.56cm" svg:height="0.56cm" svg:x="18.264cm" svg:y="0.1cm" svg:viewBox="0 0 561 561" draw:points="0,561 561,561 561,0 0,0">
          <text:p/>
        </draw:polygon>
        <draw:polygon draw:style-name="gr2" draw:text-style-name="P2" draw:layer="layout" svg:width="0.56cm" svg:height="0.559cm" svg:x="18.264cm" svg:y="0.71cm" svg:viewBox="0 0 561 560" draw:points="0,560 561,560 561,0 0,0">
          <text:p/>
        </draw:polygon>
        <draw:polygon draw:style-name="gr9" draw:text-style-name="P9" draw:layer="layout" svg:width="0.56cm" svg:height="0.559cm" svg:x="18.264cm" svg:y="0.71cm" svg:viewBox="0 0 561 560" draw:points="0,560 561,560 561,0 0,0">
          <text:p/>
        </draw:polygon>
        <draw:polygon draw:style-name="gr3" draw:text-style-name="P3" draw:layer="layout" svg:width="0.56cm" svg:height="0.56cm" svg:x="18.264cm" svg:y="1.319cm" svg:viewBox="0 0 561 561" draw:points="0,561 561,561 561,0 0,0">
          <text:p/>
        </draw:polygon>
        <draw:polygon draw:style-name="gr10" draw:text-style-name="P10" draw:layer="layout" svg:width="0.56cm" svg:height="0.56cm" svg:x="18.264cm" svg:y="1.319cm" svg:viewBox="0 0 561 561" draw:points="0,561 561,561 561,0 0,0">
          <text:p/>
        </draw:polygon>
        <draw:polygon draw:style-name="gr5" draw:text-style-name="P5" draw:layer="layout" svg:width="0.56cm" svg:height="0.559cm" svg:x="18.264cm" svg:y="1.929cm" svg:viewBox="0 0 561 560" draw:points="0,560 561,560 561,0 0,0">
          <text:p/>
        </draw:polygon>
        <draw:polygon draw:style-name="gr11" draw:text-style-name="P11" draw:layer="layout" svg:width="0.56cm" svg:height="0.559cm" svg:x="18.264cm" svg:y="1.929cm" svg:viewBox="0 0 561 560" draw:points="0,560 561,560 561,0 0,0">
          <text:p/>
        </draw:polygon>
        <draw:polygon draw:style-name="gr4" draw:text-style-name="P4" draw:layer="layout" svg:width="0.56cm" svg:height="0.56cm" svg:x="18.264cm" svg:y="2.538cm" svg:viewBox="0 0 561 561" draw:points="0,561 561,561 561,0 0,0">
          <text:p/>
        </draw:polygon>
        <draw:polygon draw:style-name="gr12" draw:text-style-name="P12" draw:layer="layout" svg:width="0.56cm" svg:height="0.56cm" svg:x="18.264cm" svg:y="2.538cm" svg:viewBox="0 0 561 561" draw:points="0,561 561,561 561,0 0,0">
          <text:p/>
        </draw:polygon>
        <draw:polygon draw:style-name="gr7" draw:text-style-name="P7" draw:layer="layout" svg:width="0.56cm" svg:height="0.56cm" svg:x="18.264cm" svg:y="3.148cm" svg:viewBox="0 0 561 561" draw:points="0,561 561,561 561,0 0,0">
          <text:p/>
        </draw:polygon>
        <draw:polygon draw:style-name="gr13" draw:text-style-name="P13" draw:layer="layout" svg:width="0.56cm" svg:height="0.56cm" svg:x="18.264cm" svg:y="3.148cm" svg:viewBox="0 0 561 561" draw:points="0,561 561,561 561,0 0,0">
          <text:p/>
        </draw:polygon>
        <draw:polygon draw:style-name="gr6" draw:text-style-name="P6" draw:layer="layout" svg:width="0.56cm" svg:height="0.559cm" svg:x="18.264cm" svg:y="3.758cm" svg:viewBox="0 0 561 560" draw:points="0,560 561,560 561,0 0,0">
          <text:p/>
        </draw:polygon>
        <draw:polygon draw:style-name="gr14" draw:text-style-name="P14" draw:layer="layout" svg:width="0.56cm" svg:height="0.559cm" svg:x="18.264cm" svg:y="3.758cm" svg:viewBox="0 0 561 560" draw:points="0,560 561,560 561,0 0,0">
          <text:p/>
        </draw:polygon>
        <draw:polygon draw:style-name="gr15" draw:text-style-name="P15" draw:layer="layout" svg:width="0.56cm" svg:height="0.56cm" svg:x="18.264cm" svg:y="4.367cm" svg:viewBox="0 0 561 561" draw:points="0,561 561,561 561,0 0,0">
          <text:p/>
        </draw:polygon>
        <draw:polygon draw:style-name="gr16" draw:text-style-name="P16" draw:layer="layout" svg:width="0.56cm" svg:height="0.559cm" svg:x="18.264cm" svg:y="4.977cm" svg:viewBox="0 0 561 560" draw:points="0,560 561,560 561,0 0,0">
          <text:p/>
        </draw:polygon>
        <draw:polygon draw:style-name="gr17" draw:text-style-name="P17" draw:layer="layout" svg:width="0.56cm" svg:height="0.56cm" svg:x="18.264cm" svg:y="5.586cm" svg:viewBox="0 0 561 561" draw:points="0,561 561,561 561,0 0,0">
          <text:p/>
        </draw:polygon>
        <draw:frame draw:style-name="gr20" draw:text-style-name="P21" draw:layer="layout" svg:width="2.102cm" svg:height="0.391cm" svg:x="18.24cm" svg:y="-1.053cm">
          <draw:text-box>
            <text:p text:style-name="P20"><text:span text:style-name="T1">fact</text:span><text:span text:style-name="T1">or(n</text:span><text:span text:style-name="T1">ode</text:span><text:span text:style-name="T1">)</text:span></text:p>
          </draw:text-box>
        </draw:frame>
        <draw:frame draw:style-name="gr21" draw:text-style-name="P22" draw:layer="layout" svg:width="0.761cm" svg:height="0.319cm" svg:x="19.043cm" svg:y="-0.347cm">
          <draw:text-box>
            <text:p text:style-name="P20"><text:span text:style-name="T2">hist 0</text:span></text:p>
          </draw:text-box>
        </draw:frame>
        <draw:frame draw:style-name="gr21" draw:text-style-name="P22" draw:layer="layout" svg:width="0.761cm" svg:height="0.319cm" svg:x="19.043cm" svg:y="0.263cm">
          <draw:text-box>
            <text:p text:style-name="P20"><text:span text:style-name="T2">hist 1</text:span></text:p>
          </draw:text-box>
        </draw:frame>
        <draw:frame draw:style-name="gr21" draw:text-style-name="P22" draw:layer="layout" svg:width="0.761cm" svg:height="0.319cm" svg:x="19.043cm" svg:y="0.872cm">
          <draw:text-box>
            <text:p text:style-name="P20"><text:span text:style-name="T2">hist 3</text:span></text:p>
          </draw:text-box>
        </draw:frame>
        <draw:frame draw:style-name="gr21" draw:text-style-name="P22" draw:layer="layout" svg:width="0.761cm" svg:height="0.319cm" svg:x="19.043cm" svg:y="1.482cm">
          <draw:text-box>
            <text:p text:style-name="P20"><text:span text:style-name="T2">hist 4</text:span></text:p>
          </draw:text-box>
        </draw:frame>
        <draw:frame draw:style-name="gr22" draw:text-style-name="P22" draw:layer="layout" svg:width="1.132cm" svg:height="0.319cm" svg:x="19.043cm" svg:y="2.092cm">
          <draw:text-box>
            <text:p text:style-name="P20"><text:span text:style-name="T2">y205</text:span><text:span text:style-name="T2">0 0</text:span></text:p>
          </draw:text-box>
        </draw:frame>
        <draw:frame draw:style-name="gr22" draw:text-style-name="P22" draw:layer="layout" svg:width="1.132cm" svg:height="0.319cm" svg:x="19.043cm" svg:y="2.701cm">
          <draw:text-box>
            <text:p text:style-name="P20"><text:span text:style-name="T2">y205</text:span><text:span text:style-name="T2">0 1</text:span></text:p>
          </draw:text-box>
        </draw:frame>
        <draw:frame draw:style-name="gr22" draw:text-style-name="P22" draw:layer="layout" svg:width="1.132cm" svg:height="0.319cm" svg:x="19.043cm" svg:y="3.311cm">
          <draw:text-box>
            <text:p text:style-name="P20"><text:span text:style-name="T2">y205</text:span><text:span text:style-name="T2">0 2</text:span></text:p>
          </draw:text-box>
        </draw:frame>
        <draw:frame draw:style-name="gr22" draw:text-style-name="P22" draw:layer="layout" svg:width="1.132cm" svg:height="0.319cm" svg:x="19.043cm" svg:y="3.92cm">
          <draw:text-box>
            <text:p text:style-name="P20"><text:span text:style-name="T2">y205</text:span><text:span text:style-name="T2">0 3</text:span></text:p>
          </draw:text-box>
        </draw:frame>
        <draw:frame draw:style-name="gr22" draw:text-style-name="P22" draw:layer="layout" svg:width="1.132cm" svg:height="0.319cm" svg:x="19.043cm" svg:y="4.53cm">
          <draw:text-box>
            <text:p text:style-name="P20"><text:span text:style-name="T2">y209</text:span><text:span text:style-name="T2">0 0</text:span></text:p>
          </draw:text-box>
        </draw:frame>
        <draw:frame draw:style-name="gr22" draw:text-style-name="P22" draw:layer="layout" svg:width="1.132cm" svg:height="0.319cm" svg:x="19.043cm" svg:y="5.14cm">
          <draw:text-box>
            <text:p text:style-name="P20"><text:span text:style-name="T2">y209</text:span><text:span text:style-name="T2">0 1</text:span></text:p>
          </draw:text-box>
        </draw:frame>
        <draw:frame draw:style-name="gr22" draw:text-style-name="P22" draw:layer="layout" svg:width="1.132cm" svg:height="0.319cm" svg:x="19.043cm" svg:y="5.749cm">
          <draw:text-box>
            <text:p text:style-name="P20"><text:span text:style-name="T2">y209</text:span><text:span text:style-name="T2">0 2</text:span></text:p>
          </draw:text-box>
        </draw:frame>
        <draw:g draw:style-name="gr23">
          <draw:g draw:style-name="gr24">
            <draw:polygon draw:style-name="gr18" draw:text-style-name="P18" draw:layer="layout" svg:width="5.449cm" svg:height="1.279cm" draw:transform="rotate (-3.14159265358979) translate (6.35cm 2.13cm)" svg:viewBox="0 0 5450 1280" draw:points="5450,1254 5432,1254 5412,1254 5395,1254 5377,1254 5357,1254 5341,1254 5321,1254 5303,1254 5286,1254 5268,1254 5250,1254 5230,1254 5212,1254 5194,1254 5177,1254 5157,1254 5139,1254 5121,1254 5103,1254 5085,1254 5066,1254 5050,1254 5030,1254 5012,1254 4994,1254 4974,1254 4957,1254 4939,1254 4921,1254 4903,1254 4885,1254 4867,1254 4848,1254 4830,1254 4812,1254 4794,1254 4776,1254 4756,1254 4739,1254 4719,1254 4703,1250 4683,1250 4667,1250 4647,1250 4630,1250 4612,1250 4592,1250 4576,1250 4556,1250 4538,1250 4521,1250 4503,1250 4483,1247 4465,1247 4447,1247 4429,1247 4412,1247 4392,1247 4374,1247 4356,1247 4336,1245 4320,1245 4301,1245 4283,1245 4265,1245 4247,1241 4229,1241 4209,1241 4194,1237 4174,1237 4156,1237 4138,1237 4120,1235 4100,1235 4083,1235 4065,1231 4045,1231 4029,1229 4009,1229 3991,1229 3974,1225 3954,1225 3938,1221 3918,1219 3900,1219 3882,1215 3865,1215 3847,1211 3827,1209 3809,1205 3791,1205 3773,1201 3756,1199 3738,1195 3718,1191 3700,1189 3682,1185 3662,1182 3647,1176 3627,1172 3609,1170 3591,1166 3573,1160 3555,1156 3536,1150 3520,1146 3500,1140 3482,1134 3462,1126 3444,1120 3427,1115 3409,1107 3391,1101 3371,1095 3355,1085 3335,1077 3318,1067 3300,1059 3280,1052 3264,1042 3244,1032 3226,1022 3209,1012 3191,1000 3173,991 3153,977 3135,967 3117,955 3100,941 3080,931 3062,916 3044,902 3024,890 3008,876 2989,861 2973,847 2953,831 2935,817 2917,801 2897,786 2880,772 2862,756 2844,738 2826,721 2808,703 2788,687 2771,672 2753,654 2735,638 2717,622 2697,607 2679,587 2662,569 2642,553 2626,538 2606,522 2590,504 2570,488 2553,473 2535,459 2515,443 2499,427 2479,414 2461,398 2442,382 2426,368 2406,354 2388,339 2370,325 2350,315 2335,303 2315,289 2297,278 2279,268 2261,258 2243,244 2224,234 2206,224 2188,215 2170,205 2152,195 2132,189 2115,179 2097,169 2079,163 2061,156 2043,150 2023,144 2006,134 1988,130 1968,124 1952,118 1932,110 1914,108 1897,100 1877,95 1861,91 1841,89 1823,85 1805,79 1788,75 1768,71 1750,69 1732,65 1714,61 1696,59 1677,55 1661,51 1641,49 1623,49 1605,45 1585,43 1570,43 1550,39 1532,35 1514,35 1496,33 1478,33 1459,30 1441,30 1423,26 1405,26 1385,26 1367,24 1350,24 1332,24 1314,20 1294,20 1278,16 1258,16 1241,16 1223,16 1203,14 1185,14 1167,14 1149,14 1132,14 1114,10 1094,10 1076,10 1058,10 1040,10 1023,10 1005,10 985,6 967,6 947,6 931,6 912,6 896,6 876,6 858,6 840,6 820,6 805,6 785,4 767,4 749,4 729,4 709,4 694,4 674,4 656,4 638,4 618,4 602,4 583,4 565,4 547,4 529,4 509,4 491,4 474,4 456,4 438,4 418,4 400,4 382,4 365,4 347,4 327,4 311,4 291,4 273,4 256,0 236,0 220,0 200,0 182,0 164,0 147,0 127,0 109,0 91,0 73,0 55,0 36,0 18,0 0,0 0,26 18,26 36,26 55,26 73,26 91,26 109,26 127,26 147,26 164,26 182,26 200,26 220,26 236,26 256,26 273,26 291,26 311,26 327,26 347,26 365,26 382,26 400,26 418,26 438,26 456,26 474,26 491,26 509,26 529,26 547,26 565,26 583,26 602,26 618,26 638,26 656,26 674,26 694,30 709,30 729,30 749,30 767,30 785,30 805,30 820,30 840,30 858,30 876,30 896,30 912,30 931,30 947,33 967,33 985,33 1005,33 1023,33 1040,33 1058,33 1076,33 1094,35 1114,35 1132,35 1149,35 1167,35 1185,39 1203,39 1223,39 1241,43 1258,43 1278,43 1294,43 1314,45 1332,45 1350,45 1367,49 1385,49 1405,49 1423,51 1441,51 1459,55 1478,55 1496,55 1514,59 1532,61 1550,61 1570,65 1585,69 1605,69 1623,71 1641,75 1661,75 1677,81 1696,81 1714,85 1732,89 1750,91 1768,95 1788,100 1805,104 1823,108 1841,110 1861,114 1877,120 1897,128 1914,130 1932,136 1952,140 1968,146 1988,154 2006,160 2023,165 2043,173 2061,179 2079,189 2097,195 2115,203 2132,213 2152,221 2170,228 2188,238 2206,248 2224,258 2243,268 2261,280 2279,289 2297,303 2315,313 2335,325 2350,339 2370,352 2388,364 2406,378 2426,394 2442,408 2461,423 2479,437 2499,453 2515,467 2535,482 2553,498 2570,514 2590,532 2606,547 2626,563 2642,579 2662,597 2679,612 2697,628 2717,644 2735,662 2753,681 2771,697 2788,713 2808,729 2826,746 2844,762 2862,778 2880,796 2897,811 2917,823 2935,841 2953,857 2973,870 2989,886 3008,898 3024,916 3044,928 3062,941 3080,955 3100,967 3117,981 3135,991 3153,1002 3173,1012 3191,1026 3209,1036 3226,1046 3244,1056 3264,1065 3280,1075 3300,1085 3318,1095 3335,1101 3355,1111 3371,1117 3391,1124 3409,1134 3427,1140 3444,1146 3462,1152 3482,1156 3500,1162 3520,1170 3536,1176 3555,1180 3573,1185 3591,1189 3609,1191 3627,1199 3647,1201 3662,1205 3682,1209 3700,1211 3718,1215 3738,1219 3756,1221 3773,1225 3791,1229 3809,1231 3827,1235 3847,1235 3865,1237 3882,1237 3900,1241 3918,1245 3938,1247 3954,1247 3974,1250 3991,1250 4009,1250 4029,1254 4045,1254 4065,1256 4083,1256 4100,1256 4120,1260 4138,1260 4156,1260 4174,1260 4194,1264 4209,1264 4229,1266 4247,1266 4265,1266 4283,1266 4301,1266 4320,1270 4336,1270 4356,1270 4374,1270 4392,1270 4412,1270 4429,1270 4447,1274 4465,1274 4483,1274 4503,1274 4521,1274 4538,1274 4556,1274 4576,1274 4592,1274 4612,1274 4630,1276 4647,1276 4667,1276 4683,1276 4703,1276 4719,1276 4739,1276 4756,1276 4776,1276 4794,1276 4812,1276 4830,1276 4848,1276 4867,1276 4885,1276 4903,1276 4921,1276 4939,1276 4957,1276 4974,1276 4994,1276 5012,1276 5030,1276 5050,1280 5066,1280 5085,1280 5103,1280 5121,1280 5139,1280 5157,1280 5177,1280 5194,1280 5212,1280 5230,1280 5250,1280 5268,1280 5286,1280 5303,1280 5321,1280 5341,1280 5357,1280 5377,1280 5395,1280 5412,1280 5432,1280 5450,1280">
              <text:p/>
            </draw:polygon>
            <draw:polygon draw:style-name="gr18" draw:text-style-name="P18" draw:layer="layout" svg:width="5.449cm" svg:height="1.279cm" svg:x="0.9cm" svg:y="0.85cm" svg:viewBox="0 0 5450 1280" draw:points="0,1254 18,1254 38,1254 55,1254 73,1254 93,1254 109,1254 129,1254 147,1254 164,1254 182,1254 200,1254 220,1254 238,1254 256,1254 273,1254 293,1254 311,1254 329,1254 347,1254 365,1254 384,1254 400,1254 420,1254 438,1254 456,1254 476,1254 493,1254 511,1254 529,1254 547,1254 565,1254 583,1254 602,1254 620,1254 638,1254 656,1254 674,1254 694,1254 711,1254 731,1254 747,1250 767,1250 783,1250 803,1250 820,1250 838,1250 858,1250 874,1250 894,1250 912,1250 929,1250 947,1250 967,1247 985,1247 1003,1247 1021,1247 1038,1247 1058,1247 1076,1247 1094,1247 1114,1245 1130,1245 1149,1245 1167,1245 1185,1245 1203,1241 1221,1241 1241,1241 1256,1237 1276,1237 1294,1237 1312,1237 1330,1235 1350,1235 1367,1235 1385,1231 1405,1231 1421,1229 1441,1229 1459,1229 1476,1225 1496,1225 1512,1221 1532,1219 1550,1219 1568,1215 1585,1215 1603,1211 1623,1209 1641,1205 1659,1205 1677,1201 1694,1199 1712,1195 1732,1191 1750,1189 1768,1185 1788,1182 1803,1176 1823,1172 1841,1170 1859,1166 1877,1160 1895,1156 1914,1150 1930,1146 1950,1140 1968,1134 1988,1126 2006,1120 2023,1115 2041,1107 2059,1101 2079,1095 2095,1085 2115,1077 2132,1067 2150,1059 2170,1052 2186,1042 2206,1032 2224,1022 2241,1012 2259,1000 2277,991 2297,977 2315,967 2333,955 2350,941 2370,931 2388,916 2406,902 2426,890 2442,876 2461,861 2477,847 2497,831 2515,817 2533,801 2553,786 2570,772 2588,756 2606,738 2624,721 2642,703 2662,687 2679,672 2697,654 2715,638 2733,622 2753,607 2771,587 2788,569 2808,553 2824,538 2844,522 2860,504 2880,488 2897,473 2915,459 2935,443 2951,427 2971,414 2989,398 3008,382 3024,368 3044,354 3062,339 3080,325 3100,315 3115,303 3135,289 3153,278 3171,268 3189,258 3207,244 3226,234 3244,224 3262,215 3280,205 3298,195 3318,189 3335,179 3353,169 3371,163 3389,156 3407,150 3427,144 3444,134 3462,130 3482,124 3498,118 3518,110 3536,108 3553,100 3573,95 3589,91 3609,89 3627,85 3645,79 3662,75 3682,71 3700,69 3718,65 3736,61 3754,59 3773,55 3789,51 3809,49 3827,49 3845,45 3865,43 3880,43 3900,39 3918,35 3936,35 3954,33 3972,33 3991,30 4009,30 4027,26 4045,26 4065,26 4083,24 4100,24 4118,24 4136,20 4156,20 4172,16 4192,16 4209,16 4227,16 4247,14 4265,14 4283,14 4301,14 4318,14 4336,10 4356,10 4374,10 4392,10 4410,10 4427,10 4445,10 4465,6 4483,6 4503,6 4519,6 4538,6 4554,6 4574,6 4592,6 4610,6 4630,6 4645,6 4665,4 4683,4 4701,4 4721,4 4741,4 4756,4 4776,4 4794,4 4812,4 4832,4 4848,4 4867,4 4885,4 4903,4 4921,4 4941,4 4959,4 4976,4 4994,4 5012,4 5032,4 5050,4 5068,4 5085,4 5103,4 5123,4 5139,4 5159,4 5177,4 5194,0 5214,0 5230,0 5250,0 5268,0 5286,0 5303,0 5323,0 5341,0 5359,0 5377,0 5395,0 5414,0 5432,0 5450,0 5450,26 5432,26 5414,26 5395,26 5377,26 5359,26 5341,26 5323,26 5303,26 5286,26 5268,26 5250,26 5230,26 5214,26 5194,26 5177,26 5159,26 5139,26 5123,26 5103,26 5085,26 5068,26 5050,26 5032,26 5012,26 4994,26 4976,26 4959,26 4941,26 4921,26 4903,26 4885,26 4867,26 4848,26 4832,26 4812,26 4794,26 4776,26 4756,30 4741,30 4721,30 4701,30 4683,30 4665,30 4645,30 4630,30 4610,30 4592,30 4574,30 4554,30 4538,30 4519,30 4503,33 4483,33 4465,33 4445,33 4427,33 4410,33 4392,33 4374,33 4356,35 4336,35 4318,35 4301,35 4283,35 4265,39 4247,39 4227,39 4209,43 4192,43 4172,43 4156,43 4136,45 4118,45 4100,45 4083,49 4065,49 4045,49 4027,51 4009,51 3991,55 3972,55 3954,55 3936,59 3918,61 3900,61 3880,65 3865,69 3845,69 3827,71 3809,75 3789,75 3773,81 3754,81 3736,85 3718,89 3700,91 3682,95 3662,100 3645,104 3627,108 3609,110 3589,114 3573,120 3553,128 3536,130 3518,136 3498,140 3482,146 3462,154 3444,160 3427,165 3407,173 3389,179 3371,189 3353,195 3335,203 3318,213 3298,221 3280,228 3262,238 3244,248 3226,258 3207,268 3189,280 3171,289 3153,303 3135,313 3115,325 3100,339 3080,352 3062,364 3044,378 3024,394 3008,408 2989,423 2971,437 2951,453 2935,467 2915,482 2897,498 2880,514 2860,532 2844,547 2824,563 2808,579 2788,597 2771,612 2753,628 2733,644 2715,662 2697,681 2679,697 2662,713 2642,729 2624,746 2606,762 2588,778 2570,796 2553,811 2533,823 2515,841 2497,857 2477,870 2461,886 2442,898 2426,916 2406,928 2388,941 2370,955 2350,967 2333,981 2315,991 2297,1002 2277,1012 2259,1026 2241,1036 2224,1046 2206,1056 2186,1065 2170,1075 2150,1085 2132,1095 2115,1101 2095,1111 2079,1117 2059,1124 2041,1134 2023,1140 2006,1146 1988,1152 1968,1156 1950,1162 1930,1170 1914,1176 1895,1180 1877,1185 1859,1189 1841,1191 1823,1199 1803,1201 1788,1205 1768,1209 1750,1211 1732,1215 1712,1219 1694,1221 1677,1225 1659,1229 1641,1231 1623,1235 1603,1235 1585,1237 1568,1237 1550,1241 1532,1245 1512,1247 1496,1247 1476,1250 1459,1250 1441,1250 1421,1254 1405,1254 1385,1256 1367,1256 1350,1256 1330,1260 1312,1260 1294,1260 1276,1260 1256,1264 1241,1264 1221,1266 1203,1266 1185,1266 1167,1266 1149,1266 1130,1270 1114,1270 1094,1270 1076,1270 1058,1270 1038,1270 1021,1270 1003,1274 985,1274 967,1274 947,1274 929,1274 912,1274 894,1274 874,1274 858,1274 838,1274 820,1276 803,1276 783,1276 767,1276 747,1276 731,1276 711,1276 694,1276 674,1276 656,1276 638,1276 620,1276 602,1276 583,1276 565,1276 547,1276 529,1276 511,1276 493,1276 476,1276 456,1276 438,1276 420,1276 400,1280 384,1280 365,1280 347,1280 329,1280 311,1280 293,1280 273,1280 256,1280 238,1280 220,1280 200,1280 182,1280 164,1280 147,1280 129,1280 109,1280 93,1280 73,1280 55,1280 38,1280 18,1280 0,1280">
              <text:p/>
            </draw:polygon>
          </draw:g>
        </draw:g>
      </draw:page>
      <draw:page draw:name="page2" draw:style-name="dp1" draw:master-page-name="master-page3">
        <draw:polygon draw:style-name="gr1" draw:text-style-name="P1" draw:layer="layout" svg:width="5.468cm" svg:height="0.379cm" svg:x="3.467cm" svg:y="4.469cm" svg:viewBox="0 0 5469 380" draw:points="0,0 18,0 36,1 54,1 73,1 91,1 109,1 128,1 146,1 164,1 182,1 201,1 219,1 237,1 255,1 274,1 292,1 310,1 329,1 347,1 365,1 383,1 402,1 420,1 438,1 457,1 475,1 493,1 511,1 530,1 548,1 567,1 585,1 603,1 621,1 640,1 658,1 676,1 695,1 713,1 731,1 749,1 768,1 786,1 804,1 823,2 841,2 859,2 877,2 896,2 914,2 932,2 950,2 969,2 987,2 1005,2 1024,2 1042,3 1060,3 1078,3 1097,3 1115,3 1133,3 1152,3 1170,4 1188,4 1206,4 1225,4 1243,4 1261,4 1280,5 1298,5 1316,5 1335,5 1353,6 1371,6 1390,7 1408,7 1426,7 1444,8 1463,8 1481,8 1499,9 1518,9 1536,10 1554,10 1572,11 1591,11 1609,12 1627,13 1645,13 1664,14 1682,15 1700,15 1719,16 1737,17 1755,18 1773,19 1792,20 1810,21 1828,22 1847,23 1865,24 1883,25 1901,27 1920,28 1938,29 1956,31 1975,32 1993,34 2011,35 2029,37 2048,39 2066,41 2085,43 2103,45 2121,47 2139,49 2158,51 2176,53 2194,56 2213,58 2231,61 2249,64 2267,67 2286,69 2304,73 2322,75 2340,79 2359,82 2377,85 2395,88 2414,92 2432,95 2450,99 2468,103 2487,107 2505,111 2523,114 2542,119 2560,123 2578,127 2596,131 2615,135 2633,140 2651,144 2670,148 2688,152 2706,157 2724,161 2743,165 2761,170 2779,174 2797,178 2816,183 2834,187 2853,191 2871,196 2889,200 2907,204 2926,208 2944,212 2962,216 2981,220 2999,224 3017,227 3035,231 3054,234 3072,238 3090,241 3109,245 3127,248 3145,251 3163,254 3182,257 3200,260 3218,263 3237,265 3255,268 3273,271 3291,274 3310,276 3328,278 3346,281 3365,283 3383,285 3401,287 3419,289 3438,290 3456,292 3474,294 3492,295 3511,297 3529,298 3547,300 3566,301 3584,302 3602,304 3621,305 3639,306 3657,307 3676,308 3694,309 3712,310 3730,311 3749,311 3767,312 3785,313 3804,313 3822,314 3840,315 3858,316 3877,316 3895,317 3913,317 3932,318 3950,318 3968,319 3986,319 4005,319 4023,320 4041,320 4059,320 4078,321 4096,321 4114,322 4133,322 4151,322 4169,322 4187,323 4206,323 4224,323 4242,323 4261,324 4279,324 4297,324 4315,324 4334,324 4352,324 4371,324 4389,325 4407,325 4425,325 4444,325 4462,325 4480,325 4499,325 4517,325 4535,325 4553,326 4572,326 4590,326 4608,326 4627,326 4645,326 4663,326 4681,326 4700,326 4718,326 4737,326 4755,326 4774,326 4792,326 4810,326 4829,326 4847,326 4865,326 4883,326 4902,326 4920,326 4938,327 4957,327 4975,327 4993,327 5011,327 5030,327 5048,327 5066,327 5085,327 5103,327 5121,327 5140,327 5158,327 5176,327 5195,327 5213,327 5231,327 5249,327 5268,327 5286,327 5304,327 5323,327 5341,327 5359,327 5377,327 5396,327 5414,327 5432,327 5450,327 5469,327 5469,380 5450,380 5432,380 5414,380 5396,380 5377,380 5359,380 5341,380 5323,380 5304,380 5286,380 5268,380 5249,380 5231,380 5213,380 5195,380 5176,380 5158,380 5140,380 5121,380 5103,380 5085,380 5066,380 5048,380 5030,380 5011,380 4993,380 4975,380 4957,380 4938,380 4920,380 4902,380 4883,380 4865,380 4847,380 4829,380 4810,380 4792,380 4774,380 4755,380 4737,380 4718,380 4700,380 4681,379 4663,379 4645,379 4627,379 4608,379 4590,379 4572,379 4553,379 4535,379 4517,379 4499,379 4480,379 4462,379 4444,378 4425,378 4407,378 4389,378 4371,378 4352,378 4334,378 4315,378 4297,377 4279,377 4261,377 4242,377 4224,377 4206,376 4187,376 4169,376 4151,375 4133,375 4114,375 4096,375 4078,374 4059,374 4041,374 4023,373 4005,373 3986,372 3968,372 3950,372 3932,371 3913,371 3895,370 3877,369 3858,369 3840,368 3822,368 3804,367 3785,366 3767,366 3749,365 3730,364 3712,363 3694,362 3676,361 3657,360 3639,359 3621,358 3602,357 3584,356 3566,354 3547,353 3529,352 3511,350 3492,349 3474,347 3456,346 3438,344 3419,342 3401,340 3383,338 3365,336 3346,334 3328,332 3310,330 3291,327 3273,325 3255,322 3237,320 3218,317 3200,314 3182,311 3163,308 3145,305 3127,302 3109,299 3090,296 3072,292 3054,289 3035,285 3017,282 2999,278 2981,274 2962,270 2944,265 2926,261 2907,257 2889,253 2871,249 2853,245 2834,240 2816,236 2797,232 2779,227 2761,223 2743,219 2724,214 2706,210 2688,206 2670,201 2651,197 2633,193 2615,189 2596,184 2578,180 2560,176 2542,172 2523,168 2505,164 2487,160 2468,156 2450,153 2432,149 2414,146 2395,142 2377,138 2359,135 2340,132 2322,129 2304,126 2286,123 2267,120 2249,117 2231,114 2213,112 2194,110 2176,107 2158,105 2139,103 2121,100 2103,98 2085,96 2066,94 2048,92 2029,91 2011,89 1993,87 1975,86 1956,84 1938,83 1920,81 1901,80 1883,79 1865,77 1847,76 1828,75 1810,74 1792,73 1773,72 1755,71 1737,70 1719,70 1700,69 1682,68 1664,67 1645,67 1627,66 1609,65 1591,65 1572,64 1554,64 1536,63 1518,63 1499,62 1481,62 1463,61 1444,61 1426,61 1408,60 1390,60 1371,59 1353,59 1335,59 1316,59 1298,58 1280,58 1261,58 1243,58 1225,58 1206,57 1188,57 1170,57 1152,57 1133,57 1115,57 1097,56 1078,56 1060,56 1042,56 1024,56 1005,56 987,56 969,56 950,56 932,55 914,55 896,55 877,55 859,55 841,55 823,55 804,55 786,55 768,55 749,55 731,55 713,55 695,55 676,55 658,55 640,55 621,55 603,54 585,54 567,54 548,54 530,54 511,54 493,54 475,54 457,54 438,54 420,54 402,54 383,54 365,54 347,54 329,54 310,54 292,54 274,54 255,54 237,54 219,54 201,54 182,54 164,54 146,54 128,54 109,54 91,54 73,54 54,54 36,54 18,54 0,54">
          <text:p/>
        </draw:polygon>
        <draw:polygon draw:style-name="gr1" draw:text-style-name="P1" draw:layer="layout" svg:width="5.468cm" svg:height="2.091cm" svg:x="3.467cm" svg:y="2.378cm" svg:viewBox="0 0 5469 2092" draw:points="0,0 18,0 36,0 54,0 73,0 91,0 109,0 128,0 146,0 164,0 182,0 201,0 219,0 237,0 255,0 274,0 292,0 310,0 329,0 347,0 365,0 383,0 402,0 420,0 438,0 457,0 475,0 493,0 511,0 530,0 548,0 567,0 585,0 603,0 621,0 640,0 658,0 676,0 695,0 713,0 731,0 749,0 768,0 786,0 804,0 823,0 841,0 859,0 877,0 896,0 914,0 932,0 950,0 969,0 987,0 1005,0 1024,0 1042,0 1060,0 1078,0 1097,0 1115,0 1133,0 1152,0 1170,0 1188,0 1206,0 1225,0 1243,0 1261,0 1280,0 1298,0 1316,0 1335,0 1353,0 1371,0 1390,0 1408,0 1426,0 1444,0 1463,0 1481,0 1499,0 1518,0 1536,0 1554,0 1572,0 1591,0 1609,0 1627,0 1645,0 1664,0 1682,0 1700,0 1719,0 1737,0 1755,0 1773,0 1792,0 1810,0 1828,0 1847,0 1865,0 1883,0 1901,0 1920,0 1938,0 1956,0 1975,0 1993,0 2011,0 2029,0 2048,0 2066,0 2085,0 2103,0 2121,0 2139,0 2158,0 2176,0 2194,0 2213,0 2231,0 2249,0 2267,0 2286,0 2304,0 2322,0 2340,0 2359,0 2377,0 2395,0 2414,0 2432,0 2450,0 2468,0 2487,0 2505,0 2523,0 2542,0 2560,0 2578,0 2596,0 2615,0 2633,0 2651,0 2670,0 2688,0 2706,0 2724,0 2743,0 2761,0 2779,0 2797,0 2816,0 2834,0 2853,0 2871,0 2889,0 2907,0 2926,0 2944,0 2962,0 2981,0 2999,0 3017,0 3035,0 3054,0 3072,0 3090,0 3109,0 3127,0 3145,0 3163,0 3182,0 3200,0 3218,0 3237,0 3255,0 3273,0 3291,0 3310,0 3328,0 3346,0 3365,0 3383,0 3401,0 3419,0 3438,0 3456,0 3474,0 3492,0 3511,0 3529,0 3547,0 3566,0 3584,0 3602,0 3621,0 3639,0 3657,0 3676,0 3694,0 3712,0 3730,0 3749,0 3767,0 3785,0 3804,0 3822,0 3840,0 3858,0 3877,0 3895,0 3913,0 3932,0 3950,0 3968,0 3986,0 4005,0 4023,0 4041,0 4059,0 4078,0 4096,0 4114,0 4133,0 4151,0 4169,0 4187,0 4206,0 4224,0 4242,0 4261,0 4279,0 4297,0 4315,0 4334,0 4352,0 4371,0 4389,0 4407,0 4425,0 4444,0 4462,0 4480,0 4499,0 4517,0 4535,0 4553,0 4572,0 4590,0 4608,0 4627,0 4645,0 4663,0 4681,0 4700,0 4718,0 4737,0 4755,0 4774,0 4792,0 4810,0 4829,0 4847,0 4865,0 4883,0 4902,0 4920,0 4938,0 4957,0 4975,0 4993,0 5011,0 5030,0 5048,0 5066,0 5085,0 5103,0 5121,0 5140,0 5158,0 5176,0 5195,0 5213,0 5231,0 5249,0 5268,0 5286,0 5304,0 5323,0 5341,0 5359,0 5377,0 5396,0 5414,0 5432,0 5450,0 5469,0 5469,2092 5450,2092 5432,2092 5414,2092 5396,2092 5377,2092 5359,2092 5341,2092 5323,2092 5304,2092 5286,2092 5268,2092 5249,2092 5231,2092 5213,2092 5195,2092 5176,2092 5158,2092 5140,2092 5121,2092 5103,2092 5085,2092 5066,2092 5048,2092 5030,2092 5011,2092 4993,2092 4975,2092 4957,2092 4938,2092 4920,2092 4902,2092 4883,2092 4865,2092 4847,2092 4829,2092 4810,2092 4792,2092 4774,2092 4755,2092 4737,2092 4718,2092 4700,2092 4681,2092 4663,2092 4645,2092 4627,2092 4608,2092 4590,2092 4572,2092 4553,2092 4535,2092 4517,2092 4499,2092 4480,2092 4462,2092 4444,2092 4425,2092 4407,2092 4389,2092 4371,2092 4352,2092 4334,2092 4315,2092 4297,2092 4279,2092 4261,2092 4242,2092 4224,2092 4206,2092 4187,2092 4169,2092 4151,2092 4133,2092 4114,2092 4096,2092 4078,2092 4059,2092 4041,2092 4023,2092 4005,2092 3986,2092 3968,2092 3950,2092 3932,2092 3913,2092 3895,2092 3877,2092 3858,2092 3840,2092 3822,2092 3804,2092 3785,2092 3767,2092 3749,2092 3730,2092 3712,2092 3694,2092 3676,2092 3657,2092 3639,2092 3621,2092 3602,2092 3584,2092 3566,2092 3547,2092 3529,2092 3511,2092 3492,2092 3474,2092 3456,2092 3438,2092 3419,2092 3401,2092 3383,2092 3365,2092 3346,2092 3328,2092 3310,2092 3291,2092 3273,2092 3255,2092 3237,2092 3218,2092 3200,2092 3182,2092 3163,2092 3145,2092 3127,2092 3109,2092 3090,2092 3072,2092 3054,2092 3035,2092 3017,2092 2999,2092 2981,2092 2962,2092 2944,2092 2926,2092 2907,2092 2889,2092 2871,2092 2853,2092 2834,2092 2816,2092 2797,2092 2779,2092 2761,2092 2743,2092 2724,2092 2706,2092 2688,2092 2670,2092 2651,2092 2633,2092 2615,2092 2596,2092 2578,2092 2560,2092 2542,2092 2523,2092 2505,2092 2487,2092 2468,2092 2450,2092 2432,2092 2414,2092 2395,2092 2377,2092 2359,2092 2340,2092 2322,2092 2304,2092 2286,2092 2267,2092 2249,2092 2231,2092 2213,2092 2194,2092 2176,2092 2158,2092 2139,2092 2121,2092 2103,2092 2085,2092 2066,2092 2048,2092 2029,2092 2011,2092 1993,2092 1975,2092 1956,2092 1938,2092 1920,2092 1901,2092 1883,2092 1865,2092 1847,2092 1828,2092 1810,2092 1792,2092 1773,2092 1755,2092 1737,2092 1719,2092 1700,2092 1682,2092 1664,2092 1645,2092 1627,2092 1609,2092 1591,2092 1572,2092 1554,2092 1536,2092 1518,2092 1499,2092 1481,2092 1463,2092 1444,2092 1426,2092 1408,2092 1390,2092 1371,2092 1353,2092 1335,2092 1316,2092 1298,2092 1280,2092 1261,2092 1243,2092 1225,2092 1206,2092 1188,2092 1170,2092 1152,2092 1133,2092 1115,2092 1097,2092 1078,2092 1060,2092 1042,2092 1024,2092 1005,2092 987,2092 969,2092 950,2092 932,2092 914,2092 896,2092 877,2092 859,2092 841,2092 823,2092 804,2092 786,2092 768,2092 749,2092 731,2092 713,2092 695,2092 676,2092 658,2092 640,2092 621,2092 603,2092 585,2092 567,2092 548,2092 530,2092 511,2092 493,2092 475,2092 457,2092 438,2092 420,2092 402,2092 383,2092 365,2092 347,2092 329,2092 310,2092 292,2092 274,2092 255,2092 237,2092 219,2092 201,2092 182,2092 164,2092 146,2092 128,2092 109,2092 91,2092 73,2092 54,2092 36,2092 18,2092 0,2092">
          <text:p/>
        </draw:polygon>
        <draw:polygon draw:style-name="gr2" draw:text-style-name="P2" draw:layer="layout" svg:width="5.468cm" svg:height="1.178cm" svg:x="3.467cm" svg:y="0.893cm" svg:viewBox="0 0 5469 1179" draw:points="0,0 18,0 36,0 54,0 73,0 91,0 109,0 128,0 146,0 164,0 182,0 201,0 219,0 237,0 255,0 274,0 292,0 310,0 329,0 347,0 365,0 383,0 402,0 420,0 438,0 457,0 475,0 493,0 511,0 530,0 548,0 567,0 585,0 603,0 621,0 640,0 658,0 676,0 695,0 713,0 731,0 749,0 768,0 786,0 804,0 823,0 841,0 859,0 877,0 896,0 914,0 932,0 950,0 969,0 987,0 1005,0 1024,0 1042,0 1060,0 1078,0 1097,0 1115,0 1133,0 1152,0 1170,0 1188,0 1206,0 1225,0 1243,0 1261,0 1280,0 1298,0 1316,0 1335,0 1353,0 1371,0 1390,0 1408,0 1426,0 1444,0 1463,0 1481,0 1499,0 1518,0 1536,0 1554,0 1572,0 1591,0 1609,0 1627,0 1645,0 1664,0 1682,0 1700,0 1719,0 1737,0 1755,0 1773,0 1792,0 1810,0 1828,0 1847,0 1865,0 1883,0 1901,0 1920,0 1938,0 1956,0 1975,0 1993,0 2011,0 2029,0 2048,0 2066,0 2085,0 2103,0 2121,0 2139,0 2158,0 2176,0 2194,0 2213,0 2231,0 2249,0 2267,0 2286,0 2304,0 2322,0 2340,0 2359,0 2377,0 2395,0 2414,0 2432,0 2450,0 2468,0 2487,0 2505,0 2523,0 2542,0 2560,0 2578,0 2596,0 2615,0 2633,0 2651,0 2670,0 2688,0 2706,0 2724,0 2743,0 2761,0 2779,0 2797,0 2816,0 2834,0 2853,0 2871,0 2889,0 2907,0 2926,0 2944,0 2962,0 2981,0 2999,0 3017,0 3035,0 3054,0 3072,0 3090,0 3109,0 3127,0 3145,0 3163,0 3182,0 3200,0 3218,0 3237,0 3255,0 3273,0 3291,0 3310,0 3328,0 3346,0 3365,0 3383,0 3401,0 3419,0 3438,0 3456,0 3474,0 3492,0 3511,0 3529,0 3547,0 3566,0 3584,0 3602,0 3621,0 3639,0 3657,0 3676,0 3694,0 3712,0 3730,0 3749,0 3767,0 3785,0 3804,0 3822,0 3840,0 3858,0 3877,0 3895,0 3913,0 3932,0 3950,0 3968,0 3986,0 4005,0 4023,0 4041,0 4059,0 4078,0 4096,0 4114,0 4133,0 4151,0 4169,0 4187,0 4206,0 4224,0 4242,0 4261,0 4279,0 4297,0 4315,0 4334,0 4352,0 4371,0 4389,0 4407,0 4425,0 4444,0 4462,0 4480,0 4499,0 4517,0 4535,0 4553,0 4572,0 4590,0 4608,0 4627,0 4645,0 4663,0 4681,0 4700,0 4718,0 4737,0 4755,0 4774,0 4792,0 4810,0 4829,0 4847,0 4865,0 4883,0 4902,0 4920,0 4938,0 4957,0 4975,0 4993,0 5011,0 5030,0 5048,0 5066,0 5085,0 5103,0 5121,0 5140,0 5158,0 5176,0 5195,0 5213,0 5231,0 5249,0 5268,0 5286,0 5304,0 5323,0 5341,0 5359,0 5377,0 5396,0 5414,0 5432,0 5450,0 5469,0 5469,1179 5450,1179 5432,1179 5414,1179 5396,1179 5377,1179 5359,1179 5341,1179 5323,1179 5304,1179 5286,1179 5268,1179 5249,1179 5231,1179 5213,1179 5195,1179 5176,1179 5158,1179 5140,1179 5121,1179 5103,1179 5085,1179 5066,1179 5048,1179 5030,1179 5011,1179 4993,1179 4975,1179 4957,1179 4938,1179 4920,1179 4902,1179 4883,1179 4865,1179 4847,1179 4829,1179 4810,1179 4792,1179 4774,1179 4755,1179 4737,1179 4718,1179 4700,1179 4681,1179 4663,1179 4645,1179 4627,1179 4608,1179 4590,1179 4572,1179 4553,1179 4535,1179 4517,1179 4499,1179 4480,1179 4462,1179 4444,1179 4425,1179 4407,1179 4389,1179 4371,1179 4352,1179 4334,1179 4315,1179 4297,1179 4279,1179 4261,1179 4242,1179 4224,1179 4206,1179 4187,1179 4169,1179 4151,1179 4133,1179 4114,1179 4096,1179 4078,1179 4059,1179 4041,1179 4023,1179 4005,1179 3986,1179 3968,1179 3950,1179 3932,1179 3913,1179 3895,1179 3877,1179 3858,1179 3840,1179 3822,1179 3804,1179 3785,1179 3767,1179 3749,1179 3730,1179 3712,1179 3694,1179 3676,1179 3657,1179 3639,1179 3621,1179 3602,1179 3584,1179 3566,1179 3547,1179 3529,1179 3511,1179 3492,1179 3474,1179 3456,1179 3438,1179 3419,1179 3401,1179 3383,1179 3365,1179 3346,1179 3328,1179 3310,1179 3291,1179 3273,1179 3255,1179 3237,1179 3218,1179 3200,1179 3182,1179 3163,1179 3145,1179 3127,1179 3109,1179 3090,1179 3072,1179 3054,1179 3035,1179 3017,1179 2999,1179 2981,1179 2962,1179 2944,1179 2926,1179 2907,1179 2889,1179 2871,1179 2853,1179 2834,1179 2816,1179 2797,1179 2779,1179 2761,1179 2743,1179 2724,1179 2706,1179 2688,1179 2670,1179 2651,1179 2633,1179 2615,1179 2596,1179 2578,1179 2560,1179 2542,1179 2523,1179 2505,1179 2487,1179 2468,1179 2450,1179 2432,1179 2414,1179 2395,1179 2377,1179 2359,1179 2340,1179 2322,1179 2304,1179 2286,1179 2267,1179 2249,1179 2231,1179 2213,1179 2194,1179 2176,1179 2158,1179 2139,1179 2121,1179 2103,1179 2085,1179 2066,1179 2048,1179 2029,1179 2011,1179 1993,1179 1975,1179 1956,1179 1938,1179 1920,1179 1901,1179 1883,1179 1865,1179 1847,1179 1828,1179 1810,1179 1792,1179 1773,1179 1755,1179 1737,1179 1719,1179 1700,1179 1682,1179 1664,1179 1645,1179 1627,1179 1609,1179 1591,1179 1572,1179 1554,1179 1536,1179 1518,1179 1499,1179 1481,1179 1463,1179 1444,1179 1426,1179 1408,1179 1390,1179 1371,1179 1353,1179 1335,1179 1316,1179 1298,1179 1280,1179 1261,1179 1243,1179 1225,1179 1206,1179 1188,1179 1170,1179 1152,1179 1133,1179 1115,1179 1097,1179 1078,1179 1060,1179 1042,1179 1024,1179 1005,1179 987,1179 969,1179 950,1179 932,1179 914,1179 896,1179 877,1179 859,1179 841,1179 823,1179 804,1179 786,1179 768,1179 749,1179 731,1179 713,1179 695,1179 676,1179 658,1179 640,1179 621,1179 603,1179 585,1179 567,1179 548,1179 530,1179 511,1179 493,1179 475,1179 457,1179 438,1179 420,1179 402,1179 383,1179 365,1179 347,1179 329,1179 310,1179 292,1179 274,1179 255,1179 237,1179 219,1179 201,1179 182,1179 164,1179 146,1179 128,1179 109,1179 91,1179 73,1179 54,1179 36,1179 18,1179 0,1179">
          <text:p/>
        </draw:polygon>
        <draw:polygon draw:style-name="gr4" draw:text-style-name="P4" draw:layer="layout" svg:width="5.468cm" svg:height="0.356cm" svg:x="9.104cm" svg:y="4.442cm" svg:viewBox="0 0 5469 357" draw:points="0,0 18,0 36,0 55,0 73,0 91,0 110,0 128,0 146,0 164,0 183,0 201,0 219,0 238,0 256,0 274,0 292,0 311,0 329,0 347,0 366,0 384,0 402,0 421,0 439,0 457,0 476,0 494,0 512,0 530,0 549,0 567,0 585,0 603,1 622,1 640,1 658,1 677,1 695,1 713,1 731,1 750,1 768,1 786,1 805,1 823,1 841,1 859,1 878,1 896,1 914,1 933,1 951,2 969,2 987,2 1006,2 1024,2 1042,2 1060,2 1079,3 1097,3 1115,3 1134,3 1152,3 1171,3 1188,3 1207,4 1225,4 1244,4 1262,4 1280,4 1298,5 1317,5 1335,5 1353,5 1372,6 1390,6 1408,6 1426,7 1445,7 1463,7 1481,8 1500,8 1518,8 1536,9 1554,10 1573,10 1591,11 1609,11 1628,12 1646,12 1664,13 1682,13 1701,14 1719,15 1737,16 1755,17 1774,18 1792,18 1810,19 1829,20 1847,22 1865,23 1883,24 1902,25 1920,26 1939,28 1957,29 1975,30 1993,32 2012,33 2030,35 2048,37 2067,38 2085,40 2103,42 2121,44 2140,46 2158,48 2176,50 2195,53 2213,55 2231,58 2249,60 2268,63 2286,66 2304,68 2323,71 2341,74 2359,78 2377,80 2396,84 2414,87 2432,91 2450,94 2469,98 2487,101 2505,105 2524,109 2542,113 2560,116 2578,120 2597,124 2615,128 2633,132 2652,136 2670,140 2688,144 2706,149 2725,153 2743,157 2762,161 2780,165 2798,169 2816,173 2835,177 2853,181 2871,186 2890,189 2908,193 2926,197 2944,201 2963,205 2981,209 2999,212 3018,216 3036,219 3054,222 3072,226 3091,229 3109,232 3127,235 3145,238 3164,241 3182,244 3200,247 3219,249 3237,252 3255,254 3273,257 3292,259 3310,261 3328,264 3347,265 3365,267 3383,269 3401,271 3420,273 3438,274 3457,276 3475,278 3493,279 3511,281 3530,282 3548,283 3566,285 3585,286 3603,287 3621,288 3639,289 3658,290 3676,291 3694,292 3712,293 3731,294 3749,295 3767,295 3786,296 3804,297 3822,297 3840,298 3859,298 3877,299 3895,300 3914,300 3932,301 3950,301 3968,302 3987,302 4005,302 4023,303 4042,303 4060,303 4078,304 4096,304 4115,304 4133,304 4151,305 4170,305 4188,305 4206,306 4225,306 4243,306 4261,306 4280,306 4298,307 4316,307 4334,307 4353,307 4371,307 4389,307 4407,307 4426,308 4444,308 4462,308 4481,308 4499,308 4517,308 4535,308 4554,308 4573,308 4591,308 4610,308 4628,308 4646,308 4664,309 4683,309 4701,309 4719,309 4738,309 4756,309 4774,309 4792,309 4811,309 4829,309 4847,309 4866,309 4884,309 4902,309 4920,309 4939,309 4957,309 4976,309 4993,309 5012,309 5030,309 5049,309 5067,309 5085,309 5103,309 5122,309 5140,309 5158,309 5177,309 5195,309 5213,309 5231,309 5250,309 5268,309 5286,309 5305,309 5323,309 5341,309 5359,309 5378,309 5396,309 5414,309 5433,309 5451,309 5469,309 5469,357 5451,357 5433,357 5414,357 5396,357 5378,357 5359,357 5341,357 5323,357 5305,357 5286,357 5268,357 5250,357 5231,357 5213,357 5195,357 5177,357 5158,357 5140,357 5122,357 5103,357 5085,357 5067,357 5049,357 5030,357 5012,357 4993,357 4976,357 4957,357 4939,357 4920,357 4902,357 4884,357 4866,357 4847,357 4829,357 4811,357 4792,356 4774,356 4756,356 4738,356 4719,356 4701,356 4683,356 4664,356 4646,356 4628,356 4610,356 4591,356 4573,356 4554,356 4535,356 4517,356 4499,356 4481,355 4462,355 4444,355 4426,355 4407,355 4389,355 4371,355 4353,355 4334,354 4316,354 4298,354 4280,354 4261,354 4243,353 4225,353 4206,353 4188,353 4170,353 4151,352 4133,352 4115,352 4096,352 4078,350 4060,350 4042,350 4023,349 4005,349 3987,349 3968,348 3950,348 3932,347 3914,347 3895,346 3877,346 3859,345 3840,344 3822,344 3804,343 3786,343 3767,342 3749,341 3731,340 3712,339 3694,339 3676,338 3658,337 3639,336 3621,335 3603,333 3585,332 3566,331 3548,330 3530,329 3511,327 3493,326 3475,324 3457,323 3438,321 3420,319 3401,318 3383,316 3365,314 3347,312 3328,310 3310,308 3292,306 3273,303 3255,301 3237,298 3219,296 3200,293 3182,290 3164,288 3145,285 3127,282 3109,279 3091,276 3072,272 3054,269 3036,266 3018,262 2999,259 2981,255 2963,251 2944,248 2926,244 2908,240 2890,236 2871,232 2853,228 2835,224 2816,220 2798,216 2780,212 2762,207 2743,203 2725,199 2706,195 2688,191 2670,187 2652,183 2633,179 2615,175 2597,171 2578,167 2560,163 2542,159 2524,155 2505,151 2487,148 2469,144 2450,140 2432,137 2414,134 2396,130 2377,127 2359,124 2341,121 2323,118 2304,115 2286,112 2268,109 2249,107 2231,104 2213,102 2195,100 2176,97 2158,95 2140,93 2121,91 2103,89 2085,87 2067,85 2048,83 2030,82 2012,80 1993,78 1975,77 1957,75 1939,74 1920,73 1902,71 1883,70 1865,69 1847,68 1829,67 1810,66 1792,65 1774,64 1755,63 1737,62 1719,61 1701,61 1682,60 1664,59 1646,59 1628,58 1609,58 1591,57 1573,56 1554,56 1536,55 1518,55 1500,55 1481,54 1463,54 1445,53 1426,53 1408,53 1390,52 1372,52 1353,52 1335,52 1317,51 1298,51 1280,51 1262,50 1244,50 1225,50 1207,50 1188,50 1171,50 1152,49 1134,49 1115,49 1097,49 1079,49 1060,49 1042,49 1024,48 1006,48 987,48 969,48 951,48 933,48 914,48 896,48 878,48 859,48 841,48 823,48 805,48 786,48 768,47 750,47 731,47 713,47 695,47 677,47 658,47 640,47 622,47 603,47 585,47 567,47 549,47 530,47 512,47 494,47 476,47 457,47 439,47 421,47 402,47 384,47 366,47 347,47 329,47 311,47 292,47 274,47 256,47 238,47 219,47 201,47 183,47 164,47 146,47 128,47 110,47 91,47 73,47 55,47 36,47 18,47 0,47">
          <text:p/>
        </draw:polygon>
        <draw:polygon draw:style-name="gr5" draw:text-style-name="P5" draw:layer="layout" svg:width="5.468cm" svg:height="0.05cm" svg:x="9.104cm" svg:y="4.798cm" svg:viewBox="0 0 5469 51"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51 5451,51 5433,51 5414,51 5396,51 5378,51 5359,51 5341,51 5323,51 5305,51 5286,51 5268,51 5250,51 5231,51 5213,51 5195,51 5177,51 5158,51 5140,51 5122,51 5103,51 5085,51 5067,51 5049,51 5030,51 5012,51 4993,51 4976,51 4957,51 4939,51 4920,51 4902,51 4884,51 4866,51 4847,51 4829,51 4811,51 4792,51 4774,51 4756,51 4738,51 4719,51 4701,51 4683,51 4664,51 4646,51 4628,51 4610,51 4591,51 4573,51 4554,51 4535,51 4517,51 4499,51 4481,51 4462,51 4444,51 4426,51 4407,51 4389,51 4371,51 4353,51 4334,51 4316,51 4298,51 4280,51 4261,51 4243,51 4225,51 4206,51 4188,51 4170,51 4151,51 4133,51 4115,51 4096,51 4078,51 4060,51 4042,51 4023,51 4005,51 3987,51 3968,51 3950,51 3932,51 3914,51 3895,51 3877,51 3859,51 3840,51 3822,51 3804,51 3786,51 3767,51 3749,51 3731,51 3712,51 3694,51 3676,51 3658,51 3639,51 3621,51 3603,51 3585,51 3566,51 3548,51 3530,51 3511,51 3493,51 3475,51 3457,51 3438,51 3420,51 3401,51 3383,51 3365,51 3347,51 3328,51 3310,51 3292,51 3273,51 3255,51 3237,51 3219,51 3200,51 3182,51 3164,51 3145,51 3127,51 3109,51 3091,51 3072,51 3054,51 3036,51 3018,51 2999,51 2981,51 2963,51 2944,51 2926,51 2908,51 2890,51 2871,51 2853,51 2835,51 2816,51 2798,51 2780,51 2762,51 2743,51 2725,51 2706,51 2688,51 2670,51 2652,51 2633,51 2615,51 2597,51 2578,51 2560,51 2542,51 2524,51 2505,51 2487,51 2469,51 2450,51 2432,51 2414,51 2396,51 2377,51 2359,51 2341,51 2323,51 2304,51 2286,51 2268,51 2249,51 2231,51 2213,51 2195,51 2176,51 2158,51 2140,51 2121,51 2103,51 2085,51 2067,51 2048,51 2030,51 2012,51 1993,51 1975,51 1957,51 1939,51 1920,51 1902,51 1883,51 1865,51 1847,51 1829,51 1810,51 1792,51 1774,51 1755,51 1737,51 1719,51 1701,51 1682,51 1664,51 1646,51 1628,51 1609,51 1591,51 1573,51 1554,51 1536,51 1518,51 1500,51 1481,51 1463,51 1445,51 1426,51 1408,51 1390,51 1372,51 1353,51 1335,51 1317,51 1298,51 1280,51 1262,51 1244,51 1225,51 1207,51 1188,51 1171,51 1152,51 1134,51 1115,51 1097,51 1079,51 1060,51 1042,51 1024,51 1006,51 987,51 969,51 951,51 933,51 914,51 896,51 878,51 859,51 841,51 823,51 805,51 786,51 768,51 750,51 731,51 713,51 695,51 677,51 658,51 640,51 622,51 603,51 585,51 567,51 549,51 530,51 512,51 494,51 476,51 457,51 439,51 421,51 402,51 384,51 366,51 347,51 329,51 311,51 292,51 274,51 256,51 238,51 219,51 201,51 183,51 164,51 146,51 128,51 110,51 91,51 73,51 55,51 36,51 18,51 0,51">
          <text:p/>
        </draw:polygon>
        <draw:polygon draw:style-name="gr4" draw:text-style-name="P4" draw:layer="layout" svg:width="5.468cm" svg:height="2.064cm" svg:x="9.104cm" svg:y="2.378cm" svg:viewBox="0 0 5469 2065"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2065 5451,2065 5433,2065 5414,2065 5396,2065 5378,2065 5359,2065 5341,2065 5323,2065 5305,2065 5286,2065 5268,2065 5250,2065 5231,2065 5213,2065 5195,2065 5177,2065 5158,2065 5140,2065 5122,2065 5103,2065 5085,2065 5067,2065 5049,2065 5030,2065 5012,2065 4993,2065 4976,2065 4957,2065 4939,2065 4920,2065 4902,2065 4884,2065 4866,2065 4847,2065 4829,2065 4811,2065 4792,2065 4774,2065 4756,2065 4738,2065 4719,2065 4701,2065 4683,2065 4664,2065 4646,2065 4628,2065 4610,2065 4591,2065 4573,2065 4554,2065 4535,2065 4517,2065 4499,2065 4481,2065 4462,2065 4444,2065 4426,2065 4407,2065 4389,2065 4371,2065 4353,2065 4334,2065 4316,2065 4298,2065 4280,2065 4261,2065 4243,2065 4225,2065 4206,2065 4188,2065 4170,2065 4151,2065 4133,2065 4115,2065 4096,2065 4078,2065 4060,2065 4042,2065 4023,2065 4005,2065 3987,2065 3968,2065 3950,2065 3932,2065 3914,2065 3895,2065 3877,2065 3859,2065 3840,2065 3822,2065 3804,2065 3786,2065 3767,2065 3749,2065 3731,2065 3712,2065 3694,2065 3676,2065 3658,2065 3639,2065 3621,2065 3603,2065 3585,2065 3566,2065 3548,2065 3530,2065 3511,2065 3493,2065 3475,2065 3457,2065 3438,2065 3420,2065 3401,2065 3383,2065 3365,2065 3347,2065 3328,2065 3310,2065 3292,2065 3273,2065 3255,2065 3237,2065 3219,2065 3200,2065 3182,2065 3164,2065 3145,2065 3127,2065 3109,2065 3091,2065 3072,2065 3054,2065 3036,2065 3018,2065 2999,2065 2981,2065 2963,2065 2944,2065 2926,2065 2908,2065 2890,2065 2871,2065 2853,2065 2835,2065 2816,2065 2798,2065 2780,2065 2762,2065 2743,2065 2725,2065 2706,2065 2688,2065 2670,2065 2652,2065 2633,2065 2615,2065 2597,2065 2578,2065 2560,2065 2542,2065 2524,2065 2505,2065 2487,2065 2469,2065 2450,2065 2432,2065 2414,2065 2396,2065 2377,2065 2359,2065 2341,2065 2323,2065 2304,2065 2286,2065 2268,2065 2249,2065 2231,2065 2213,2065 2195,2065 2176,2065 2158,2065 2140,2065 2121,2065 2103,2065 2085,2065 2067,2065 2048,2065 2030,2065 2012,2065 1993,2065 1975,2065 1957,2065 1939,2065 1920,2065 1902,2065 1883,2065 1865,2065 1847,2065 1829,2065 1810,2065 1792,2065 1774,2065 1755,2065 1737,2065 1719,2065 1701,2065 1682,2065 1664,2065 1646,2065 1628,2065 1609,2065 1591,2065 1573,2065 1554,2065 1536,2065 1518,2065 1500,2065 1481,2065 1463,2065 1445,2065 1426,2065 1408,2065 1390,2065 1372,2065 1353,2065 1335,2065 1317,2065 1298,2065 1280,2065 1262,2065 1244,2065 1225,2065 1207,2065 1188,2065 1171,2065 1152,2065 1134,2065 1115,2065 1097,2065 1079,2065 1060,2065 1042,2065 1024,2065 1006,2065 987,2065 969,2065 951,2065 933,2065 914,2065 896,2065 878,2065 859,2065 841,2065 823,2065 805,2065 786,2065 768,2065 750,2065 731,2065 713,2065 695,2065 677,2065 658,2065 640,2065 622,2065 603,2065 585,2065 567,2065 549,2065 530,2065 512,2065 494,2065 476,2065 457,2065 439,2065 421,2065 402,2065 384,2065 366,2065 347,2065 329,2065 311,2065 292,2065 274,2065 256,2065 238,2065 219,2065 201,2065 183,2065 164,2065 146,2065 128,2065 110,2065 91,2065 73,2065 55,2065 36,2065 18,2065 0,2065">
          <text:p/>
        </draw:polygon>
        <draw:polygon draw:style-name="gr25" draw:text-style-name="P23" draw:layer="layout" svg:width="5.468cm" svg:height="1.531cm" svg:x="9.104cm" svg:y="0.54cm" svg:viewBox="0 0 5469 1532" draw:points="2286,350 2304,346 2323,342 2341,337 2359,333 2377,329 2396,324 2414,319 2432,314 2450,308 2469,304 2487,298 2505,294 2524,288 2542,282 2560,277 2578,272 2597,266 2615,259 2633,255 2652,249 2670,242 2688,237 2706,230 2725,224 2743,219 2762,213 2780,207 2798,201 2816,195 2835,190 2853,184 2871,178 2890,172 2908,167 2926,161 2944,156 2963,151 2981,145 2999,140 3018,135 3036,130 3054,125 3072,120 3091,116 3109,110 3127,107 3145,101 3164,98 3182,94 3200,90 3219,87 3237,83 3255,80 3273,75 3292,72 3310,70 3328,67 3347,64 3365,61 3383,58 3401,55 3420,52 3438,49 3457,48 3475,45 3493,43 3511,41 3530,39 3548,38 3566,36 3585,33 3603,32 3621,30 3639,29 3658,28 3676,26 3694,25 3712,23 3731,22 3749,22 3767,20 3786,19 3804,19 3822,17 3840,17 3859,16 3877,14 3895,14 3914,13 3932,13 3950,12 3968,12 3987,12 4005,10 4023,10 4042,9 4060,9 4078,9 4096,9 4115,7 4133,7 4151,7 4170,7 4188,6 4206,6 4225,6 4243,4 4261,4 4280,4 4298,4 4316,4 4334,4 4353,3 4371,3 4389,3 4407,3 4426,3 4444,3 4462,3 4481,3 4499,3 4517,3 4535,1 4554,1 4573,1 4591,1 4610,1 4628,1 4646,1 4664,1 4683,1 4701,1 4719,1 4738,1 4756,1 4774,1 4792,1 4811,1 4829,1 4847,1 4866,1 4884,0 4902,0 4920,0 4939,0 4957,0 4976,0 4993,0 5012,0 5030,0 5049,0 5067,0 5085,0 5103,0 5122,0 5140,0 5158,0 5177,0 5195,0 5213,0 5231,0 5250,0 5268,0 5286,0 5305,0 5323,0 5341,0 5359,0 5378,0 5396,0 5414,0 5433,0 5451,0 5469,0 5469,353 5469,515 5469,1532 5451,1532 5433,1532 5414,1532 5396,1532 5378,1532 5359,1532 5341,1532 5323,1532 5305,1532 5286,1532 5268,1532 5250,1532 5231,1532 5213,1532 5195,1532 5177,1532 5158,1532 5140,1532 5122,1532 5103,1532 5085,1532 5067,1532 5049,1532 5030,1532 5012,1532 4993,1532 4976,1532 4957,1532 4939,1532 4920,1532 4902,1532 4884,1532 4866,1532 4847,1532 4829,1532 4811,1532 4792,1532 4774,1532 4756,1532 4738,1532 4719,1532 4701,1532 4683,1532 4664,1532 4646,1532 4628,1532 4610,1532 4591,1532 4573,1532 4554,1532 4535,1532 4517,1532 4499,1532 4481,1532 4462,1532 4444,1532 4426,1532 4407,1532 4389,1532 4371,1532 4353,1532 4334,1532 4316,1532 4298,1532 4280,1532 4261,1532 4243,1532 4225,1532 4206,1532 4188,1532 4170,1532 4151,1532 4133,1532 4115,1532 4096,1532 4078,1532 4060,1532 4042,1532 4023,1532 4005,1532 3987,1532 3968,1532 3950,1532 3932,1532 3914,1532 3895,1532 3877,1532 3859,1532 3840,1532 3822,1532 3804,1532 3786,1532 3767,1532 3749,1532 3731,1532 3712,1532 3694,1532 3676,1532 3658,1532 3639,1532 3621,1532 3603,1532 3585,1532 3566,1532 3548,1532 3530,1532 3511,1532 3493,1532 3475,1532 3457,1532 3438,1532 3420,1532 3401,1532 3383,1532 3365,1532 3347,1532 3328,1532 3310,1532 3292,1532 3273,1532 3255,1532 3237,1532 3219,1532 3200,1532 3182,1532 3164,1532 3145,1532 3127,1532 3109,1532 3091,1532 3072,1532 3054,1532 3036,1532 3018,1532 2999,1532 2981,1532 2963,1532 2944,1532 2926,1532 2908,1532 2890,1532 2871,1532 2853,1532 2835,1532 2816,1532 2798,1532 2780,1532 2762,1532 2743,1532 2725,1532 2706,1532 2688,1532 2670,1532 2652,1532 2633,1532 2615,1532 2597,1532 2578,1532 2560,1532 2542,1532 2524,1532 2505,1532 2487,1532 2469,1532 2450,1532 2432,1532 2414,1532 2396,1532 2377,1532 2359,1532 2341,1532 2323,1532 2304,1532 2286,1532 2268,1532 2249,1532 2231,1532 2213,1532 2195,1532 2176,1532 2158,1532 2140,1532 2121,1532 2103,1532 2085,1532 2067,1532 2048,1532 2030,1532 2012,1532 1993,1532 1975,1532 1957,1532 1939,1532 1920,1532 1902,1532 1883,1532 1865,1532 1847,1532 1829,1532 1810,1532 1792,1532 1774,1532 1755,1532 1737,1532 1719,1532 1701,1532 1682,1532 1664,1532 1646,1532 1628,1532 1609,1532 1591,1532 1573,1532 1554,1532 1536,1532 1518,1532 1500,1532 1481,1532 1463,1532 1445,1532 1426,1532 1408,1532 1390,1532 1372,1532 1353,1532 1335,1532 1317,1532 1298,1532 1280,1532 1262,1532 1244,1532 1225,1532 1207,1532 1188,1532 1171,1532 1152,1532 1134,1532 1115,1532 1097,1532 1079,1532 1060,1532 1042,1532 1024,1532 1006,1532 987,1532 969,1532 951,1532 933,1532 914,1532 896,1532 878,1532 859,1532 841,1532 823,1532 805,1532 786,1532 768,1532 750,1532 731,1532 713,1532 695,1532 677,1532 658,1532 640,1532 622,1532 603,1532 585,1532 567,1532 549,1532 530,1532 512,1532 494,1532 476,1532 457,1532 439,1532 421,1532 402,1532 384,1532 366,1532 347,1532 329,1532 311,1532 292,1532 274,1532 256,1532 238,1532 219,1532 201,1532 183,1532 164,1532 146,1532 128,1532 110,1532 91,1532 73,1532 55,1532 36,1532 18,1532 0,1532 0,960 0,443 0,353 18,353 36,353 55,353 73,353 91,353 110,353 128,353 146,353 164,353 183,353 201,353 219,353 238,353 256,353 274,353 292,353 311,353 329,353 347,353 366,353 384,353 402,353 421,353 439,353 457,353 476,353 494,353 512,353 530,353 549,353 567,353 585,353 603,353 622,353 640,353 658,353 677,353 695,353 713,353 731,353 750,353 768,353 786,353 805,353 823,353 841,353 859,353 878,353 896,353 914,353 933,353 951,353 969,353 987,353 1006,353 1024,353 1042,353 1060,353 1079,353 1097,353 1115,353 1134,353 1152,353 1171,353 1188,353 1207,353 1225,353 1244,353 1262,353 1280,353 1298,353 1317,353 1335,353 1353,353 1372,353 1390,353 1408,353 1426,353 1445,353 1463,353 1481,353 1500,353 1518,353 1536,353 1554,353 1573,353 1591,353 1609,353 1628,353 1646,353 1664,353 1682,353 1701,353 1719,353 1737,353 1755,353 1774,353 1792,353 1810,353 1829,353 1847,353 1865,353 1883,353 1902,353 1920,353 1939,353 1957,353 1975,353 1993,353 2012,353 2030,353 2048,353 2067,353 2085,353 2103,353 2121,353 2140,353 2158,353 2176,353 2195,353 2213,353 2231,353 2249,353 2268,353 2270,353">
          <text:p/>
        </draw:polygon>
        <draw:polygon draw:style-name="gr8" draw:text-style-name="P8" draw:layer="layout" svg:width="0.169cm" svg:height="2.145cm" svg:x="3.297cm" svg:y="2.378cm" svg:viewBox="0 0 170 2146" draw:points="0,2146 170,2146 170,0 0,0">
          <text:p/>
        </draw:polygon>
        <draw:polygon draw:style-name="gr9" draw:text-style-name="P9" draw:layer="layout" svg:width="0.169cm" svg:height="1.178cm" svg:x="3.297cm" svg:y="0.893cm" svg:viewBox="0 0 170 1179" draw:points="0,1179 170,1179 170,0 0,0">
          <text:p/>
        </draw:polygon>
        <draw:polygon draw:style-name="gr11" draw:text-style-name="P11" draw:layer="layout" svg:width="0.169cm" svg:height="0.053cm" svg:x="8.935cm" svg:y="4.795cm" svg:viewBox="0 0 170 54" draw:points="0,54 170,54 170,0 0,0">
          <text:p/>
        </draw:polygon>
        <draw:polygon draw:style-name="gr12" draw:text-style-name="P12" draw:layer="layout" svg:width="0.169cm" svg:height="2.111cm" svg:x="8.935cm" svg:y="2.378cm" svg:viewBox="0 0 170 2112" draw:points="0,2112 170,2112 170,0 0,0">
          <text:p/>
        </draw:polygon>
        <draw:polygon draw:style-name="gr13" draw:text-style-name="P13" draw:layer="layout" svg:width="0.169cm" svg:height="1.178cm" svg:x="8.935cm" svg:y="0.893cm" svg:viewBox="0 0 170 1179" draw:points="0,1179 170,1179 170,0 0,0">
          <text:p/>
        </draw:polygon>
        <draw:polygon draw:style-name="gr15" draw:text-style-name="P15" draw:layer="layout" svg:width="0.169cm" svg:height="0.097cm" svg:x="14.572cm" svg:y="4.751cm" svg:viewBox="0 0 170 98" draw:points="0,98 170,98 170,0 0,0">
          <text:p/>
        </draw:polygon>
        <draw:polygon draw:style-name="gr16" draw:text-style-name="P16" draw:layer="layout" svg:width="0.169cm" svg:height="2.067cm" svg:x="14.572cm" svg:y="2.378cm" svg:viewBox="0 0 170 2068" draw:points="0,2068 170,2068 170,0 0,0">
          <text:p/>
        </draw:polygon>
        <draw:polygon draw:style-name="gr17" draw:text-style-name="P17" draw:layer="layout" svg:width="0.169cm" svg:height="1.534cm" svg:x="14.572cm" svg:y="0.537cm" svg:viewBox="0 0 170 1535" draw:points="0,1535 170,1535 170,0 0,0">
          <text:p/>
        </draw:polygon>
        <draw:polygon draw:style-name="gr18" draw:text-style-name="P18" draw:layer="layout" svg:width="0.56cm" svg:height="0.56cm" svg:x="18.264cm" svg:y="-0.51cm" svg:viewBox="0 0 561 561" draw:points="0,561 561,561 561,0 0,0">
          <text:p/>
        </draw:polygon>
        <draw:polygon draw:style-name="gr19" draw:text-style-name="P19" draw:layer="layout" svg:width="0.56cm" svg:height="0.56cm" svg:x="18.264cm" svg:y="-0.51cm" svg:viewBox="0 0 561 561" draw:points="0,561 561,561 561,0 0,0">
          <text:p/>
        </draw:polygon>
        <draw:polygon draw:style-name="gr1" draw:text-style-name="P1" draw:layer="layout" svg:width="0.56cm" svg:height="0.56cm" svg:x="18.264cm" svg:y="0.1cm" svg:viewBox="0 0 561 561" draw:points="0,561 561,561 561,0 0,0">
          <text:p/>
        </draw:polygon>
        <draw:polygon draw:style-name="gr8" draw:text-style-name="P8" draw:layer="layout" svg:width="0.56cm" svg:height="0.56cm" svg:x="18.264cm" svg:y="0.1cm" svg:viewBox="0 0 561 561" draw:points="0,561 561,561 561,0 0,0">
          <text:p/>
        </draw:polygon>
        <draw:polygon draw:style-name="gr2" draw:text-style-name="P2" draw:layer="layout" svg:width="0.56cm" svg:height="0.559cm" svg:x="18.264cm" svg:y="0.71cm" svg:viewBox="0 0 561 560" draw:points="0,560 561,560 561,0 0,0">
          <text:p/>
        </draw:polygon>
        <draw:polygon draw:style-name="gr9" draw:text-style-name="P9" draw:layer="layout" svg:width="0.56cm" svg:height="0.559cm" svg:x="18.264cm" svg:y="0.71cm" svg:viewBox="0 0 561 560" draw:points="0,560 561,560 561,0 0,0">
          <text:p/>
        </draw:polygon>
        <draw:polygon draw:style-name="gr3" draw:text-style-name="P3" draw:layer="layout" svg:width="0.56cm" svg:height="0.56cm" svg:x="18.264cm" svg:y="1.319cm" svg:viewBox="0 0 561 561" draw:points="0,561 561,561 561,0 0,0">
          <text:p/>
        </draw:polygon>
        <draw:polygon draw:style-name="gr10" draw:text-style-name="P10" draw:layer="layout" svg:width="0.56cm" svg:height="0.56cm" svg:x="18.264cm" svg:y="1.319cm" svg:viewBox="0 0 561 561" draw:points="0,561 561,561 561,0 0,0">
          <text:p/>
        </draw:polygon>
        <draw:polygon draw:style-name="gr5" draw:text-style-name="P5" draw:layer="layout" svg:width="0.56cm" svg:height="0.559cm" svg:x="18.264cm" svg:y="1.929cm" svg:viewBox="0 0 561 560" draw:points="0,560 561,560 561,0 0,0">
          <text:p/>
        </draw:polygon>
        <draw:polygon draw:style-name="gr11" draw:text-style-name="P11" draw:layer="layout" svg:width="0.56cm" svg:height="0.559cm" svg:x="18.264cm" svg:y="1.929cm" svg:viewBox="0 0 561 560" draw:points="0,560 561,560 561,0 0,0">
          <text:p/>
        </draw:polygon>
        <draw:polygon draw:style-name="gr4" draw:text-style-name="P4" draw:layer="layout" svg:width="0.56cm" svg:height="0.56cm" svg:x="18.264cm" svg:y="2.538cm" svg:viewBox="0 0 561 561" draw:points="0,561 561,561 561,0 0,0">
          <text:p/>
        </draw:polygon>
        <draw:polygon draw:style-name="gr12" draw:text-style-name="P12" draw:layer="layout" svg:width="0.56cm" svg:height="0.56cm" svg:x="18.264cm" svg:y="2.538cm" svg:viewBox="0 0 561 561" draw:points="0,561 561,561 561,0 0,0">
          <text:p/>
        </draw:polygon>
        <draw:polygon draw:style-name="gr7" draw:text-style-name="P7" draw:layer="layout" svg:width="0.56cm" svg:height="0.56cm" svg:x="18.264cm" svg:y="3.148cm" svg:viewBox="0 0 561 561" draw:points="0,561 561,561 561,0 0,0">
          <text:p/>
        </draw:polygon>
        <draw:polygon draw:style-name="gr13" draw:text-style-name="P13" draw:layer="layout" svg:width="0.56cm" svg:height="0.56cm" svg:x="18.264cm" svg:y="3.148cm" svg:viewBox="0 0 561 561" draw:points="0,561 561,561 561,0 0,0">
          <text:p/>
        </draw:polygon>
        <draw:polygon draw:style-name="gr6" draw:text-style-name="P6" draw:layer="layout" svg:width="0.56cm" svg:height="0.559cm" svg:x="18.264cm" svg:y="3.758cm" svg:viewBox="0 0 561 560" draw:points="0,560 561,560 561,0 0,0">
          <text:p/>
        </draw:polygon>
        <draw:polygon draw:style-name="gr14" draw:text-style-name="P14" draw:layer="layout" svg:width="0.56cm" svg:height="0.559cm" svg:x="18.264cm" svg:y="3.758cm" svg:viewBox="0 0 561 560" draw:points="0,560 561,560 561,0 0,0">
          <text:p/>
        </draw:polygon>
        <draw:polygon draw:style-name="gr15" draw:text-style-name="P15" draw:layer="layout" svg:width="0.56cm" svg:height="0.56cm" svg:x="18.264cm" svg:y="4.367cm" svg:viewBox="0 0 561 561" draw:points="0,561 561,561 561,0 0,0">
          <text:p/>
        </draw:polygon>
        <draw:polygon draw:style-name="gr16" draw:text-style-name="P16" draw:layer="layout" svg:width="0.56cm" svg:height="0.559cm" svg:x="18.264cm" svg:y="4.977cm" svg:viewBox="0 0 561 560" draw:points="0,560 561,560 561,0 0,0">
          <text:p/>
        </draw:polygon>
        <draw:polygon draw:style-name="gr17" draw:text-style-name="P17" draw:layer="layout" svg:width="0.56cm" svg:height="0.56cm" svg:x="18.264cm" svg:y="5.586cm" svg:viewBox="0 0 561 561" draw:points="0,561 561,561 561,0 0,0">
          <text:p/>
        </draw:polygon>
        <draw:frame draw:style-name="gr20" draw:text-style-name="P21" draw:layer="layout" svg:width="2.102cm" svg:height="0.391cm" svg:x="18.24cm" svg:y="-1.053cm">
          <draw:text-box>
            <text:p text:style-name="P20"><text:span text:style-name="T1">fact</text:span><text:span text:style-name="T1">or(n</text:span><text:span text:style-name="T1">ode</text:span><text:span text:style-name="T1">)</text:span></text:p>
          </draw:text-box>
        </draw:frame>
        <draw:frame draw:style-name="gr21" draw:text-style-name="P22" draw:layer="layout" svg:width="0.761cm" svg:height="0.319cm" svg:x="19.043cm" svg:y="-0.347cm">
          <draw:text-box>
            <text:p text:style-name="P20"><text:span text:style-name="T2">hist 0</text:span></text:p>
          </draw:text-box>
        </draw:frame>
        <draw:frame draw:style-name="gr21" draw:text-style-name="P22" draw:layer="layout" svg:width="0.761cm" svg:height="0.319cm" svg:x="19.043cm" svg:y="0.263cm">
          <draw:text-box>
            <text:p text:style-name="P20"><text:span text:style-name="T2">hist 1</text:span></text:p>
          </draw:text-box>
        </draw:frame>
        <draw:frame draw:style-name="gr21" draw:text-style-name="P22" draw:layer="layout" svg:width="0.761cm" svg:height="0.319cm" svg:x="19.043cm" svg:y="0.872cm">
          <draw:text-box>
            <text:p text:style-name="P20"><text:span text:style-name="T2">hist 3</text:span></text:p>
          </draw:text-box>
        </draw:frame>
        <draw:frame draw:style-name="gr21" draw:text-style-name="P22" draw:layer="layout" svg:width="0.761cm" svg:height="0.319cm" svg:x="19.043cm" svg:y="1.482cm">
          <draw:text-box>
            <text:p text:style-name="P20"><text:span text:style-name="T2">hist 4</text:span></text:p>
          </draw:text-box>
        </draw:frame>
        <draw:frame draw:style-name="gr22" draw:text-style-name="P22" draw:layer="layout" svg:width="1.132cm" svg:height="0.319cm" svg:x="19.043cm" svg:y="2.092cm">
          <draw:text-box>
            <text:p text:style-name="P20"><text:span text:style-name="T2">y205</text:span><text:span text:style-name="T2">0 0</text:span></text:p>
          </draw:text-box>
        </draw:frame>
        <draw:frame draw:style-name="gr22" draw:text-style-name="P22" draw:layer="layout" svg:width="1.132cm" svg:height="0.319cm" svg:x="19.043cm" svg:y="2.701cm">
          <draw:text-box>
            <text:p text:style-name="P20"><text:span text:style-name="T2">y205</text:span><text:span text:style-name="T2">0 1</text:span></text:p>
          </draw:text-box>
        </draw:frame>
        <draw:frame draw:style-name="gr22" draw:text-style-name="P22" draw:layer="layout" svg:width="1.132cm" svg:height="0.319cm" svg:x="19.043cm" svg:y="3.311cm">
          <draw:text-box>
            <text:p text:style-name="P20"><text:span text:style-name="T2">y205</text:span><text:span text:style-name="T2">0 2</text:span></text:p>
          </draw:text-box>
        </draw:frame>
        <draw:frame draw:style-name="gr22" draw:text-style-name="P22" draw:layer="layout" svg:width="1.132cm" svg:height="0.319cm" svg:x="19.043cm" svg:y="3.92cm">
          <draw:text-box>
            <text:p text:style-name="P20"><text:span text:style-name="T2">y205</text:span><text:span text:style-name="T2">0 3</text:span></text:p>
          </draw:text-box>
        </draw:frame>
        <draw:frame draw:style-name="gr22" draw:text-style-name="P22" draw:layer="layout" svg:width="1.132cm" svg:height="0.319cm" svg:x="19.043cm" svg:y="4.53cm">
          <draw:text-box>
            <text:p text:style-name="P20"><text:span text:style-name="T2">y209</text:span><text:span text:style-name="T2">0 0</text:span></text:p>
          </draw:text-box>
        </draw:frame>
        <draw:frame draw:style-name="gr22" draw:text-style-name="P22" draw:layer="layout" svg:width="1.132cm" svg:height="0.319cm" svg:x="19.043cm" svg:y="5.14cm">
          <draw:text-box>
            <text:p text:style-name="P20"><text:span text:style-name="T2">y209</text:span><text:span text:style-name="T2">0 1</text:span></text:p>
          </draw:text-box>
        </draw:frame>
        <draw:frame draw:style-name="gr22" draw:text-style-name="P22" draw:layer="layout" svg:width="1.132cm" svg:height="0.319cm" svg:x="19.043cm" svg:y="5.749cm">
          <draw:text-box>
            <text:p text:style-name="P20"><text:span text:style-name="T2">y209</text:span><text:span text:style-name="T2">0 2</text:span></text:p>
          </draw:text-box>
        </draw:frame>
        <draw:g draw:style-name="gr24">
          <draw:polygon draw:style-name="gr18" draw:text-style-name="P18" draw:layer="layout" svg:width="5.449cm" svg:height="1.279cm" draw:transform="rotate (-3.14159265358979) translate (6.95cm 2.13cm)" svg:viewBox="0 0 5450 1280" draw:points="5450,1254 5432,1254 5412,1254 5395,1254 5377,1254 5357,1254 5341,1254 5321,1254 5303,1254 5286,1254 5268,1254 5250,1254 5230,1254 5212,1254 5194,1254 5177,1254 5157,1254 5139,1254 5121,1254 5103,1254 5085,1254 5066,1254 5050,1254 5030,1254 5012,1254 4994,1254 4974,1254 4957,1254 4939,1254 4921,1254 4903,1254 4885,1254 4867,1254 4848,1254 4830,1254 4812,1254 4794,1254 4776,1254 4756,1254 4739,1254 4719,1254 4703,1250 4683,1250 4667,1250 4647,1250 4630,1250 4612,1250 4592,1250 4576,1250 4556,1250 4538,1250 4521,1250 4503,1250 4483,1247 4465,1247 4447,1247 4429,1247 4412,1247 4392,1247 4374,1247 4356,1247 4336,1245 4320,1245 4301,1245 4283,1245 4265,1245 4247,1241 4229,1241 4209,1241 4194,1237 4174,1237 4156,1237 4138,1237 4120,1235 4100,1235 4083,1235 4065,1231 4045,1231 4029,1229 4009,1229 3991,1229 3974,1225 3954,1225 3938,1221 3918,1219 3900,1219 3882,1215 3865,1215 3847,1211 3827,1209 3809,1205 3791,1205 3773,1201 3756,1199 3738,1195 3718,1191 3700,1189 3682,1185 3662,1182 3647,1176 3627,1172 3609,1170 3591,1166 3573,1160 3555,1156 3536,1150 3520,1146 3500,1140 3482,1134 3462,1126 3444,1120 3427,1115 3409,1107 3391,1101 3371,1095 3355,1085 3335,1077 3318,1067 3300,1059 3280,1052 3264,1042 3244,1032 3226,1022 3209,1012 3191,1000 3173,991 3153,977 3135,967 3117,955 3100,941 3080,931 3062,916 3044,902 3024,890 3008,876 2989,861 2973,847 2953,831 2935,817 2917,801 2897,786 2880,772 2862,756 2844,738 2826,721 2808,703 2788,687 2771,672 2753,654 2735,638 2717,622 2697,607 2679,587 2662,569 2642,553 2626,538 2606,522 2590,504 2570,488 2553,473 2535,459 2515,443 2499,427 2479,414 2461,398 2442,382 2426,368 2406,354 2388,339 2370,325 2350,315 2335,303 2315,289 2297,278 2279,268 2261,258 2243,244 2224,234 2206,224 2188,215 2170,205 2152,195 2132,189 2115,179 2097,169 2079,163 2061,156 2043,150 2023,144 2006,134 1988,130 1968,124 1952,118 1932,110 1914,108 1897,100 1877,95 1861,91 1841,89 1823,85 1805,79 1788,75 1768,71 1750,69 1732,65 1714,61 1696,59 1677,55 1661,51 1641,49 1623,49 1605,45 1585,43 1570,43 1550,39 1532,35 1514,35 1496,33 1478,33 1459,30 1441,30 1423,26 1405,26 1385,26 1367,24 1350,24 1332,24 1314,20 1294,20 1278,16 1258,16 1241,16 1223,16 1203,14 1185,14 1167,14 1149,14 1132,14 1114,10 1094,10 1076,10 1058,10 1040,10 1023,10 1005,10 985,6 967,6 947,6 931,6 912,6 896,6 876,6 858,6 840,6 820,6 805,6 785,4 767,4 749,4 729,4 709,4 694,4 674,4 656,4 638,4 618,4 602,4 583,4 565,4 547,4 529,4 509,4 491,4 474,4 456,4 438,4 418,4 400,4 382,4 365,4 347,4 327,4 311,4 291,4 273,4 256,0 236,0 220,0 200,0 182,0 164,0 147,0 127,0 109,0 91,0 73,0 55,0 36,0 18,0 0,0 0,26 18,26 36,26 55,26 73,26 91,26 109,26 127,26 147,26 164,26 182,26 200,26 220,26 236,26 256,26 273,26 291,26 311,26 327,26 347,26 365,26 382,26 400,26 418,26 438,26 456,26 474,26 491,26 509,26 529,26 547,26 565,26 583,26 602,26 618,26 638,26 656,26 674,26 694,30 709,30 729,30 749,30 767,30 785,30 805,30 820,30 840,30 858,30 876,30 896,30 912,30 931,30 947,33 967,33 985,33 1005,33 1023,33 1040,33 1058,33 1076,33 1094,35 1114,35 1132,35 1149,35 1167,35 1185,39 1203,39 1223,39 1241,43 1258,43 1278,43 1294,43 1314,45 1332,45 1350,45 1367,49 1385,49 1405,49 1423,51 1441,51 1459,55 1478,55 1496,55 1514,59 1532,61 1550,61 1570,65 1585,69 1605,69 1623,71 1641,75 1661,75 1677,81 1696,81 1714,85 1732,89 1750,91 1768,95 1788,100 1805,104 1823,108 1841,110 1861,114 1877,120 1897,128 1914,130 1932,136 1952,140 1968,146 1988,154 2006,160 2023,165 2043,173 2061,179 2079,189 2097,195 2115,203 2132,213 2152,221 2170,228 2188,238 2206,248 2224,258 2243,268 2261,280 2279,289 2297,303 2315,313 2335,325 2350,339 2370,352 2388,364 2406,378 2426,394 2442,408 2461,423 2479,437 2499,453 2515,467 2535,482 2553,498 2570,514 2590,532 2606,547 2626,563 2642,579 2662,597 2679,612 2697,628 2717,644 2735,662 2753,681 2771,697 2788,713 2808,729 2826,746 2844,762 2862,778 2880,796 2897,811 2917,823 2935,841 2953,857 2973,870 2989,886 3008,898 3024,916 3044,928 3062,941 3080,955 3100,967 3117,981 3135,991 3153,1002 3173,1012 3191,1026 3209,1036 3226,1046 3244,1056 3264,1065 3280,1075 3300,1085 3318,1095 3335,1101 3355,1111 3371,1117 3391,1124 3409,1134 3427,1140 3444,1146 3462,1152 3482,1156 3500,1162 3520,1170 3536,1176 3555,1180 3573,1185 3591,1189 3609,1191 3627,1199 3647,1201 3662,1205 3682,1209 3700,1211 3718,1215 3738,1219 3756,1221 3773,1225 3791,1229 3809,1231 3827,1235 3847,1235 3865,1237 3882,1237 3900,1241 3918,1245 3938,1247 3954,1247 3974,1250 3991,1250 4009,1250 4029,1254 4045,1254 4065,1256 4083,1256 4100,1256 4120,1260 4138,1260 4156,1260 4174,1260 4194,1264 4209,1264 4229,1266 4247,1266 4265,1266 4283,1266 4301,1266 4320,1270 4336,1270 4356,1270 4374,1270 4392,1270 4412,1270 4429,1270 4447,1274 4465,1274 4483,1274 4503,1274 4521,1274 4538,1274 4556,1274 4576,1274 4592,1274 4612,1274 4630,1276 4647,1276 4667,1276 4683,1276 4703,1276 4719,1276 4739,1276 4756,1276 4776,1276 4794,1276 4812,1276 4830,1276 4848,1276 4867,1276 4885,1276 4903,1276 4921,1276 4939,1276 4957,1276 4974,1276 4994,1276 5012,1276 5030,1276 5050,1280 5066,1280 5085,1280 5103,1280 5121,1280 5139,1280 5157,1280 5177,1280 5194,1280 5212,1280 5230,1280 5250,1280 5268,1280 5286,1280 5303,1280 5321,1280 5341,1280 5357,1280 5377,1280 5395,1280 5412,1280 5432,1280 5450,1280">
            <text:p/>
          </draw:polygon>
          <draw:polygon draw:style-name="gr18" draw:text-style-name="P18" draw:layer="layout" svg:width="5.449cm" svg:height="1.279cm" svg:x="1.5cm" svg:y="0.85cm" svg:viewBox="0 0 5450 1280" draw:points="0,1254 18,1254 38,1254 55,1254 73,1254 93,1254 109,1254 129,1254 147,1254 164,1254 182,1254 200,1254 220,1254 238,1254 256,1254 273,1254 293,1254 311,1254 329,1254 347,1254 365,1254 384,1254 400,1254 420,1254 438,1254 456,1254 476,1254 493,1254 511,1254 529,1254 547,1254 565,1254 583,1254 602,1254 620,1254 638,1254 656,1254 674,1254 694,1254 711,1254 731,1254 747,1250 767,1250 783,1250 803,1250 820,1250 838,1250 858,1250 874,1250 894,1250 912,1250 929,1250 947,1250 967,1247 985,1247 1003,1247 1021,1247 1038,1247 1058,1247 1076,1247 1094,1247 1114,1245 1130,1245 1149,1245 1167,1245 1185,1245 1203,1241 1221,1241 1241,1241 1256,1237 1276,1237 1294,1237 1312,1237 1330,1235 1350,1235 1367,1235 1385,1231 1405,1231 1421,1229 1441,1229 1459,1229 1476,1225 1496,1225 1512,1221 1532,1219 1550,1219 1568,1215 1585,1215 1603,1211 1623,1209 1641,1205 1659,1205 1677,1201 1694,1199 1712,1195 1732,1191 1750,1189 1768,1185 1788,1182 1803,1176 1823,1172 1841,1170 1859,1166 1877,1160 1895,1156 1914,1150 1930,1146 1950,1140 1968,1134 1988,1126 2006,1120 2023,1115 2041,1107 2059,1101 2079,1095 2095,1085 2115,1077 2132,1067 2150,1059 2170,1052 2186,1042 2206,1032 2224,1022 2241,1012 2259,1000 2277,991 2297,977 2315,967 2333,955 2350,941 2370,931 2388,916 2406,902 2426,890 2442,876 2461,861 2477,847 2497,831 2515,817 2533,801 2553,786 2570,772 2588,756 2606,738 2624,721 2642,703 2662,687 2679,672 2697,654 2715,638 2733,622 2753,607 2771,587 2788,569 2808,553 2824,538 2844,522 2860,504 2880,488 2897,473 2915,459 2935,443 2951,427 2971,414 2989,398 3008,382 3024,368 3044,354 3062,339 3080,325 3100,315 3115,303 3135,289 3153,278 3171,268 3189,258 3207,244 3226,234 3244,224 3262,215 3280,205 3298,195 3318,189 3335,179 3353,169 3371,163 3389,156 3407,150 3427,144 3444,134 3462,130 3482,124 3498,118 3518,110 3536,108 3553,100 3573,95 3589,91 3609,89 3627,85 3645,79 3662,75 3682,71 3700,69 3718,65 3736,61 3754,59 3773,55 3789,51 3809,49 3827,49 3845,45 3865,43 3880,43 3900,39 3918,35 3936,35 3954,33 3972,33 3991,30 4009,30 4027,26 4045,26 4065,26 4083,24 4100,24 4118,24 4136,20 4156,20 4172,16 4192,16 4209,16 4227,16 4247,14 4265,14 4283,14 4301,14 4318,14 4336,10 4356,10 4374,10 4392,10 4410,10 4427,10 4445,10 4465,6 4483,6 4503,6 4519,6 4538,6 4554,6 4574,6 4592,6 4610,6 4630,6 4645,6 4665,4 4683,4 4701,4 4721,4 4741,4 4756,4 4776,4 4794,4 4812,4 4832,4 4848,4 4867,4 4885,4 4903,4 4921,4 4941,4 4959,4 4976,4 4994,4 5012,4 5032,4 5050,4 5068,4 5085,4 5103,4 5123,4 5139,4 5159,4 5177,4 5194,0 5214,0 5230,0 5250,0 5268,0 5286,0 5303,0 5323,0 5341,0 5359,0 5377,0 5395,0 5414,0 5432,0 5450,0 5450,26 5432,26 5414,26 5395,26 5377,26 5359,26 5341,26 5323,26 5303,26 5286,26 5268,26 5250,26 5230,26 5214,26 5194,26 5177,26 5159,26 5139,26 5123,26 5103,26 5085,26 5068,26 5050,26 5032,26 5012,26 4994,26 4976,26 4959,26 4941,26 4921,26 4903,26 4885,26 4867,26 4848,26 4832,26 4812,26 4794,26 4776,26 4756,30 4741,30 4721,30 4701,30 4683,30 4665,30 4645,30 4630,30 4610,30 4592,30 4574,30 4554,30 4538,30 4519,30 4503,33 4483,33 4465,33 4445,33 4427,33 4410,33 4392,33 4374,33 4356,35 4336,35 4318,35 4301,35 4283,35 4265,39 4247,39 4227,39 4209,43 4192,43 4172,43 4156,43 4136,45 4118,45 4100,45 4083,49 4065,49 4045,49 4027,51 4009,51 3991,55 3972,55 3954,55 3936,59 3918,61 3900,61 3880,65 3865,69 3845,69 3827,71 3809,75 3789,75 3773,81 3754,81 3736,85 3718,89 3700,91 3682,95 3662,100 3645,104 3627,108 3609,110 3589,114 3573,120 3553,128 3536,130 3518,136 3498,140 3482,146 3462,154 3444,160 3427,165 3407,173 3389,179 3371,189 3353,195 3335,203 3318,213 3298,221 3280,228 3262,238 3244,248 3226,258 3207,268 3189,280 3171,289 3153,303 3135,313 3115,325 3100,339 3080,352 3062,364 3044,378 3024,394 3008,408 2989,423 2971,437 2951,453 2935,467 2915,482 2897,498 2880,514 2860,532 2844,547 2824,563 2808,579 2788,597 2771,612 2753,628 2733,644 2715,662 2697,681 2679,697 2662,713 2642,729 2624,746 2606,762 2588,778 2570,796 2553,811 2533,823 2515,841 2497,857 2477,870 2461,886 2442,898 2426,916 2406,928 2388,941 2370,955 2350,967 2333,981 2315,991 2297,1002 2277,1012 2259,1026 2241,1036 2224,1046 2206,1056 2186,1065 2170,1075 2150,1085 2132,1095 2115,1101 2095,1111 2079,1117 2059,1124 2041,1134 2023,1140 2006,1146 1988,1152 1968,1156 1950,1162 1930,1170 1914,1176 1895,1180 1877,1185 1859,1189 1841,1191 1823,1199 1803,1201 1788,1205 1768,1209 1750,1211 1732,1215 1712,1219 1694,1221 1677,1225 1659,1229 1641,1231 1623,1235 1603,1235 1585,1237 1568,1237 1550,1241 1532,1245 1512,1247 1496,1247 1476,1250 1459,1250 1441,1250 1421,1254 1405,1254 1385,1256 1367,1256 1350,1256 1330,1260 1312,1260 1294,1260 1276,1260 1256,1264 1241,1264 1221,1266 1203,1266 1185,1266 1167,1266 1149,1266 1130,1270 1114,1270 1094,1270 1076,1270 1058,1270 1038,1270 1021,1270 1003,1274 985,1274 967,1274 947,1274 929,1274 912,1274 894,1274 874,1274 858,1274 838,1274 820,1276 803,1276 783,1276 767,1276 747,1276 731,1276 711,1276 694,1276 674,1276 656,1276 638,1276 620,1276 602,1276 583,1276 565,1276 547,1276 529,1276 511,1276 493,1276 476,1276 456,1276 438,1276 420,1276 400,1280 384,1280 365,1280 347,1280 329,1280 311,1280 293,1280 273,1280 256,1280 238,1280 220,1280 200,1280 182,1280 164,1280 147,1280 129,1280 109,1280 93,1280 73,1280 55,1280 38,1280 18,1280 0,1280">
            <text:p/>
          </draw:polygon>
        </draw:g>
      </draw:page>
      <draw:page draw:name="page3" draw:style-name="dp1" draw:master-page-name="master-page3">
        <draw:polygon draw:style-name="gr1" draw:text-style-name="P1" draw:layer="layout" svg:width="5.468cm" svg:height="0.379cm" svg:x="3.467cm" svg:y="4.469cm" svg:viewBox="0 0 5469 380" draw:points="0,0 18,0 36,1 54,1 73,1 91,1 109,1 128,1 146,1 164,1 182,1 201,1 219,1 237,1 255,1 274,1 292,1 310,1 329,1 347,1 365,1 383,1 402,1 420,1 438,1 457,1 475,1 493,1 511,1 530,1 548,1 567,1 585,1 603,1 621,1 640,1 658,1 676,1 695,1 713,1 731,1 749,1 768,1 786,1 804,1 823,2 841,2 859,2 877,2 896,2 914,2 932,2 950,2 969,2 987,2 1005,2 1024,2 1042,3 1060,3 1078,3 1097,3 1115,3 1133,3 1152,3 1170,4 1188,4 1206,4 1225,4 1243,4 1261,4 1280,5 1298,5 1316,5 1335,5 1353,6 1371,6 1390,7 1408,7 1426,7 1444,8 1463,8 1481,8 1499,9 1518,9 1536,10 1554,10 1572,11 1591,11 1609,12 1627,13 1645,13 1664,14 1682,15 1700,15 1719,16 1737,17 1755,18 1773,19 1792,20 1810,21 1828,22 1847,23 1865,24 1883,25 1901,27 1920,28 1938,29 1956,31 1975,32 1993,34 2011,35 2029,37 2048,39 2066,41 2085,43 2103,45 2121,47 2139,49 2158,51 2176,53 2194,56 2213,58 2231,61 2249,64 2267,67 2286,69 2304,73 2322,75 2340,79 2359,82 2377,85 2395,88 2414,92 2432,95 2450,99 2468,103 2487,107 2505,111 2523,114 2542,119 2560,123 2578,127 2596,131 2615,135 2633,140 2651,144 2670,148 2688,152 2706,157 2724,161 2743,165 2761,170 2779,174 2797,178 2816,183 2834,187 2853,191 2871,196 2889,200 2907,204 2926,208 2944,212 2962,216 2981,220 2999,224 3017,227 3035,231 3054,234 3072,238 3090,241 3109,245 3127,248 3145,251 3163,254 3182,257 3200,260 3218,263 3237,265 3255,268 3273,271 3291,274 3310,276 3328,278 3346,281 3365,283 3383,285 3401,287 3419,289 3438,290 3456,292 3474,294 3492,295 3511,297 3529,298 3547,300 3566,301 3584,302 3602,304 3621,305 3639,306 3657,307 3676,308 3694,309 3712,310 3730,311 3749,311 3767,312 3785,313 3804,313 3822,314 3840,315 3858,316 3877,316 3895,317 3913,317 3932,318 3950,318 3968,319 3986,319 4005,319 4023,320 4041,320 4059,320 4078,321 4096,321 4114,322 4133,322 4151,322 4169,322 4187,323 4206,323 4224,323 4242,323 4261,324 4279,324 4297,324 4315,324 4334,324 4352,324 4371,324 4389,325 4407,325 4425,325 4444,325 4462,325 4480,325 4499,325 4517,325 4535,325 4553,326 4572,326 4590,326 4608,326 4627,326 4645,326 4663,326 4681,326 4700,326 4718,326 4737,326 4755,326 4774,326 4792,326 4810,326 4829,326 4847,326 4865,326 4883,326 4902,326 4920,326 4938,327 4957,327 4975,327 4993,327 5011,327 5030,327 5048,327 5066,327 5085,327 5103,327 5121,327 5140,327 5158,327 5176,327 5195,327 5213,327 5231,327 5249,327 5268,327 5286,327 5304,327 5323,327 5341,327 5359,327 5377,327 5396,327 5414,327 5432,327 5450,327 5469,327 5469,380 5450,380 5432,380 5414,380 5396,380 5377,380 5359,380 5341,380 5323,380 5304,380 5286,380 5268,380 5249,380 5231,380 5213,380 5195,380 5176,380 5158,380 5140,380 5121,380 5103,380 5085,380 5066,380 5048,380 5030,380 5011,380 4993,380 4975,380 4957,380 4938,380 4920,380 4902,380 4883,380 4865,380 4847,380 4829,380 4810,380 4792,380 4774,380 4755,380 4737,380 4718,380 4700,380 4681,379 4663,379 4645,379 4627,379 4608,379 4590,379 4572,379 4553,379 4535,379 4517,379 4499,379 4480,379 4462,379 4444,378 4425,378 4407,378 4389,378 4371,378 4352,378 4334,378 4315,378 4297,377 4279,377 4261,377 4242,377 4224,377 4206,376 4187,376 4169,376 4151,375 4133,375 4114,375 4096,375 4078,374 4059,374 4041,374 4023,373 4005,373 3986,372 3968,372 3950,372 3932,371 3913,371 3895,370 3877,369 3858,369 3840,368 3822,368 3804,367 3785,366 3767,366 3749,365 3730,364 3712,363 3694,362 3676,361 3657,360 3639,359 3621,358 3602,357 3584,356 3566,354 3547,353 3529,352 3511,350 3492,349 3474,347 3456,346 3438,344 3419,342 3401,340 3383,338 3365,336 3346,334 3328,332 3310,330 3291,327 3273,325 3255,322 3237,320 3218,317 3200,314 3182,311 3163,308 3145,305 3127,302 3109,299 3090,296 3072,292 3054,289 3035,285 3017,282 2999,278 2981,274 2962,270 2944,265 2926,261 2907,257 2889,253 2871,249 2853,245 2834,240 2816,236 2797,232 2779,227 2761,223 2743,219 2724,214 2706,210 2688,206 2670,201 2651,197 2633,193 2615,189 2596,184 2578,180 2560,176 2542,172 2523,168 2505,164 2487,160 2468,156 2450,153 2432,149 2414,146 2395,142 2377,138 2359,135 2340,132 2322,129 2304,126 2286,123 2267,120 2249,117 2231,114 2213,112 2194,110 2176,107 2158,105 2139,103 2121,100 2103,98 2085,96 2066,94 2048,92 2029,91 2011,89 1993,87 1975,86 1956,84 1938,83 1920,81 1901,80 1883,79 1865,77 1847,76 1828,75 1810,74 1792,73 1773,72 1755,71 1737,70 1719,70 1700,69 1682,68 1664,67 1645,67 1627,66 1609,65 1591,65 1572,64 1554,64 1536,63 1518,63 1499,62 1481,62 1463,61 1444,61 1426,61 1408,60 1390,60 1371,59 1353,59 1335,59 1316,59 1298,58 1280,58 1261,58 1243,58 1225,58 1206,57 1188,57 1170,57 1152,57 1133,57 1115,57 1097,56 1078,56 1060,56 1042,56 1024,56 1005,56 987,56 969,56 950,56 932,55 914,55 896,55 877,55 859,55 841,55 823,55 804,55 786,55 768,55 749,55 731,55 713,55 695,55 676,55 658,55 640,55 621,55 603,54 585,54 567,54 548,54 530,54 511,54 493,54 475,54 457,54 438,54 420,54 402,54 383,54 365,54 347,54 329,54 310,54 292,54 274,54 255,54 237,54 219,54 201,54 182,54 164,54 146,54 128,54 109,54 91,54 73,54 54,54 36,54 18,54 0,54">
          <text:p/>
        </draw:polygon>
        <draw:polygon draw:style-name="gr1" draw:text-style-name="P1" draw:layer="layout" svg:width="5.468cm" svg:height="2.091cm" svg:x="3.467cm" svg:y="2.378cm" svg:viewBox="0 0 5469 2092" draw:points="0,0 18,0 36,0 54,0 73,0 91,0 109,0 128,0 146,0 164,0 182,0 201,0 219,0 237,0 255,0 274,0 292,0 310,0 329,0 347,0 365,0 383,0 402,0 420,0 438,0 457,0 475,0 493,0 511,0 530,0 548,0 567,0 585,0 603,0 621,0 640,0 658,0 676,0 695,0 713,0 731,0 749,0 768,0 786,0 804,0 823,0 841,0 859,0 877,0 896,0 914,0 932,0 950,0 969,0 987,0 1005,0 1024,0 1042,0 1060,0 1078,0 1097,0 1115,0 1133,0 1152,0 1170,0 1188,0 1206,0 1225,0 1243,0 1261,0 1280,0 1298,0 1316,0 1335,0 1353,0 1371,0 1390,0 1408,0 1426,0 1444,0 1463,0 1481,0 1499,0 1518,0 1536,0 1554,0 1572,0 1591,0 1609,0 1627,0 1645,0 1664,0 1682,0 1700,0 1719,0 1737,0 1755,0 1773,0 1792,0 1810,0 1828,0 1847,0 1865,0 1883,0 1901,0 1920,0 1938,0 1956,0 1975,0 1993,0 2011,0 2029,0 2048,0 2066,0 2085,0 2103,0 2121,0 2139,0 2158,0 2176,0 2194,0 2213,0 2231,0 2249,0 2267,0 2286,0 2304,0 2322,0 2340,0 2359,0 2377,0 2395,0 2414,0 2432,0 2450,0 2468,0 2487,0 2505,0 2523,0 2542,0 2560,0 2578,0 2596,0 2615,0 2633,0 2651,0 2670,0 2688,0 2706,0 2724,0 2743,0 2761,0 2779,0 2797,0 2816,0 2834,0 2853,0 2871,0 2889,0 2907,0 2926,0 2944,0 2962,0 2981,0 2999,0 3017,0 3035,0 3054,0 3072,0 3090,0 3109,0 3127,0 3145,0 3163,0 3182,0 3200,0 3218,0 3237,0 3255,0 3273,0 3291,0 3310,0 3328,0 3346,0 3365,0 3383,0 3401,0 3419,0 3438,0 3456,0 3474,0 3492,0 3511,0 3529,0 3547,0 3566,0 3584,0 3602,0 3621,0 3639,0 3657,0 3676,0 3694,0 3712,0 3730,0 3749,0 3767,0 3785,0 3804,0 3822,0 3840,0 3858,0 3877,0 3895,0 3913,0 3932,0 3950,0 3968,0 3986,0 4005,0 4023,0 4041,0 4059,0 4078,0 4096,0 4114,0 4133,0 4151,0 4169,0 4187,0 4206,0 4224,0 4242,0 4261,0 4279,0 4297,0 4315,0 4334,0 4352,0 4371,0 4389,0 4407,0 4425,0 4444,0 4462,0 4480,0 4499,0 4517,0 4535,0 4553,0 4572,0 4590,0 4608,0 4627,0 4645,0 4663,0 4681,0 4700,0 4718,0 4737,0 4755,0 4774,0 4792,0 4810,0 4829,0 4847,0 4865,0 4883,0 4902,0 4920,0 4938,0 4957,0 4975,0 4993,0 5011,0 5030,0 5048,0 5066,0 5085,0 5103,0 5121,0 5140,0 5158,0 5176,0 5195,0 5213,0 5231,0 5249,0 5268,0 5286,0 5304,0 5323,0 5341,0 5359,0 5377,0 5396,0 5414,0 5432,0 5450,0 5469,0 5469,2092 5450,2092 5432,2092 5414,2092 5396,2092 5377,2092 5359,2092 5341,2092 5323,2092 5304,2092 5286,2092 5268,2092 5249,2092 5231,2092 5213,2092 5195,2092 5176,2092 5158,2092 5140,2092 5121,2092 5103,2092 5085,2092 5066,2092 5048,2092 5030,2092 5011,2092 4993,2092 4975,2092 4957,2092 4938,2092 4920,2092 4902,2092 4883,2092 4865,2092 4847,2092 4829,2092 4810,2092 4792,2092 4774,2092 4755,2092 4737,2092 4718,2092 4700,2092 4681,2092 4663,2092 4645,2092 4627,2092 4608,2092 4590,2092 4572,2092 4553,2092 4535,2092 4517,2092 4499,2092 4480,2092 4462,2092 4444,2092 4425,2092 4407,2092 4389,2092 4371,2092 4352,2092 4334,2092 4315,2092 4297,2092 4279,2092 4261,2092 4242,2092 4224,2092 4206,2092 4187,2092 4169,2092 4151,2092 4133,2092 4114,2092 4096,2092 4078,2092 4059,2092 4041,2092 4023,2092 4005,2092 3986,2092 3968,2092 3950,2092 3932,2092 3913,2092 3895,2092 3877,2092 3858,2092 3840,2092 3822,2092 3804,2092 3785,2092 3767,2092 3749,2092 3730,2092 3712,2092 3694,2092 3676,2092 3657,2092 3639,2092 3621,2092 3602,2092 3584,2092 3566,2092 3547,2092 3529,2092 3511,2092 3492,2092 3474,2092 3456,2092 3438,2092 3419,2092 3401,2092 3383,2092 3365,2092 3346,2092 3328,2092 3310,2092 3291,2092 3273,2092 3255,2092 3237,2092 3218,2092 3200,2092 3182,2092 3163,2092 3145,2092 3127,2092 3109,2092 3090,2092 3072,2092 3054,2092 3035,2092 3017,2092 2999,2092 2981,2092 2962,2092 2944,2092 2926,2092 2907,2092 2889,2092 2871,2092 2853,2092 2834,2092 2816,2092 2797,2092 2779,2092 2761,2092 2743,2092 2724,2092 2706,2092 2688,2092 2670,2092 2651,2092 2633,2092 2615,2092 2596,2092 2578,2092 2560,2092 2542,2092 2523,2092 2505,2092 2487,2092 2468,2092 2450,2092 2432,2092 2414,2092 2395,2092 2377,2092 2359,2092 2340,2092 2322,2092 2304,2092 2286,2092 2267,2092 2249,2092 2231,2092 2213,2092 2194,2092 2176,2092 2158,2092 2139,2092 2121,2092 2103,2092 2085,2092 2066,2092 2048,2092 2029,2092 2011,2092 1993,2092 1975,2092 1956,2092 1938,2092 1920,2092 1901,2092 1883,2092 1865,2092 1847,2092 1828,2092 1810,2092 1792,2092 1773,2092 1755,2092 1737,2092 1719,2092 1700,2092 1682,2092 1664,2092 1645,2092 1627,2092 1609,2092 1591,2092 1572,2092 1554,2092 1536,2092 1518,2092 1499,2092 1481,2092 1463,2092 1444,2092 1426,2092 1408,2092 1390,2092 1371,2092 1353,2092 1335,2092 1316,2092 1298,2092 1280,2092 1261,2092 1243,2092 1225,2092 1206,2092 1188,2092 1170,2092 1152,2092 1133,2092 1115,2092 1097,2092 1078,2092 1060,2092 1042,2092 1024,2092 1005,2092 987,2092 969,2092 950,2092 932,2092 914,2092 896,2092 877,2092 859,2092 841,2092 823,2092 804,2092 786,2092 768,2092 749,2092 731,2092 713,2092 695,2092 676,2092 658,2092 640,2092 621,2092 603,2092 585,2092 567,2092 548,2092 530,2092 511,2092 493,2092 475,2092 457,2092 438,2092 420,2092 402,2092 383,2092 365,2092 347,2092 329,2092 310,2092 292,2092 274,2092 255,2092 237,2092 219,2092 201,2092 182,2092 164,2092 146,2092 128,2092 109,2092 91,2092 73,2092 54,2092 36,2092 18,2092 0,2092">
          <text:p/>
        </draw:polygon>
        <draw:polygon draw:style-name="gr4" draw:text-style-name="P4" draw:layer="layout" svg:width="5.468cm" svg:height="0.356cm" svg:x="9.104cm" svg:y="4.442cm" svg:viewBox="0 0 5469 357" draw:points="0,0 18,0 36,0 55,0 73,0 91,0 110,0 128,0 146,0 164,0 183,0 201,0 219,0 238,0 256,0 274,0 292,0 311,0 329,0 347,0 366,0 384,0 402,0 421,0 439,0 457,0 476,0 494,0 512,0 530,0 549,0 567,0 585,0 603,1 622,1 640,1 658,1 677,1 695,1 713,1 731,1 750,1 768,1 786,1 805,1 823,1 841,1 859,1 878,1 896,1 914,1 933,1 951,2 969,2 987,2 1006,2 1024,2 1042,2 1060,2 1079,3 1097,3 1115,3 1134,3 1152,3 1171,3 1188,3 1207,4 1225,4 1244,4 1262,4 1280,4 1298,5 1317,5 1335,5 1353,5 1372,6 1390,6 1408,6 1426,7 1445,7 1463,7 1481,8 1500,8 1518,8 1536,9 1554,10 1573,10 1591,11 1609,11 1628,12 1646,12 1664,13 1682,13 1701,14 1719,15 1737,16 1755,17 1774,18 1792,18 1810,19 1829,20 1847,22 1865,23 1883,24 1902,25 1920,26 1939,28 1957,29 1975,30 1993,32 2012,33 2030,35 2048,37 2067,38 2085,40 2103,42 2121,44 2140,46 2158,48 2176,50 2195,53 2213,55 2231,58 2249,60 2268,63 2286,66 2304,68 2323,71 2341,74 2359,78 2377,80 2396,84 2414,87 2432,91 2450,94 2469,98 2487,101 2505,105 2524,109 2542,113 2560,116 2578,120 2597,124 2615,128 2633,132 2652,136 2670,140 2688,144 2706,149 2725,153 2743,157 2762,161 2780,165 2798,169 2816,173 2835,177 2853,181 2871,186 2890,189 2908,193 2926,197 2944,201 2963,205 2981,209 2999,212 3018,216 3036,219 3054,222 3072,226 3091,229 3109,232 3127,235 3145,238 3164,241 3182,244 3200,247 3219,249 3237,252 3255,254 3273,257 3292,259 3310,261 3328,264 3347,265 3365,267 3383,269 3401,271 3420,273 3438,274 3457,276 3475,278 3493,279 3511,281 3530,282 3548,283 3566,285 3585,286 3603,287 3621,288 3639,289 3658,290 3676,291 3694,292 3712,293 3731,294 3749,295 3767,295 3786,296 3804,297 3822,297 3840,298 3859,298 3877,299 3895,300 3914,300 3932,301 3950,301 3968,302 3987,302 4005,302 4023,303 4042,303 4060,303 4078,304 4096,304 4115,304 4133,304 4151,305 4170,305 4188,305 4206,306 4225,306 4243,306 4261,306 4280,306 4298,307 4316,307 4334,307 4353,307 4371,307 4389,307 4407,307 4426,308 4444,308 4462,308 4481,308 4499,308 4517,308 4535,308 4554,308 4573,308 4591,308 4610,308 4628,308 4646,308 4664,309 4683,309 4701,309 4719,309 4738,309 4756,309 4774,309 4792,309 4811,309 4829,309 4847,309 4866,309 4884,309 4902,309 4920,309 4939,309 4957,309 4976,309 4993,309 5012,309 5030,309 5049,309 5067,309 5085,309 5103,309 5122,309 5140,309 5158,309 5177,309 5195,309 5213,309 5231,309 5250,309 5268,309 5286,309 5305,309 5323,309 5341,309 5359,309 5378,309 5396,309 5414,309 5433,309 5451,309 5469,309 5469,357 5451,357 5433,357 5414,357 5396,357 5378,357 5359,357 5341,357 5323,357 5305,357 5286,357 5268,357 5250,357 5231,357 5213,357 5195,357 5177,357 5158,357 5140,357 5122,357 5103,357 5085,357 5067,357 5049,357 5030,357 5012,357 4993,357 4976,357 4957,357 4939,357 4920,357 4902,357 4884,357 4866,357 4847,357 4829,357 4811,357 4792,356 4774,356 4756,356 4738,356 4719,356 4701,356 4683,356 4664,356 4646,356 4628,356 4610,356 4591,356 4573,356 4554,356 4535,356 4517,356 4499,356 4481,355 4462,355 4444,355 4426,355 4407,355 4389,355 4371,355 4353,355 4334,354 4316,354 4298,354 4280,354 4261,354 4243,353 4225,353 4206,353 4188,353 4170,353 4151,352 4133,352 4115,352 4096,352 4078,350 4060,350 4042,350 4023,349 4005,349 3987,349 3968,348 3950,348 3932,347 3914,347 3895,346 3877,346 3859,345 3840,344 3822,344 3804,343 3786,343 3767,342 3749,341 3731,340 3712,339 3694,339 3676,338 3658,337 3639,336 3621,335 3603,333 3585,332 3566,331 3548,330 3530,329 3511,327 3493,326 3475,324 3457,323 3438,321 3420,319 3401,318 3383,316 3365,314 3347,312 3328,310 3310,308 3292,306 3273,303 3255,301 3237,298 3219,296 3200,293 3182,290 3164,288 3145,285 3127,282 3109,279 3091,276 3072,272 3054,269 3036,266 3018,262 2999,259 2981,255 2963,251 2944,248 2926,244 2908,240 2890,236 2871,232 2853,228 2835,224 2816,220 2798,216 2780,212 2762,207 2743,203 2725,199 2706,195 2688,191 2670,187 2652,183 2633,179 2615,175 2597,171 2578,167 2560,163 2542,159 2524,155 2505,151 2487,148 2469,144 2450,140 2432,137 2414,134 2396,130 2377,127 2359,124 2341,121 2323,118 2304,115 2286,112 2268,109 2249,107 2231,104 2213,102 2195,100 2176,97 2158,95 2140,93 2121,91 2103,89 2085,87 2067,85 2048,83 2030,82 2012,80 1993,78 1975,77 1957,75 1939,74 1920,73 1902,71 1883,70 1865,69 1847,68 1829,67 1810,66 1792,65 1774,64 1755,63 1737,62 1719,61 1701,61 1682,60 1664,59 1646,59 1628,58 1609,58 1591,57 1573,56 1554,56 1536,55 1518,55 1500,55 1481,54 1463,54 1445,53 1426,53 1408,53 1390,52 1372,52 1353,52 1335,52 1317,51 1298,51 1280,51 1262,50 1244,50 1225,50 1207,50 1188,50 1171,50 1152,49 1134,49 1115,49 1097,49 1079,49 1060,49 1042,49 1024,48 1006,48 987,48 969,48 951,48 933,48 914,48 896,48 878,48 859,48 841,48 823,48 805,48 786,48 768,47 750,47 731,47 713,47 695,47 677,47 658,47 640,47 622,47 603,47 585,47 567,47 549,47 530,47 512,47 494,47 476,47 457,47 439,47 421,47 402,47 384,47 366,47 347,47 329,47 311,47 292,47 274,47 256,47 238,47 219,47 201,47 183,47 164,47 146,47 128,47 110,47 91,47 73,47 55,47 36,47 18,47 0,47">
          <text:p/>
        </draw:polygon>
        <draw:polygon draw:style-name="gr5" draw:text-style-name="P5" draw:layer="layout" svg:width="5.468cm" svg:height="0.05cm" svg:x="9.104cm" svg:y="4.798cm" svg:viewBox="0 0 5469 51"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51 5451,51 5433,51 5414,51 5396,51 5378,51 5359,51 5341,51 5323,51 5305,51 5286,51 5268,51 5250,51 5231,51 5213,51 5195,51 5177,51 5158,51 5140,51 5122,51 5103,51 5085,51 5067,51 5049,51 5030,51 5012,51 4993,51 4976,51 4957,51 4939,51 4920,51 4902,51 4884,51 4866,51 4847,51 4829,51 4811,51 4792,51 4774,51 4756,51 4738,51 4719,51 4701,51 4683,51 4664,51 4646,51 4628,51 4610,51 4591,51 4573,51 4554,51 4535,51 4517,51 4499,51 4481,51 4462,51 4444,51 4426,51 4407,51 4389,51 4371,51 4353,51 4334,51 4316,51 4298,51 4280,51 4261,51 4243,51 4225,51 4206,51 4188,51 4170,51 4151,51 4133,51 4115,51 4096,51 4078,51 4060,51 4042,51 4023,51 4005,51 3987,51 3968,51 3950,51 3932,51 3914,51 3895,51 3877,51 3859,51 3840,51 3822,51 3804,51 3786,51 3767,51 3749,51 3731,51 3712,51 3694,51 3676,51 3658,51 3639,51 3621,51 3603,51 3585,51 3566,51 3548,51 3530,51 3511,51 3493,51 3475,51 3457,51 3438,51 3420,51 3401,51 3383,51 3365,51 3347,51 3328,51 3310,51 3292,51 3273,51 3255,51 3237,51 3219,51 3200,51 3182,51 3164,51 3145,51 3127,51 3109,51 3091,51 3072,51 3054,51 3036,51 3018,51 2999,51 2981,51 2963,51 2944,51 2926,51 2908,51 2890,51 2871,51 2853,51 2835,51 2816,51 2798,51 2780,51 2762,51 2743,51 2725,51 2706,51 2688,51 2670,51 2652,51 2633,51 2615,51 2597,51 2578,51 2560,51 2542,51 2524,51 2505,51 2487,51 2469,51 2450,51 2432,51 2414,51 2396,51 2377,51 2359,51 2341,51 2323,51 2304,51 2286,51 2268,51 2249,51 2231,51 2213,51 2195,51 2176,51 2158,51 2140,51 2121,51 2103,51 2085,51 2067,51 2048,51 2030,51 2012,51 1993,51 1975,51 1957,51 1939,51 1920,51 1902,51 1883,51 1865,51 1847,51 1829,51 1810,51 1792,51 1774,51 1755,51 1737,51 1719,51 1701,51 1682,51 1664,51 1646,51 1628,51 1609,51 1591,51 1573,51 1554,51 1536,51 1518,51 1500,51 1481,51 1463,51 1445,51 1426,51 1408,51 1390,51 1372,51 1353,51 1335,51 1317,51 1298,51 1280,51 1262,51 1244,51 1225,51 1207,51 1188,51 1171,51 1152,51 1134,51 1115,51 1097,51 1079,51 1060,51 1042,51 1024,51 1006,51 987,51 969,51 951,51 933,51 914,51 896,51 878,51 859,51 841,51 823,51 805,51 786,51 768,51 750,51 731,51 713,51 695,51 677,51 658,51 640,51 622,51 603,51 585,51 567,51 549,51 530,51 512,51 494,51 476,51 457,51 439,51 421,51 402,51 384,51 366,51 347,51 329,51 311,51 292,51 274,51 256,51 238,51 219,51 201,51 183,51 164,51 146,51 128,51 110,51 91,51 73,51 55,51 36,51 18,51 0,51">
          <text:p/>
        </draw:polygon>
        <draw:polygon draw:style-name="gr4" draw:text-style-name="P4" draw:layer="layout" svg:width="5.468cm" svg:height="2.064cm" svg:x="9.104cm" svg:y="2.378cm" svg:viewBox="0 0 5469 2065" draw:points="0,0 18,0 36,0 55,0 73,0 91,0 110,0 128,0 146,0 164,0 183,0 201,0 219,0 238,0 256,0 274,0 292,0 311,0 329,0 347,0 366,0 384,0 402,0 421,0 439,0 457,0 476,0 494,0 512,0 530,0 549,0 567,0 585,0 603,0 622,0 640,0 658,0 677,0 695,0 713,0 731,0 750,0 768,0 786,0 805,0 823,0 841,0 859,0 878,0 896,0 914,0 933,0 951,0 969,0 987,0 1006,0 1024,0 1042,0 1060,0 1079,0 1097,0 1115,0 1134,0 1152,0 1171,0 1188,0 1207,0 1225,0 1244,0 1262,0 1280,0 1298,0 1317,0 1335,0 1353,0 1372,0 1390,0 1408,0 1426,0 1445,0 1463,0 1481,0 1500,0 1518,0 1536,0 1554,0 1573,0 1591,0 1609,0 1628,0 1646,0 1664,0 1682,0 1701,0 1719,0 1737,0 1755,0 1774,0 1792,0 1810,0 1829,0 1847,0 1865,0 1883,0 1902,0 1920,0 1939,0 1957,0 1975,0 1993,0 2012,0 2030,0 2048,0 2067,0 2085,0 2103,0 2121,0 2140,0 2158,0 2176,0 2195,0 2213,0 2231,0 2249,0 2268,0 2286,0 2304,0 2323,0 2341,0 2359,0 2377,0 2396,0 2414,0 2432,0 2450,0 2469,0 2487,0 2505,0 2524,0 2542,0 2560,0 2578,0 2597,0 2615,0 2633,0 2652,0 2670,0 2688,0 2706,0 2725,0 2743,0 2762,0 2780,0 2798,0 2816,0 2835,0 2853,0 2871,0 2890,0 2908,0 2926,0 2944,0 2963,0 2981,0 2999,0 3018,0 3036,0 3054,0 3072,0 3091,0 3109,0 3127,0 3145,0 3164,0 3182,0 3200,0 3219,0 3237,0 3255,0 3273,0 3292,0 3310,0 3328,0 3347,0 3365,0 3383,0 3401,0 3420,0 3438,0 3457,0 3475,0 3493,0 3511,0 3530,0 3548,0 3566,0 3585,0 3603,0 3621,0 3639,0 3658,0 3676,0 3694,0 3712,0 3731,0 3749,0 3767,0 3786,0 3804,0 3822,0 3840,0 3859,0 3877,0 3895,0 3914,0 3932,0 3950,0 3968,0 3987,0 4005,0 4023,0 4042,0 4060,0 4078,0 4096,0 4115,0 4133,0 4151,0 4170,0 4188,0 4206,0 4225,0 4243,0 4261,0 4280,0 4298,0 4316,0 4334,0 4353,0 4371,0 4389,0 4407,0 4426,0 4444,0 4462,0 4481,0 4499,0 4517,0 4535,0 4554,0 4573,0 4591,0 4610,0 4628,0 4646,0 4664,0 4683,0 4701,0 4719,0 4738,0 4756,0 4774,0 4792,0 4811,0 4829,0 4847,0 4866,0 4884,0 4902,0 4920,0 4939,0 4957,0 4976,0 4993,0 5012,0 5030,0 5049,0 5067,0 5085,0 5103,0 5122,0 5140,0 5158,0 5177,0 5195,0 5213,0 5231,0 5250,0 5268,0 5286,0 5305,0 5323,0 5341,0 5359,0 5378,0 5396,0 5414,0 5433,0 5451,0 5469,0 5469,2065 5451,2065 5433,2065 5414,2065 5396,2065 5378,2065 5359,2065 5341,2065 5323,2065 5305,2065 5286,2065 5268,2065 5250,2065 5231,2065 5213,2065 5195,2065 5177,2065 5158,2065 5140,2065 5122,2065 5103,2065 5085,2065 5067,2065 5049,2065 5030,2065 5012,2065 4993,2065 4976,2065 4957,2065 4939,2065 4920,2065 4902,2065 4884,2065 4866,2065 4847,2065 4829,2065 4811,2065 4792,2065 4774,2065 4756,2065 4738,2065 4719,2065 4701,2065 4683,2065 4664,2065 4646,2065 4628,2065 4610,2065 4591,2065 4573,2065 4554,2065 4535,2065 4517,2065 4499,2065 4481,2065 4462,2065 4444,2065 4426,2065 4407,2065 4389,2065 4371,2065 4353,2065 4334,2065 4316,2065 4298,2065 4280,2065 4261,2065 4243,2065 4225,2065 4206,2065 4188,2065 4170,2065 4151,2065 4133,2065 4115,2065 4096,2065 4078,2065 4060,2065 4042,2065 4023,2065 4005,2065 3987,2065 3968,2065 3950,2065 3932,2065 3914,2065 3895,2065 3877,2065 3859,2065 3840,2065 3822,2065 3804,2065 3786,2065 3767,2065 3749,2065 3731,2065 3712,2065 3694,2065 3676,2065 3658,2065 3639,2065 3621,2065 3603,2065 3585,2065 3566,2065 3548,2065 3530,2065 3511,2065 3493,2065 3475,2065 3457,2065 3438,2065 3420,2065 3401,2065 3383,2065 3365,2065 3347,2065 3328,2065 3310,2065 3292,2065 3273,2065 3255,2065 3237,2065 3219,2065 3200,2065 3182,2065 3164,2065 3145,2065 3127,2065 3109,2065 3091,2065 3072,2065 3054,2065 3036,2065 3018,2065 2999,2065 2981,2065 2963,2065 2944,2065 2926,2065 2908,2065 2890,2065 2871,2065 2853,2065 2835,2065 2816,2065 2798,2065 2780,2065 2762,2065 2743,2065 2725,2065 2706,2065 2688,2065 2670,2065 2652,2065 2633,2065 2615,2065 2597,2065 2578,2065 2560,2065 2542,2065 2524,2065 2505,2065 2487,2065 2469,2065 2450,2065 2432,2065 2414,2065 2396,2065 2377,2065 2359,2065 2341,2065 2323,2065 2304,2065 2286,2065 2268,2065 2249,2065 2231,2065 2213,2065 2195,2065 2176,2065 2158,2065 2140,2065 2121,2065 2103,2065 2085,2065 2067,2065 2048,2065 2030,2065 2012,2065 1993,2065 1975,2065 1957,2065 1939,2065 1920,2065 1902,2065 1883,2065 1865,2065 1847,2065 1829,2065 1810,2065 1792,2065 1774,2065 1755,2065 1737,2065 1719,2065 1701,2065 1682,2065 1664,2065 1646,2065 1628,2065 1609,2065 1591,2065 1573,2065 1554,2065 1536,2065 1518,2065 1500,2065 1481,2065 1463,2065 1445,2065 1426,2065 1408,2065 1390,2065 1372,2065 1353,2065 1335,2065 1317,2065 1298,2065 1280,2065 1262,2065 1244,2065 1225,2065 1207,2065 1188,2065 1171,2065 1152,2065 1134,2065 1115,2065 1097,2065 1079,2065 1060,2065 1042,2065 1024,2065 1006,2065 987,2065 969,2065 951,2065 933,2065 914,2065 896,2065 878,2065 859,2065 841,2065 823,2065 805,2065 786,2065 768,2065 750,2065 731,2065 713,2065 695,2065 677,2065 658,2065 640,2065 622,2065 603,2065 585,2065 567,2065 549,2065 530,2065 512,2065 494,2065 476,2065 457,2065 439,2065 421,2065 402,2065 384,2065 366,2065 347,2065 329,2065 311,2065 292,2065 274,2065 256,2065 238,2065 219,2065 201,2065 183,2065 164,2065 146,2065 128,2065 110,2065 91,2065 73,2065 55,2065 36,2065 18,2065 0,2065">
          <text:p/>
        </draw:polygon>
        <draw:polygon draw:style-name="gr25" draw:text-style-name="P23" draw:layer="layout" svg:width="5.468cm" svg:height="1.531cm" svg:x="9.104cm" svg:y="0.54cm" svg:viewBox="0 0 5469 1532" draw:points="2286,350 2304,346 2323,342 2341,337 2359,333 2377,329 2396,324 2414,319 2432,314 2450,308 2469,304 2487,298 2505,294 2524,288 2542,282 2560,277 2578,272 2597,266 2615,259 2633,255 2652,249 2670,242 2688,237 2706,230 2725,224 2743,219 2762,213 2780,207 2798,201 2816,195 2835,190 2853,184 2871,178 2890,172 2908,167 2926,161 2944,156 2963,151 2981,145 2999,140 3018,135 3036,130 3054,125 3072,120 3091,116 3109,110 3127,107 3145,101 3164,98 3182,94 3200,90 3219,87 3237,83 3255,80 3273,75 3292,72 3310,70 3328,67 3347,64 3365,61 3383,58 3401,55 3420,52 3438,49 3457,48 3475,45 3493,43 3511,41 3530,39 3548,38 3566,36 3585,33 3603,32 3621,30 3639,29 3658,28 3676,26 3694,25 3712,23 3731,22 3749,22 3767,20 3786,19 3804,19 3822,17 3840,17 3859,16 3877,14 3895,14 3914,13 3932,13 3950,12 3968,12 3987,12 4005,10 4023,10 4042,9 4060,9 4078,9 4096,9 4115,7 4133,7 4151,7 4170,7 4188,6 4206,6 4225,6 4243,4 4261,4 4280,4 4298,4 4316,4 4334,4 4353,3 4371,3 4389,3 4407,3 4426,3 4444,3 4462,3 4481,3 4499,3 4517,3 4535,1 4554,1 4573,1 4591,1 4610,1 4628,1 4646,1 4664,1 4683,1 4701,1 4719,1 4738,1 4756,1 4774,1 4792,1 4811,1 4829,1 4847,1 4866,1 4884,0 4902,0 4920,0 4939,0 4957,0 4976,0 4993,0 5012,0 5030,0 5049,0 5067,0 5085,0 5103,0 5122,0 5140,0 5158,0 5177,0 5195,0 5213,0 5231,0 5250,0 5268,0 5286,0 5305,0 5323,0 5341,0 5359,0 5378,0 5396,0 5414,0 5433,0 5451,0 5469,0 5469,353 5469,515 5469,1532 5451,1532 5433,1532 5414,1532 5396,1532 5378,1532 5359,1532 5341,1532 5323,1532 5305,1532 5286,1532 5268,1532 5250,1532 5231,1532 5213,1532 5195,1532 5177,1532 5158,1532 5140,1532 5122,1532 5103,1532 5085,1532 5067,1532 5049,1532 5030,1532 5012,1532 4993,1532 4976,1532 4957,1532 4939,1532 4920,1532 4902,1532 4884,1532 4866,1532 4847,1532 4829,1532 4811,1532 4792,1532 4774,1532 4756,1532 4738,1532 4719,1532 4701,1532 4683,1532 4664,1532 4646,1532 4628,1532 4610,1532 4591,1532 4573,1532 4554,1532 4535,1532 4517,1532 4499,1532 4481,1532 4462,1532 4444,1532 4426,1532 4407,1532 4389,1532 4371,1532 4353,1532 4334,1532 4316,1532 4298,1532 4280,1532 4261,1532 4243,1532 4225,1532 4206,1532 4188,1532 4170,1532 4151,1532 4133,1532 4115,1532 4096,1532 4078,1532 4060,1532 4042,1532 4023,1532 4005,1532 3987,1532 3968,1532 3950,1532 3932,1532 3914,1532 3895,1532 3877,1532 3859,1532 3840,1532 3822,1532 3804,1532 3786,1532 3767,1532 3749,1532 3731,1532 3712,1532 3694,1532 3676,1532 3658,1532 3639,1532 3621,1532 3603,1532 3585,1532 3566,1532 3548,1532 3530,1532 3511,1532 3493,1532 3475,1532 3457,1532 3438,1532 3420,1532 3401,1532 3383,1532 3365,1532 3347,1532 3328,1532 3310,1532 3292,1532 3273,1532 3255,1532 3237,1532 3219,1532 3200,1532 3182,1532 3164,1532 3145,1532 3127,1532 3109,1532 3091,1532 3072,1532 3054,1532 3036,1532 3018,1532 2999,1532 2981,1532 2963,1532 2944,1532 2926,1532 2908,1532 2890,1532 2871,1532 2853,1532 2835,1532 2816,1532 2798,1532 2780,1532 2762,1532 2743,1532 2725,1532 2706,1532 2688,1532 2670,1532 2652,1532 2633,1532 2615,1532 2597,1532 2578,1532 2560,1532 2542,1532 2524,1532 2505,1532 2487,1532 2469,1532 2450,1532 2432,1532 2414,1532 2396,1532 2377,1532 2359,1532 2341,1532 2323,1532 2304,1532 2286,1532 2268,1532 2249,1532 2231,1532 2213,1532 2195,1532 2176,1532 2158,1532 2140,1532 2121,1532 2103,1532 2085,1532 2067,1532 2048,1532 2030,1532 2012,1532 1993,1532 1975,1532 1957,1532 1939,1532 1920,1532 1902,1532 1883,1532 1865,1532 1847,1532 1829,1532 1810,1532 1792,1532 1774,1532 1755,1532 1737,1532 1719,1532 1701,1532 1682,1532 1664,1532 1646,1532 1628,1532 1609,1532 1591,1532 1573,1532 1554,1532 1536,1532 1518,1532 1500,1532 1481,1532 1463,1532 1445,1532 1426,1532 1408,1532 1390,1532 1372,1532 1353,1532 1335,1532 1317,1532 1298,1532 1280,1532 1262,1532 1244,1532 1225,1532 1207,1532 1188,1532 1171,1532 1152,1532 1134,1532 1115,1532 1097,1532 1079,1532 1060,1532 1042,1532 1024,1532 1006,1532 987,1532 969,1532 951,1532 933,1532 914,1532 896,1532 878,1532 859,1532 841,1532 823,1532 805,1532 786,1532 768,1532 750,1532 731,1532 713,1532 695,1532 677,1532 658,1532 640,1532 622,1532 603,1532 585,1532 567,1532 549,1532 530,1532 512,1532 494,1532 476,1532 457,1532 439,1532 421,1532 402,1532 384,1532 366,1532 347,1532 329,1532 311,1532 292,1532 274,1532 256,1532 238,1532 219,1532 201,1532 183,1532 164,1532 146,1532 128,1532 110,1532 91,1532 73,1532 55,1532 36,1532 18,1532 0,1532 0,960 0,443 0,353 18,353 36,353 55,353 73,353 91,353 110,353 128,353 146,353 164,353 183,353 201,353 219,353 238,353 256,353 274,353 292,353 311,353 329,353 347,353 366,353 384,353 402,353 421,353 439,353 457,353 476,353 494,353 512,353 530,353 549,353 567,353 585,353 603,353 622,353 640,353 658,353 677,353 695,353 713,353 731,353 750,353 768,353 786,353 805,353 823,353 841,353 859,353 878,353 896,353 914,353 933,353 951,353 969,353 987,353 1006,353 1024,353 1042,353 1060,353 1079,353 1097,353 1115,353 1134,353 1152,353 1171,353 1188,353 1207,353 1225,353 1244,353 1262,353 1280,353 1298,353 1317,353 1335,353 1353,353 1372,353 1390,353 1408,353 1426,353 1445,353 1463,353 1481,353 1500,353 1518,353 1536,353 1554,353 1573,353 1591,353 1609,353 1628,353 1646,353 1664,353 1682,353 1701,353 1719,353 1737,353 1755,353 1774,353 1792,353 1810,353 1829,353 1847,353 1865,353 1883,353 1902,353 1920,353 1939,353 1957,353 1975,353 1993,353 2012,353 2030,353 2048,353 2067,353 2085,353 2103,353 2121,353 2140,353 2158,353 2176,353 2195,353 2213,353 2231,353 2249,353 2268,353 2270,353">
          <text:p/>
        </draw:polygon>
        <draw:polygon draw:style-name="gr8" draw:text-style-name="P8" draw:layer="layout" svg:width="0.169cm" svg:height="2.145cm" svg:x="3.297cm" svg:y="2.378cm" svg:viewBox="0 0 170 2146" draw:points="0,2146 170,2146 170,0 0,0">
          <text:p/>
        </draw:polygon>
        <draw:polygon draw:style-name="gr11" draw:text-style-name="P11" draw:layer="layout" svg:width="0.169cm" svg:height="0.053cm" svg:x="8.935cm" svg:y="4.795cm" svg:viewBox="0 0 170 54" draw:points="0,54 170,54 170,0 0,0">
          <text:p/>
        </draw:polygon>
        <draw:polygon draw:style-name="gr12" draw:text-style-name="P12" draw:layer="layout" svg:width="0.169cm" svg:height="2.111cm" svg:x="8.935cm" svg:y="2.378cm" svg:viewBox="0 0 170 2112" draw:points="0,2112 170,2112 170,0 0,0">
          <text:p/>
        </draw:polygon>
        <draw:polygon draw:style-name="gr13" draw:text-style-name="P13" draw:layer="layout" svg:width="0.169cm" svg:height="1.178cm" svg:x="8.935cm" svg:y="0.893cm" svg:viewBox="0 0 170 1179" draw:points="0,1179 170,1179 170,0 0,0">
          <text:p/>
        </draw:polygon>
        <draw:polygon draw:style-name="gr15" draw:text-style-name="P15" draw:layer="layout" svg:width="0.169cm" svg:height="0.097cm" svg:x="14.572cm" svg:y="4.751cm" svg:viewBox="0 0 170 98" draw:points="0,98 170,98 170,0 0,0">
          <text:p/>
        </draw:polygon>
        <draw:polygon draw:style-name="gr16" draw:text-style-name="P16" draw:layer="layout" svg:width="0.169cm" svg:height="2.067cm" svg:x="14.572cm" svg:y="2.378cm" svg:viewBox="0 0 170 2068" draw:points="0,2068 170,2068 170,0 0,0">
          <text:p/>
        </draw:polygon>
        <draw:polygon draw:style-name="gr17" draw:text-style-name="P17" draw:layer="layout" svg:width="0.169cm" svg:height="1.534cm" svg:x="14.572cm" svg:y="0.537cm" svg:viewBox="0 0 170 1535" draw:points="0,1535 170,1535 170,0 0,0">
          <text:p/>
        </draw:polygon>
        <draw:polygon draw:style-name="gr18" draw:text-style-name="P18" draw:layer="layout" svg:width="0.56cm" svg:height="0.56cm" svg:x="18.264cm" svg:y="-0.51cm" svg:viewBox="0 0 561 561" draw:points="0,561 561,561 561,0 0,0">
          <text:p/>
        </draw:polygon>
        <draw:polygon draw:style-name="gr19" draw:text-style-name="P19" draw:layer="layout" svg:width="0.56cm" svg:height="0.56cm" svg:x="18.264cm" svg:y="-0.51cm" svg:viewBox="0 0 561 561" draw:points="0,561 561,561 561,0 0,0">
          <text:p/>
        </draw:polygon>
        <draw:polygon draw:style-name="gr1" draw:text-style-name="P1" draw:layer="layout" svg:width="0.56cm" svg:height="0.56cm" svg:x="18.264cm" svg:y="0.1cm" svg:viewBox="0 0 561 561" draw:points="0,561 561,561 561,0 0,0">
          <text:p/>
        </draw:polygon>
        <draw:polygon draw:style-name="gr8" draw:text-style-name="P8" draw:layer="layout" svg:width="0.56cm" svg:height="0.56cm" svg:x="18.264cm" svg:y="0.1cm" svg:viewBox="0 0 561 561" draw:points="0,561 561,561 561,0 0,0">
          <text:p/>
        </draw:polygon>
        <draw:polygon draw:style-name="gr2" draw:text-style-name="P2" draw:layer="layout" svg:width="0.56cm" svg:height="0.559cm" svg:x="18.264cm" svg:y="0.71cm" svg:viewBox="0 0 561 560" draw:points="0,560 561,560 561,0 0,0">
          <text:p/>
        </draw:polygon>
        <draw:polygon draw:style-name="gr9" draw:text-style-name="P9" draw:layer="layout" svg:width="0.56cm" svg:height="0.559cm" svg:x="18.264cm" svg:y="0.71cm" svg:viewBox="0 0 561 560" draw:points="0,560 561,560 561,0 0,0">
          <text:p/>
        </draw:polygon>
        <draw:polygon draw:style-name="gr3" draw:text-style-name="P3" draw:layer="layout" svg:width="0.56cm" svg:height="0.56cm" svg:x="18.264cm" svg:y="1.319cm" svg:viewBox="0 0 561 561" draw:points="0,561 561,561 561,0 0,0">
          <text:p/>
        </draw:polygon>
        <draw:polygon draw:style-name="gr10" draw:text-style-name="P10" draw:layer="layout" svg:width="0.56cm" svg:height="0.56cm" svg:x="18.264cm" svg:y="1.319cm" svg:viewBox="0 0 561 561" draw:points="0,561 561,561 561,0 0,0">
          <text:p/>
        </draw:polygon>
        <draw:polygon draw:style-name="gr5" draw:text-style-name="P5" draw:layer="layout" svg:width="0.56cm" svg:height="0.559cm" svg:x="18.264cm" svg:y="1.929cm" svg:viewBox="0 0 561 560" draw:points="0,560 561,560 561,0 0,0">
          <text:p/>
        </draw:polygon>
        <draw:polygon draw:style-name="gr11" draw:text-style-name="P11" draw:layer="layout" svg:width="0.56cm" svg:height="0.559cm" svg:x="18.264cm" svg:y="1.929cm" svg:viewBox="0 0 561 560" draw:points="0,560 561,560 561,0 0,0">
          <text:p/>
        </draw:polygon>
        <draw:polygon draw:style-name="gr4" draw:text-style-name="P4" draw:layer="layout" svg:width="0.56cm" svg:height="0.56cm" svg:x="18.264cm" svg:y="2.538cm" svg:viewBox="0 0 561 561" draw:points="0,561 561,561 561,0 0,0">
          <text:p/>
        </draw:polygon>
        <draw:polygon draw:style-name="gr12" draw:text-style-name="P12" draw:layer="layout" svg:width="0.56cm" svg:height="0.56cm" svg:x="18.264cm" svg:y="2.538cm" svg:viewBox="0 0 561 561" draw:points="0,561 561,561 561,0 0,0">
          <text:p/>
        </draw:polygon>
        <draw:polygon draw:style-name="gr7" draw:text-style-name="P7" draw:layer="layout" svg:width="0.56cm" svg:height="0.56cm" svg:x="18.264cm" svg:y="3.148cm" svg:viewBox="0 0 561 561" draw:points="0,561 561,561 561,0 0,0">
          <text:p/>
        </draw:polygon>
        <draw:polygon draw:style-name="gr13" draw:text-style-name="P13" draw:layer="layout" svg:width="0.56cm" svg:height="0.56cm" svg:x="18.264cm" svg:y="3.148cm" svg:viewBox="0 0 561 561" draw:points="0,561 561,561 561,0 0,0">
          <text:p/>
        </draw:polygon>
        <draw:polygon draw:style-name="gr6" draw:text-style-name="P6" draw:layer="layout" svg:width="0.56cm" svg:height="0.559cm" svg:x="18.264cm" svg:y="3.758cm" svg:viewBox="0 0 561 560" draw:points="0,560 561,560 561,0 0,0">
          <text:p/>
        </draw:polygon>
        <draw:polygon draw:style-name="gr14" draw:text-style-name="P14" draw:layer="layout" svg:width="0.56cm" svg:height="0.559cm" svg:x="18.264cm" svg:y="3.758cm" svg:viewBox="0 0 561 560" draw:points="0,560 561,560 561,0 0,0">
          <text:p/>
        </draw:polygon>
        <draw:polygon draw:style-name="gr15" draw:text-style-name="P15" draw:layer="layout" svg:width="0.56cm" svg:height="0.56cm" svg:x="18.264cm" svg:y="4.367cm" svg:viewBox="0 0 561 561" draw:points="0,561 561,561 561,0 0,0">
          <text:p/>
        </draw:polygon>
        <draw:polygon draw:style-name="gr16" draw:text-style-name="P16" draw:layer="layout" svg:width="0.56cm" svg:height="0.559cm" svg:x="18.264cm" svg:y="4.977cm" svg:viewBox="0 0 561 560" draw:points="0,560 561,560 561,0 0,0">
          <text:p/>
        </draw:polygon>
        <draw:polygon draw:style-name="gr17" draw:text-style-name="P17" draw:layer="layout" svg:width="0.56cm" svg:height="0.56cm" svg:x="18.264cm" svg:y="5.586cm" svg:viewBox="0 0 561 561" draw:points="0,561 561,561 561,0 0,0">
          <text:p/>
        </draw:polygon>
        <draw:frame draw:style-name="gr20" draw:text-style-name="P21" draw:layer="layout" svg:width="2.102cm" svg:height="0.391cm" svg:x="18.24cm" svg:y="-1.053cm">
          <draw:text-box>
            <text:p text:style-name="P20"><text:span text:style-name="T1">fact</text:span><text:span text:style-name="T1">or(n</text:span><text:span text:style-name="T1">ode</text:span><text:span text:style-name="T1">)</text:span></text:p>
          </draw:text-box>
        </draw:frame>
        <draw:frame draw:style-name="gr21" draw:text-style-name="P22" draw:layer="layout" svg:width="0.761cm" svg:height="0.319cm" svg:x="19.043cm" svg:y="-0.347cm">
          <draw:text-box>
            <text:p text:style-name="P20"><text:span text:style-name="T2">hist 0</text:span></text:p>
          </draw:text-box>
        </draw:frame>
        <draw:frame draw:style-name="gr21" draw:text-style-name="P22" draw:layer="layout" svg:width="0.761cm" svg:height="0.319cm" svg:x="19.043cm" svg:y="0.263cm">
          <draw:text-box>
            <text:p text:style-name="P20"><text:span text:style-name="T2">hist 1</text:span></text:p>
          </draw:text-box>
        </draw:frame>
        <draw:frame draw:style-name="gr21" draw:text-style-name="P22" draw:layer="layout" svg:width="0.761cm" svg:height="0.319cm" svg:x="19.043cm" svg:y="0.872cm">
          <draw:text-box>
            <text:p text:style-name="P20"><text:span text:style-name="T2">hist 3</text:span></text:p>
          </draw:text-box>
        </draw:frame>
        <draw:frame draw:style-name="gr21" draw:text-style-name="P22" draw:layer="layout" svg:width="0.761cm" svg:height="0.319cm" svg:x="19.043cm" svg:y="1.482cm">
          <draw:text-box>
            <text:p text:style-name="P20"><text:span text:style-name="T2">hist 4</text:span></text:p>
          </draw:text-box>
        </draw:frame>
        <draw:frame draw:style-name="gr22" draw:text-style-name="P22" draw:layer="layout" svg:width="1.132cm" svg:height="0.319cm" svg:x="19.043cm" svg:y="2.092cm">
          <draw:text-box>
            <text:p text:style-name="P20"><text:span text:style-name="T2">y205</text:span><text:span text:style-name="T2">0 0</text:span></text:p>
          </draw:text-box>
        </draw:frame>
        <draw:frame draw:style-name="gr22" draw:text-style-name="P22" draw:layer="layout" svg:width="1.132cm" svg:height="0.319cm" svg:x="19.043cm" svg:y="2.701cm">
          <draw:text-box>
            <text:p text:style-name="P20"><text:span text:style-name="T2">y205</text:span><text:span text:style-name="T2">0 1</text:span></text:p>
          </draw:text-box>
        </draw:frame>
        <draw:frame draw:style-name="gr22" draw:text-style-name="P22" draw:layer="layout" svg:width="1.132cm" svg:height="0.319cm" svg:x="19.043cm" svg:y="3.311cm">
          <draw:text-box>
            <text:p text:style-name="P20"><text:span text:style-name="T2">y205</text:span><text:span text:style-name="T2">0 2</text:span></text:p>
          </draw:text-box>
        </draw:frame>
        <draw:frame draw:style-name="gr22" draw:text-style-name="P22" draw:layer="layout" svg:width="1.132cm" svg:height="0.319cm" svg:x="19.043cm" svg:y="3.92cm">
          <draw:text-box>
            <text:p text:style-name="P20"><text:span text:style-name="T2">y205</text:span><text:span text:style-name="T2">0 3</text:span></text:p>
          </draw:text-box>
        </draw:frame>
        <draw:frame draw:style-name="gr22" draw:text-style-name="P22" draw:layer="layout" svg:width="1.132cm" svg:height="0.319cm" svg:x="19.043cm" svg:y="4.53cm">
          <draw:text-box>
            <text:p text:style-name="P20"><text:span text:style-name="T2">y209</text:span><text:span text:style-name="T2">0 0</text:span></text:p>
          </draw:text-box>
        </draw:frame>
        <draw:frame draw:style-name="gr22" draw:text-style-name="P22" draw:layer="layout" svg:width="1.132cm" svg:height="0.319cm" svg:x="19.043cm" svg:y="5.14cm">
          <draw:text-box>
            <text:p text:style-name="P20"><text:span text:style-name="T2">y209</text:span><text:span text:style-name="T2">0 1</text:span></text:p>
          </draw:text-box>
        </draw:frame>
        <draw:frame draw:style-name="gr22" draw:text-style-name="P22" draw:layer="layout" svg:width="1.132cm" svg:height="0.319cm" svg:x="19.043cm" svg:y="5.749cm">
          <draw:text-box>
            <text:p text:style-name="P20"><text:span text:style-name="T2">y209</text:span><text:span text:style-name="T2">0 2</text:span></text:p>
          </draw:text-box>
        </draw:frame>
        <draw:polygon draw:style-name="gr26" draw:text-style-name="P24" draw:layer="layout" svg:width="4.697cm" svg:height="1.178cm" svg:x="4.238cm" svg:y="0.893cm" svg:viewBox="0 0 4698 1179" draw:points="1198,1178 1180,1176 1162,1176 1143,1172 1127,1168 1107,1168 1089,1166 1071,1162 1051,1162 1036,1156 1016,1156 998,1152 980,1148 962,1146 944,1142 925,1137 907,1133 889,1129 871,1127 851,1123 835,1117 816,1109 798,1107 780,1101 760,1097 744,1091 724,1083 707,1077 689,1072 669,1064 651,1058 633,1048 615,1042 598,1034 580,1024 560,1016 542,1009 524,999 506,989 489,979 469,969 451,957 433,948 415,934 397,924 378,912 362,898 342,885 324,873 306,859 286,843 271,829 251,814 233,800 213,784 197,770 177,755 160,739 142,723 122,705 106,690 86,674 70,658 51,640 33,625 15,609 0,597 15,585 33,569 51,554 70,536 86,520 106,504 122,489 142,471 160,455 177,439 197,424 213,410 233,394 251,380 271,365 286,351 306,335 324,321 342,309 362,296 378,282 397,270 415,260 433,246 451,237 469,225 489,215 506,205 524,195 542,185 560,178 580,170 598,160 615,152 633,146 651,136 669,130 689,122 707,117 724,111 744,103 760,97 780,93 798,87 816,85 835,77 851,71 871,67 889,65 907,61 925,57 944,52 962,48 980,46 998,42 1016,38 1036,38 1051,32 1071,32 1089,28 1107,26 1127,26 1143,22 1162,18 1180,18 1198,16 1216,12 1234,12 1254,12 1271,8 1289,8 1307,6 1327,6 1345,6 1363,2 1380,2 1398,2 1418,0 1434,0 1454,0 1472,0 1473,0 1478,0 1496,0 1515,0 1533,0 1551,0 1569,0 1588,0 1606,0 1624,0 1643,0 1661,0 1679,0 1697,0 1716,0 1734,0 1752,0 1771,0 1789,0 1807,0 1825,0 1844,0 1862,0 1880,0 1899,0 1917,0 1935,0 1953,0 1972,0 1990,0 2008,0 2026,0 2045,0 2063,0 2082,0 2100,0 2118,0 2136,0 2155,0 2173,0 2191,0 2210,0 2228,0 2246,0 2264,0 2283,0 2301,0 2319,0 2338,0 2356,0 2374,0 2392,0 2411,0 2429,0 2447,0 2466,0 2484,0 2502,0 2520,0 2539,0 2557,0 2575,0 2594,0 2612,0 2630,0 2648,0 2667,0 2685,0 2703,0 2721,0 2740,0 2758,0 2776,0 2795,0 2813,0 2831,0 2850,0 2868,0 2886,0 2905,0 2923,0 2941,0 2959,0 2978,0 2996,0 3014,0 3033,0 3051,0 3069,0 3087,0 3106,0 3124,0 3142,0 3161,0 3179,0 3197,0 3215,0 3234,0 3252,0 3270,0 3288,0 3307,0 3325,0 3343,0 3362,0 3380,0 3398,0 3416,0 3435,0 3453,0 3471,0 3490,0 3508,0 3526,0 3544,0 3563,0 3581,0 3600,0 3618,0 3636,0 3654,0 3673,0 3691,0 3709,0 3728,0 3746,0 3764,0 3782,0 3801,0 3819,0 3837,0 3856,0 3874,0 3892,0 3910,0 3929,0 3947,0 3966,0 3984,0 4003,0 4021,0 4039,0 4058,0 4076,0 4094,0 4112,0 4131,0 4149,0 4167,0 4186,0 4204,0 4222,0 4240,0 4259,0 4277,0 4295,0 4314,0 4332,0 4350,0 4369,0 4387,0 4405,0 4424,0 4442,0 4460,0 4478,0 4497,0 4515,0 4533,0 4552,0 4570,0 4588,0 4606,0 4625,0 4643,0 4661,0 4679,0 4698,0 4698,1179 4679,1179 4661,1179 4643,1179 4625,1179 4606,1179 4588,1179 4570,1179 4552,1179 4533,1179 4515,1179 4497,1179 4478,1179 4460,1179 4442,1179 4424,1179 4405,1179 4387,1179 4369,1179 4350,1179 4332,1179 4314,1179 4295,1179 4277,1179 4259,1179 4240,1179 4222,1179 4204,1179 4186,1179 4167,1179 4149,1179 4131,1179 4112,1179 4094,1179 4076,1179 4058,1179 4039,1179 4021,1179 4003,1179 3984,1179 3966,1179 3947,1179 3929,1179 3910,1179 3892,1179 3874,1179 3856,1179 3837,1179 3819,1179 3801,1179 3782,1179 3764,1179 3746,1179 3728,1179 3709,1179 3691,1179 3673,1179 3654,1179 3636,1179 3618,1179 3600,1179 3581,1179 3563,1179 3544,1179 3526,1179 3508,1179 3490,1179 3471,1179 3453,1179 3435,1179 3416,1179 3398,1179 3380,1179 3362,1179 3343,1179 3325,1179 3307,1179 3288,1179 3270,1179 3252,1179 3234,1179 3215,1179 3197,1179 3179,1179 3161,1179 3142,1179 3124,1179 3106,1179 3087,1179 3069,1179 3051,1179 3033,1179 3014,1179 2996,1179 2978,1179 2959,1179 2941,1179 2923,1179 2905,1179 2886,1179 2868,1179 2850,1179 2831,1179 2813,1179 2795,1179 2776,1179 2758,1179 2740,1179 2721,1179 2703,1179 2685,1179 2667,1179 2648,1179 2630,1179 2612,1179 2594,1179 2575,1179 2557,1179 2539,1179 2520,1179 2502,1179 2484,1179 2466,1179 2447,1179 2429,1179 2411,1179 2392,1179 2374,1179 2356,1179 2338,1179 2319,1179 2301,1179 2283,1179 2264,1179 2246,1179 2228,1179 2210,1179 2191,1179 2173,1179 2155,1179 2136,1179 2118,1179 2100,1179 2082,1179 2063,1179 2045,1179 2026,1179 2008,1179 1990,1179 1972,1179 1953,1179 1935,1179 1917,1179 1899,1179 1880,1179 1862,1179 1844,1179 1825,1179 1807,1179 1789,1179 1771,1179 1752,1179 1734,1179 1716,1179 1697,1179 1679,1179 1661,1179 1643,1179 1624,1179 1606,1179 1588,1179 1569,1179 1551,1179 1533,1179 1515,1179 1496,1179 1478,1179 1460,1179 1442,1179 1423,1179 1405,1179 1387,1179 1368,1179 1350,1179 1332,1179 1314,1179 1295,1179 1277,1179 1258,1179 1240,1179 1222,1179 1204,1179 1203,1179">
          <text:p/>
        </draw:polyg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3.2cm" fo:margin-right="1cm" fo:page-width="20.32cm" fo:page-height="5.0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02-26T09:21:01.804052389</dc:date>
    <meta:editing-duration>PT16H8M46S</meta:editing-duration>
    <meta:editing-cycles>2</meta:editing-cycles>
    <meta:generator>LibreOffice/24.8.4.2$Linux_X86_64 LibreOffice_project/480$Build-2</meta:generator>
    <meta:document-statistic meta:object-count="148"/>
  </office:meta>
</office:document-meta>
</file>